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85cm"/>
    </style:style>
    <style:style style:name="co2" style:family="table-column">
      <style:table-column-properties fo:break-before="auto" style:column-width="1.586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>
            <text:p>2016.11.07 14:37</text:p>
          </table:table-cell>
          <table:table-cell office:value-type="string">
            <text:p>USDCHF</text:p>
          </table:table-cell>
          <table:table-cell table:number-columns-repeated="6"/>
        </table:table-row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close</text:p>
          </table:table-cell>
          <table:table-cell table:style-name="ce1" office:value-type="string">
            <text:p>BB +2s</text:p>
          </table:table-cell>
          <table:table-cell table:style-name="ce1"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2016.11.07 14:37</text:p>
          </table:table-cell>
          <table:table-cell office:value-type="float" office:value="0.97694">
            <text:p>0.97694</text:p>
          </table:table-cell>
          <table:table-cell office:value-type="float" office:value="0.97778818">
            <text:p>0.9777881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016.11.07 13:37</text:p>
          </table:table-cell>
          <table:table-cell office:value-type="float" office:value="0.97608">
            <text:p>0.97608</text:p>
          </table:table-cell>
          <table:table-cell office:value-type="float" office:value="0.97724743">
            <text:p>0.9772474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016.11.07 12:37</text:p>
          </table:table-cell>
          <table:table-cell office:value-type="float" office:value="0.97548">
            <text:p>0.97548</text:p>
          </table:table-cell>
          <table:table-cell office:value-type="float" office:value="0.97698675">
            <text:p>0.9769867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016.11.07 11:37</text:p>
          </table:table-cell>
          <table:table-cell office:value-type="float" office:value="0.97551">
            <text:p>0.97551</text:p>
          </table:table-cell>
          <table:table-cell office:value-type="float" office:value="0.97689726">
            <text:p>0.9768972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016.11.07 10:37</text:p>
          </table:table-cell>
          <table:table-cell office:value-type="float" office:value="0.97386">
            <text:p>0.97386</text:p>
          </table:table-cell>
          <table:table-cell office:value-type="float" office:value="0.97694037">
            <text:p>0.97694037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016.11.07 09:37</text:p>
          </table:table-cell>
          <table:table-cell office:value-type="float" office:value="0.97359">
            <text:p>0.97359</text:p>
          </table:table-cell>
          <table:table-cell office:value-type="float" office:value="0.9771258">
            <text:p>0.9771258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2016.11.07 08:37</text:p>
          </table:table-cell>
          <table:table-cell office:value-type="float" office:value="0.97445">
            <text:p>0.97445</text:p>
          </table:table-cell>
          <table:table-cell office:value-type="float" office:value="0.97730393">
            <text:p>0.97730393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016.11.07 07:37</text:p>
          </table:table-cell>
          <table:table-cell office:value-type="float" office:value="0.97478">
            <text:p>0.97478</text:p>
          </table:table-cell>
          <table:table-cell office:value-type="float" office:value="0.97742164">
            <text:p>0.97742164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016.11.07 06:37</text:p>
          </table:table-cell>
          <table:table-cell office:value-type="float" office:value="0.96806">
            <text:p>0.96806</text:p>
          </table:table-cell>
          <table:table-cell office:value-type="float" office:value="0.97746419">
            <text:p>0.97746419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2016.11.07 05:37</text:p>
          </table:table-cell>
          <table:table-cell office:value-type="float" office:value="0.96887">
            <text:p>0.96887</text:p>
          </table:table-cell>
          <table:table-cell office:value-type="float" office:value="0.97745316">
            <text:p>0.9774531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2016.11.07 04:37</text:p>
          </table:table-cell>
          <table:table-cell office:value-type="float" office:value="0.97025">
            <text:p>0.97025</text:p>
          </table:table-cell>
          <table:table-cell office:value-type="float" office:value="0.97747645">
            <text:p>0.9774764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2016.11.07 03:37</text:p>
          </table:table-cell>
          <table:table-cell office:value-type="float" office:value="0.97025">
            <text:p>0.97025</text:p>
          </table:table-cell>
          <table:table-cell office:value-type="float" office:value="0.97751225">
            <text:p>0.97751225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2016.11.07 02:37</text:p>
          </table:table-cell>
          <table:table-cell office:value-type="float" office:value="0.96911">
            <text:p>0.96911</text:p>
          </table:table-cell>
          <table:table-cell office:value-type="float" office:value="0.97750684">
            <text:p>0.97750684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2016.11.07 01:37</text:p>
          </table:table-cell>
          <table:table-cell office:value-type="float" office:value="0.96829">
            <text:p>0.96829</text:p>
          </table:table-cell>
          <table:table-cell office:value-type="float" office:value="0.9773">
            <text:p>0.977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2016.11.07 00:37</text:p>
          </table:table-cell>
          <table:table-cell office:value-type="float" office:value="0.9703">
            <text:p>0.9703</text:p>
          </table:table-cell>
          <table:table-cell office:value-type="float" office:value="0.9767369">
            <text:p>0.976736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2016.11.06 23:37</text:p>
          </table:table-cell>
          <table:table-cell office:value-type="float" office:value="0.97099">
            <text:p>0.97099</text:p>
          </table:table-cell>
          <table:table-cell office:value-type="float" office:value="0.97646251">
            <text:p>0.97646251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2016.11.06 22:37</text:p>
          </table:table-cell>
          <table:table-cell office:value-type="float" office:value="0.97177">
            <text:p>0.97177</text:p>
          </table:table-cell>
          <table:table-cell office:value-type="float" office:value="0.97619824">
            <text:p>0.97619824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2016.11.06 21:37</text:p>
          </table:table-cell>
          <table:table-cell office:value-type="float" office:value="0.97134">
            <text:p>0.97134</text:p>
          </table:table-cell>
          <table:table-cell office:value-type="float" office:value="0.97605785">
            <text:p>0.97605785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2016.11.06 20:37</text:p>
          </table:table-cell>
          <table:table-cell office:value-type="float" office:value="0.97339">
            <text:p>0.97339</text:p>
          </table:table-cell>
          <table:table-cell office:value-type="float" office:value="0.97562793">
            <text:p>0.9756279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2016.11.06 19:37</text:p>
          </table:table-cell>
          <table:table-cell office:value-type="float" office:value="0.9741">
            <text:p>0.9741</text:p>
          </table:table-cell>
          <table:table-cell office:value-type="float" office:value="0.97558745">
            <text:p>0.97558745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2016.11.06 18:37</text:p>
          </table:table-cell>
          <table:table-cell office:value-type="float" office:value="0.97367">
            <text:p>0.97367</text:p>
          </table:table-cell>
          <table:table-cell office:value-type="float" office:value="0.97567397">
            <text:p>0.97567397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2016.11.06 17:37</text:p>
          </table:table-cell>
          <table:table-cell office:value-type="float" office:value="0.97462">
            <text:p>0.97462</text:p>
          </table:table-cell>
          <table:table-cell office:value-type="float" office:value="0.97566731">
            <text:p>0.9756673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2016.11.06 16:37</text:p>
          </table:table-cell>
          <table:table-cell office:value-type="float" office:value="0.97498">
            <text:p>0.97498</text:p>
          </table:table-cell>
          <table:table-cell office:value-type="float" office:value="0.97573198">
            <text:p>0.97573198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2016.11.06 15:37</text:p>
          </table:table-cell>
          <table:table-cell office:value-type="float" office:value="0.97573">
            <text:p>0.97573</text:p>
          </table:table-cell>
          <table:table-cell office:value-type="float" office:value="0.97579694">
            <text:p>0.97579694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2016.11.06 14:37</text:p>
          </table:table-cell>
          <table:table-cell office:value-type="float" office:value="0.97513">
            <text:p>0.97513</text:p>
          </table:table-cell>
          <table:table-cell office:value-type="float" office:value="0.97571639">
            <text:p>0.97571639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2016.11.06 13:37</text:p>
          </table:table-cell>
          <table:table-cell office:value-type="float" office:value="0.97494">
            <text:p>0.97494</text:p>
          </table:table-cell>
          <table:table-cell office:value-type="float" office:value="0.97567102">
            <text:p>0.97567102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2016.11.06 12:37</text:p>
          </table:table-cell>
          <table:table-cell office:value-type="float" office:value="0.97523">
            <text:p>0.97523</text:p>
          </table:table-cell>
          <table:table-cell office:value-type="float" office:value="0.97601004">
            <text:p>0.97601004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2016.11.06 11:37</text:p>
          </table:table-cell>
          <table:table-cell office:value-type="float" office:value="0.97506">
            <text:p>0.97506</text:p>
          </table:table-cell>
          <table:table-cell office:value-type="float" office:value="0.97620146">
            <text:p>0.9762014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2016.11.06 10:37</text:p>
          </table:table-cell>
          <table:table-cell office:value-type="float" office:value="0.97427">
            <text:p>0.97427</text:p>
          </table:table-cell>
          <table:table-cell office:value-type="float" office:value="0.97617024">
            <text:p>0.97617024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2016.11.06 09:37</text:p>
          </table:table-cell>
          <table:table-cell office:value-type="float" office:value="0.97448">
            <text:p>0.97448</text:p>
          </table:table-cell>
          <table:table-cell office:value-type="float" office:value="0.97622687">
            <text:p>0.97622687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2016.11.06 08:37</text:p>
          </table:table-cell>
          <table:table-cell office:value-type="float" office:value="0.97391">
            <text:p>0.97391</text:p>
          </table:table-cell>
          <table:table-cell office:value-type="float" office:value="0.97625576">
            <text:p>0.9762557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2016.11.06 07:37</text:p>
          </table:table-cell>
          <table:table-cell office:value-type="float" office:value="0.97385">
            <text:p>0.97385</text:p>
          </table:table-cell>
          <table:table-cell office:value-type="float" office:value="0.97634434">
            <text:p>0.97634434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2016.11.06 06:37</text:p>
          </table:table-cell>
          <table:table-cell office:value-type="float" office:value="0.97389">
            <text:p>0.97389</text:p>
          </table:table-cell>
          <table:table-cell office:value-type="float" office:value="0.97627022">
            <text:p>0.97627022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2016.11.06 05:37</text:p>
          </table:table-cell>
          <table:table-cell office:value-type="float" office:value="0.9739">
            <text:p>0.9739</text:p>
          </table:table-cell>
          <table:table-cell office:value-type="float" office:value="0.97614458">
            <text:p>0.97614458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2016.11.06 04:37</text:p>
          </table:table-cell>
          <table:table-cell office:value-type="float" office:value="0.97413">
            <text:p>0.97413</text:p>
          </table:table-cell>
          <table:table-cell office:value-type="float" office:value="0.97606252">
            <text:p>0.97606252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2016.11.06 03:37</text:p>
          </table:table-cell>
          <table:table-cell office:value-type="float" office:value="0.9737">
            <text:p>0.9737</text:p>
          </table:table-cell>
          <table:table-cell office:value-type="float" office:value="0.97595438">
            <text:p>0.97595438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2016.11.06 02:37</text:p>
          </table:table-cell>
          <table:table-cell office:value-type="float" office:value="0.97466">
            <text:p>0.97466</text:p>
          </table:table-cell>
          <table:table-cell office:value-type="float" office:value="0.97589607">
            <text:p>0.97589607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2016.11.06 01:37</text:p>
          </table:table-cell>
          <table:table-cell office:value-type="float" office:value="0.97449">
            <text:p>0.97449</text:p>
          </table:table-cell>
          <table:table-cell office:value-type="float" office:value="0.97569636">
            <text:p>0.97569636</text:p>
          </table:table-cell>
          <table:table-cell table:number-columns-repeated="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2016.11.06 00:37</text:p>
          </table:table-cell>
          <table:table-cell office:value-type="float" office:value="0.97443">
            <text:p>0.97443</text:p>
          </table:table-cell>
          <table:table-cell office:value-type="float" office:value="0.97557641">
            <text:p>0.97557641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2016.11.05 23:37</text:p>
          </table:table-cell>
          <table:table-cell office:value-type="float" office:value="0.9752">
            <text:p>0.9752</text:p>
          </table:table-cell>
          <table:table-cell office:value-type="float" office:value="0.97539732">
            <text:p>0.97539732</text:p>
          </table:table-cell>
          <table:table-cell table:number-columns-repeated="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2016.11.05 22:37</text:p>
          </table:table-cell>
          <table:table-cell office:value-type="float" office:value="0.97478">
            <text:p>0.97478</text:p>
          </table:table-cell>
          <table:table-cell office:value-type="float" office:value="0.97494641">
            <text:p>0.97494641</text:p>
          </table:table-cell>
          <table:table-cell table:number-columns-repeated="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2016.11.05 21:37</text:p>
          </table:table-cell>
          <table:table-cell office:value-type="float" office:value="0.9733">
            <text:p>0.9733</text:p>
          </table:table-cell>
          <table:table-cell office:value-type="float" office:value="0.97452571">
            <text:p>0.97452571</text:p>
          </table:table-cell>
          <table:table-cell table:number-columns-repeated="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2016.11.05 20:37</text:p>
          </table:table-cell>
          <table:table-cell office:value-type="float" office:value="0.97286">
            <text:p>0.97286</text:p>
          </table:table-cell>
          <table:table-cell office:value-type="float" office:value="0.97442365">
            <text:p>0.97442365</text:p>
          </table:table-cell>
          <table:table-cell table:number-columns-repeated="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2016.11.05 19:37</text:p>
          </table:table-cell>
          <table:table-cell office:value-type="float" office:value="0.97255">
            <text:p>0.97255</text:p>
          </table:table-cell>
          <table:table-cell office:value-type="float" office:value="0.97433041">
            <text:p>0.97433041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2016.11.05 18:37</text:p>
          </table:table-cell>
          <table:table-cell office:value-type="float" office:value="0.97276">
            <text:p>0.97276</text:p>
          </table:table-cell>
          <table:table-cell office:value-type="float" office:value="0.97424307">
            <text:p>0.97424307</text:p>
          </table:table-cell>
          <table:table-cell table:number-columns-repeated="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2016.11.05 17:37</text:p>
          </table:table-cell>
          <table:table-cell office:value-type="float" office:value="0.97071">
            <text:p>0.97071</text:p>
          </table:table-cell>
          <table:table-cell office:value-type="float" office:value="0.97424037">
            <text:p>0.97424037</text:p>
          </table:table-cell>
          <table:table-cell table:number-columns-repeated="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2016.11.05 16:37</text:p>
          </table:table-cell>
          <table:table-cell office:value-type="float" office:value="0.97028">
            <text:p>0.97028</text:p>
          </table:table-cell>
          <table:table-cell office:value-type="float" office:value="0.97424159">
            <text:p>0.97424159</text:p>
          </table:table-cell>
          <table:table-cell table:number-columns-repeated="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2016.11.05 15:37</text:p>
          </table:table-cell>
          <table:table-cell office:value-type="float" office:value="0.97094">
            <text:p>0.97094</text:p>
          </table:table-cell>
          <table:table-cell office:value-type="float" office:value="0.97428206">
            <text:p>0.97428206</text:p>
          </table:table-cell>
          <table:table-cell table:number-columns-repeated="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2016.11.05 14:37</text:p>
          </table:table-cell>
          <table:table-cell office:value-type="float" office:value="0.9706">
            <text:p>0.9706</text:p>
          </table:table-cell>
          <table:table-cell office:value-type="float" office:value="0.97432468">
            <text:p>0.97432468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2016.11.05 13:37</text:p>
          </table:table-cell>
          <table:table-cell office:value-type="float" office:value="0.9701">
            <text:p>0.9701</text:p>
          </table:table-cell>
          <table:table-cell office:value-type="float" office:value="0.97431569">
            <text:p>0.97431569</text:p>
          </table:table-cell>
          <table:table-cell table:number-columns-repeated="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2016.11.05 12:37</text:p>
          </table:table-cell>
          <table:table-cell office:value-type="float" office:value="0.96961">
            <text:p>0.96961</text:p>
          </table:table-cell>
          <table:table-cell office:value-type="float" office:value="0.97425734">
            <text:p>0.97425734</text:p>
          </table:table-cell>
          <table:table-cell table:number-columns-repeated="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2016.11.05 11:37</text:p>
          </table:table-cell>
          <table:table-cell office:value-type="float" office:value="0.97074">
            <text:p>0.97074</text:p>
          </table:table-cell>
          <table:table-cell office:value-type="float" office:value="0.97448495">
            <text:p>0.97448495</text:p>
          </table:table-cell>
          <table:table-cell table:number-columns-repeated="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2016.11.05 10:37</text:p>
          </table:table-cell>
          <table:table-cell office:value-type="float" office:value="0.97209">
            <text:p>0.97209</text:p>
          </table:table-cell>
          <table:table-cell office:value-type="float" office:value="0.97457856">
            <text:p>0.97457856</text:p>
          </table:table-cell>
          <table:table-cell table:number-columns-repeated="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2016.11.05 09:37</text:p>
          </table:table-cell>
          <table:table-cell office:value-type="float" office:value="0.9731">
            <text:p>0.9731</text:p>
          </table:table-cell>
          <table:table-cell office:value-type="float" office:value="0.97464085">
            <text:p>0.97464085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2016.11.05 08:37</text:p>
          </table:table-cell>
          <table:table-cell office:value-type="float" office:value="0.97319">
            <text:p>0.97319</text:p>
          </table:table-cell>
          <table:table-cell office:value-type="float" office:value="0.97465152">
            <text:p>0.97465152</text:p>
          </table:table-cell>
          <table:table-cell table:number-columns-repeated="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2016.11.05 07:37</text:p>
          </table:table-cell>
          <table:table-cell office:value-type="float" office:value="0.97314">
            <text:p>0.97314</text:p>
          </table:table-cell>
          <table:table-cell office:value-type="float" office:value="0.97469328">
            <text:p>0.97469328</text:p>
          </table:table-cell>
          <table:table-cell table:number-columns-repeated="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2016.11.05 06:37</text:p>
          </table:table-cell>
          <table:table-cell office:value-type="float" office:value="0.97323">
            <text:p>0.97323</text:p>
          </table:table-cell>
          <table:table-cell office:value-type="float" office:value="0.97476731">
            <text:p>0.97476731</text:p>
          </table:table-cell>
          <table:table-cell table:number-columns-repeated="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2016.11.05 05:37</text:p>
          </table:table-cell>
          <table:table-cell office:value-type="float" office:value="0.97372">
            <text:p>0.97372</text:p>
          </table:table-cell>
          <table:table-cell office:value-type="float" office:value="0.97507662">
            <text:p>0.97507662</text:p>
          </table:table-cell>
          <table:table-cell table:number-columns-repeated="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2016.11.05 04:37</text:p>
          </table:table-cell>
          <table:table-cell office:value-type="float" office:value="0.97318">
            <text:p>0.97318</text:p>
          </table:table-cell>
          <table:table-cell office:value-type="float" office:value="0.9753631">
            <text:p>0.9753631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2016.11.05 03:37</text:p>
          </table:table-cell>
          <table:table-cell office:value-type="float" office:value="0.97218">
            <text:p>0.97218</text:p>
          </table:table-cell>
          <table:table-cell office:value-type="float" office:value="0.97565295">
            <text:p>0.97565295</text:p>
          </table:table-cell>
          <table:table-cell table:number-columns-repeated="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2016.11.05 02:37</text:p>
          </table:table-cell>
          <table:table-cell office:value-type="float" office:value="0.9718">
            <text:p>0.9718</text:p>
          </table:table-cell>
          <table:table-cell office:value-type="float" office:value="0.97592418">
            <text:p>0.97592418</text:p>
          </table:table-cell>
          <table:table-cell table:number-columns-repeated="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2016.11.05 01:37</text:p>
          </table:table-cell>
          <table:table-cell office:value-type="float" office:value="0.97008">
            <text:p>0.97008</text:p>
          </table:table-cell>
          <table:table-cell office:value-type="float" office:value="0.97624569">
            <text:p>0.97624569</text:p>
          </table:table-cell>
          <table:table-cell table:number-columns-repeated="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2016.11.05 00:37</text:p>
          </table:table-cell>
          <table:table-cell office:value-type="float" office:value="0.97038">
            <text:p>0.97038</text:p>
          </table:table-cell>
          <table:table-cell office:value-type="float" office:value="0.97645348">
            <text:p>0.97645348</text:p>
          </table:table-cell>
          <table:table-cell table:number-columns-repeated="4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2016.11.04 23:37</text:p>
          </table:table-cell>
          <table:table-cell office:value-type="float" office:value="0.97119">
            <text:p>0.97119</text:p>
          </table:table-cell>
          <table:table-cell office:value-type="float" office:value="0.97637095">
            <text:p>0.97637095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2016.11.04 22:37</text:p>
          </table:table-cell>
          <table:table-cell office:value-type="float" office:value="0.97274">
            <text:p>0.97274</text:p>
          </table:table-cell>
          <table:table-cell office:value-type="float" office:value="0.97649063">
            <text:p>0.97649063</text:p>
          </table:table-cell>
          <table:table-cell table:number-columns-repeated="4"/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2016.11.04 21:37</text:p>
          </table:table-cell>
          <table:table-cell office:value-type="float" office:value="0.97066">
            <text:p>0.97066</text:p>
          </table:table-cell>
          <table:table-cell office:value-type="float" office:value="0.9768731">
            <text:p>0.9768731</text:p>
          </table:table-cell>
          <table:table-cell table:number-columns-repeated="4"/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2016.11.04 20:37</text:p>
          </table:table-cell>
          <table:table-cell office:value-type="float" office:value="0.97234">
            <text:p>0.97234</text:p>
          </table:table-cell>
          <table:table-cell office:value-type="float" office:value="0.97769123">
            <text:p>0.97769123</text:p>
          </table:table-cell>
          <table:table-cell table:number-columns-repeated="4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2016.11.04 19:37</text:p>
          </table:table-cell>
          <table:table-cell office:value-type="float" office:value="0.97221">
            <text:p>0.97221</text:p>
          </table:table-cell>
          <table:table-cell office:value-type="float" office:value="0.97876678">
            <text:p>0.97876678</text:p>
          </table:table-cell>
          <table:table-cell table:number-columns-repeated="4"/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2016.11.04 18:37</text:p>
          </table:table-cell>
          <table:table-cell office:value-type="float" office:value="0.97162">
            <text:p>0.97162</text:p>
          </table:table-cell>
          <table:table-cell office:value-type="float" office:value="0.97995472">
            <text:p>0.97995472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string">
            <text:p>2016.11.04 17:37</text:p>
          </table:table-cell>
          <table:table-cell office:value-type="float" office:value="0.97155">
            <text:p>0.97155</text:p>
          </table:table-cell>
          <table:table-cell office:value-type="float" office:value="0.98107124">
            <text:p>0.98107124</text:p>
          </table:table-cell>
          <table:table-cell table:number-columns-repeated="4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2016.11.04 16:37</text:p>
          </table:table-cell>
          <table:table-cell office:value-type="float" office:value="0.97444">
            <text:p>0.97444</text:p>
          </table:table-cell>
          <table:table-cell office:value-type="float" office:value="0.98205842">
            <text:p>0.98205842</text:p>
          </table:table-cell>
          <table:table-cell table:number-columns-repeated="4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2016.11.04 15:37</text:p>
          </table:table-cell>
          <table:table-cell office:value-type="float" office:value="0.97341">
            <text:p>0.97341</text:p>
          </table:table-cell>
          <table:table-cell office:value-type="float" office:value="0.98368923">
            <text:p>0.98368923</text:p>
          </table:table-cell>
          <table:table-cell table:number-columns-repeated="4"/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2016.11.04 14:37</text:p>
          </table:table-cell>
          <table:table-cell office:value-type="float" office:value="0.973">
            <text:p>0.973</text:p>
          </table:table-cell>
          <table:table-cell office:value-type="float" office:value="0.98524199">
            <text:p>0.98524199</text:p>
          </table:table-cell>
          <table:table-cell table:number-columns-repeated="4"/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2016.11.04 13:37</text:p>
          </table:table-cell>
          <table:table-cell office:value-type="float" office:value="0.97319">
            <text:p>0.97319</text:p>
          </table:table-cell>
          <table:table-cell office:value-type="float" office:value="0.98677442">
            <text:p>0.98677442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2016.11.04 12:37</text:p>
          </table:table-cell>
          <table:table-cell office:value-type="float" office:value="0.9735">
            <text:p>0.9735</text:p>
          </table:table-cell>
          <table:table-cell office:value-type="float" office:value="0.98827581">
            <text:p>0.98827581</text:p>
          </table:table-cell>
          <table:table-cell table:number-columns-repeated="4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2016.11.04 11:37</text:p>
          </table:table-cell>
          <table:table-cell office:value-type="float" office:value="0.97368">
            <text:p>0.97368</text:p>
          </table:table-cell>
          <table:table-cell office:value-type="float" office:value="0.98977746">
            <text:p>0.98977746</text:p>
          </table:table-cell>
          <table:table-cell table:number-columns-repeated="4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2016.11.04 10:37</text:p>
          </table:table-cell>
          <table:table-cell office:value-type="float" office:value="0.97493">
            <text:p>0.97493</text:p>
          </table:table-cell>
          <table:table-cell office:value-type="float" office:value="0.99100306">
            <text:p>0.99100306</text:p>
          </table:table-cell>
          <table:table-cell table:number-columns-repeated="4"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2016.11.04 09:37</text:p>
          </table:table-cell>
          <table:table-cell office:value-type="float" office:value="0.9752">
            <text:p>0.9752</text:p>
          </table:table-cell>
          <table:table-cell office:value-type="float" office:value="0.99213901">
            <text:p>0.99213901</text:p>
          </table:table-cell>
          <table:table-cell table:number-columns-repeated="4"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2016.11.04 08:37</text:p>
          </table:table-cell>
          <table:table-cell office:value-type="float" office:value="0.97506">
            <text:p>0.97506</text:p>
          </table:table-cell>
          <table:table-cell office:value-type="float" office:value="0.99314022">
            <text:p>0.99314022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2016.11.04 07:37</text:p>
          </table:table-cell>
          <table:table-cell office:value-type="float" office:value="0.97485">
            <text:p>0.97485</text:p>
          </table:table-cell>
          <table:table-cell office:value-type="float" office:value="0.99385826">
            <text:p>0.99385826</text:p>
          </table:table-cell>
          <table:table-cell table:number-columns-repeated="4"/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2016.11.04 06:37</text:p>
          </table:table-cell>
          <table:table-cell office:value-type="float" office:value="0.9753">
            <text:p>0.9753</text:p>
          </table:table-cell>
          <table:table-cell office:value-type="float" office:value="0.99436357">
            <text:p>0.99436357</text:p>
          </table:table-cell>
          <table:table-cell table:number-columns-repeated="4"/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2016.11.04 05:37</text:p>
          </table:table-cell>
          <table:table-cell office:value-type="float" office:value="0.97571">
            <text:p>0.97571</text:p>
          </table:table-cell>
          <table:table-cell office:value-type="float" office:value="0.99473027">
            <text:p>0.99473027</text:p>
          </table:table-cell>
          <table:table-cell table:number-columns-repeated="4"/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2016.11.04 04:37</text:p>
          </table:table-cell>
          <table:table-cell office:value-type="float" office:value="0.97408">
            <text:p>0.97408</text:p>
          </table:table-cell>
          <table:table-cell office:value-type="float" office:value="0.99495863">
            <text:p>0.99495863</text:p>
          </table:table-cell>
          <table:table-cell table:number-columns-repeated="4"/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2016.11.04 03:37</text:p>
          </table:table-cell>
          <table:table-cell office:value-type="float" office:value="0.97528">
            <text:p>0.97528</text:p>
          </table:table-cell>
          <table:table-cell office:value-type="float" office:value="0.99472119">
            <text:p>0.99472119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2016.11.04 02:37</text:p>
          </table:table-cell>
          <table:table-cell office:value-type="float" office:value="0.97636">
            <text:p>0.97636</text:p>
          </table:table-cell>
          <table:table-cell office:value-type="float" office:value="0.99431217">
            <text:p>0.99431217</text:p>
          </table:table-cell>
          <table:table-cell table:number-columns-repeated="4"/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2016.11.04 01:37</text:p>
          </table:table-cell>
          <table:table-cell office:value-type="float" office:value="0.97897">
            <text:p>0.97897</text:p>
          </table:table-cell>
          <table:table-cell office:value-type="float" office:value="0.99376229">
            <text:p>0.99376229</text:p>
          </table:table-cell>
          <table:table-cell table:number-columns-repeated="4"/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2016.11.04 00:37</text:p>
          </table:table-cell>
          <table:table-cell office:value-type="float" office:value="0.97997">
            <text:p>0.97997</text:p>
          </table:table-cell>
          <table:table-cell office:value-type="float" office:value="0.99343731">
            <text:p>0.99343731</text:p>
          </table:table-cell>
          <table:table-cell table:number-columns-repeated="4"/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2016.11.03 23:37</text:p>
          </table:table-cell>
          <table:table-cell office:value-type="float" office:value="0.98119">
            <text:p>0.98119</text:p>
          </table:table-cell>
          <table:table-cell office:value-type="float" office:value="0.99315788">
            <text:p>0.99315788</text:p>
          </table:table-cell>
          <table:table-cell table:number-columns-repeated="4"/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2016.11.03 22:37</text:p>
          </table:table-cell>
          <table:table-cell office:value-type="float" office:value="0.98201">
            <text:p>0.98201</text:p>
          </table:table-cell>
          <table:table-cell office:value-type="float" office:value="0.99281353">
            <text:p>0.99281353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2016.11.03 21:37</text:p>
          </table:table-cell>
          <table:table-cell office:value-type="float" office:value="0.98247">
            <text:p>0.98247</text:p>
          </table:table-cell>
          <table:table-cell office:value-type="float" office:value="0.99228325">
            <text:p>0.99228325</text:p>
          </table:table-cell>
          <table:table-cell table:number-columns-repeated="4"/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2016.11.03 20:37</text:p>
          </table:table-cell>
          <table:table-cell office:value-type="float" office:value="0.98506">
            <text:p>0.98506</text:p>
          </table:table-cell>
          <table:table-cell office:value-type="float" office:value="0.99138872">
            <text:p>0.99138872</text:p>
          </table:table-cell>
          <table:table-cell table:number-columns-repeated="4"/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2016.11.03 19:37</text:p>
          </table:table-cell>
          <table:table-cell office:value-type="float" office:value="0.98602">
            <text:p>0.98602</text:p>
          </table:table-cell>
          <table:table-cell office:value-type="float" office:value="0.99101087">
            <text:p>0.99101087</text:p>
          </table:table-cell>
          <table:table-cell table:number-columns-repeated="4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2016.11.03 18:37</text:p>
          </table:table-cell>
          <table:table-cell office:value-type="float" office:value="0.98716">
            <text:p>0.98716</text:p>
          </table:table-cell>
          <table:table-cell office:value-type="float" office:value="0.99059034">
            <text:p>0.99059034</text:p>
          </table:table-cell>
          <table:table-cell table:number-columns-repeated="4"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2016.11.03 17:37</text:p>
          </table:table-cell>
          <table:table-cell office:value-type="float" office:value="0.98816">
            <text:p>0.98816</text:p>
          </table:table-cell>
          <table:table-cell office:value-type="float" office:value="0.99029718">
            <text:p>0.99029718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2016.11.03 16:37</text:p>
          </table:table-cell>
          <table:table-cell office:value-type="float" office:value="0.98926">
            <text:p>0.98926</text:p>
          </table:table-cell>
          <table:table-cell office:value-type="float" office:value="0.99020694">
            <text:p>0.99020694</text:p>
          </table:table-cell>
          <table:table-cell table:number-columns-repeated="4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2016.11.03 15:37</text:p>
          </table:table-cell>
          <table:table-cell office:value-type="float" office:value="0.9892">
            <text:p>0.9892</text:p>
          </table:table-cell>
          <table:table-cell office:value-type="float" office:value="0.99022031">
            <text:p>0.99022031</text:p>
          </table:table-cell>
          <table:table-cell table:number-columns-repeated="4"/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2016.11.03 14:37</text:p>
          </table:table-cell>
          <table:table-cell office:value-type="float" office:value="0.98948">
            <text:p>0.98948</text:p>
          </table:table-cell>
          <table:table-cell office:value-type="float" office:value="0.99027364">
            <text:p>0.99027364</text:p>
          </table:table-cell>
          <table:table-cell table:number-columns-repeated="4"/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2016.11.03 13:37</text:p>
          </table:table-cell>
          <table:table-cell office:value-type="float" office:value="0.98973">
            <text:p>0.98973</text:p>
          </table:table-cell>
          <table:table-cell office:value-type="float" office:value="0.99025614">
            <text:p>0.99025614</text:p>
          </table:table-cell>
          <table:table-cell table:number-columns-repeated="4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2016.11.03 12:37</text:p>
          </table:table-cell>
          <table:table-cell office:value-type="float" office:value="0.98925">
            <text:p>0.98925</text:p>
          </table:table-cell>
          <table:table-cell office:value-type="float" office:value="0.99025953">
            <text:p>0.99025953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2016.11.03 11:37</text:p>
          </table:table-cell>
          <table:table-cell office:value-type="float" office:value="0.98916">
            <text:p>0.98916</text:p>
          </table:table-cell>
          <table:table-cell office:value-type="float" office:value="0.99028865">
            <text:p>0.99028865</text:p>
          </table:table-cell>
          <table:table-cell table:number-columns-repeated="4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2016.11.03 10:37</text:p>
          </table:table-cell>
          <table:table-cell office:value-type="float" office:value="0.98918">
            <text:p>0.98918</text:p>
          </table:table-cell>
          <table:table-cell office:value-type="float" office:value="0.99038841">
            <text:p>0.99038841</text:p>
          </table:table-cell>
          <table:table-cell table:number-columns-repeated="4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2016.11.03 09:37</text:p>
          </table:table-cell>
          <table:table-cell office:value-type="float" office:value="0.98922">
            <text:p>0.98922</text:p>
          </table:table-cell>
          <table:table-cell office:value-type="float" office:value="0.99046631">
            <text:p>0.99046631</text:p>
          </table:table-cell>
          <table:table-cell table:number-columns-repeated="4"/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2016.11.03 08:37</text:p>
          </table:table-cell>
          <table:table-cell office:value-type="float" office:value="0.98931">
            <text:p>0.98931</text:p>
          </table:table-cell>
          <table:table-cell office:value-type="float" office:value="0.99048144">
            <text:p>0.99048144</text:p>
          </table:table-cell>
          <table:table-cell table:number-columns-repeated="4"/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2016.11.03 07:37</text:p>
          </table:table-cell>
          <table:table-cell office:value-type="float" office:value="0.98898">
            <text:p>0.98898</text:p>
          </table:table-cell>
          <table:table-cell office:value-type="float" office:value="0.99044278">
            <text:p>0.99044278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2016.11.03 06:37</text:p>
          </table:table-cell>
          <table:table-cell office:value-type="float" office:value="0.98911">
            <text:p>0.98911</text:p>
          </table:table-cell>
          <table:table-cell office:value-type="float" office:value="0.99043056">
            <text:p>0.99043056</text:p>
          </table:table-cell>
          <table:table-cell table:number-columns-repeated="4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2016.11.03 05:37</text:p>
          </table:table-cell>
          <table:table-cell office:value-type="float" office:value="0.98941">
            <text:p>0.98941</text:p>
          </table:table-cell>
          <table:table-cell office:value-type="float" office:value="0.99040406">
            <text:p>0.99040406</text:p>
          </table:table-cell>
          <table:table-cell table:number-columns-repeated="4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2016.11.03 04:37</text:p>
          </table:table-cell>
          <table:table-cell office:value-type="float" office:value="0.99037">
            <text:p>0.99037</text:p>
          </table:table-cell>
          <table:table-cell office:value-type="float" office:value="0.99037513">
            <text:p>0.99037513</text:p>
          </table:table-cell>
          <table:table-cell table:number-columns-repeated="4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2016.11.03 03:37</text:p>
          </table:table-cell>
          <table:table-cell office:value-type="float" office:value="0.99014">
            <text:p>0.99014</text:p>
          </table:table-cell>
          <table:table-cell office:value-type="float" office:value="0.99010348">
            <text:p>0.99010348</text:p>
          </table:table-cell>
          <table:table-cell table:number-columns-repeated="4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2016.11.03 02:37</text:p>
          </table:table-cell>
          <table:table-cell office:value-type="float" office:value="0.98955">
            <text:p>0.98955</text:p>
          </table:table-cell>
          <table:table-cell office:value-type="float" office:value="0.98987867">
            <text:p>0.98987867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2016.11.03 01:37</text:p>
          </table:table-cell>
          <table:table-cell office:value-type="float" office:value="0.98885">
            <text:p>0.98885</text:p>
          </table:table-cell>
          <table:table-cell office:value-type="float" office:value="0.98975375">
            <text:p>0.98975375</text:p>
          </table:table-cell>
          <table:table-cell table:number-columns-repeated="4"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2016.11.03 00:37</text:p>
          </table:table-cell>
          <table:table-cell office:value-type="float" office:value="0.99001">
            <text:p>0.99001</text:p>
          </table:table-cell>
          <table:table-cell office:value-type="float" office:value="0.98970806">
            <text:p>0.98970806</text:p>
          </table:table-cell>
          <table:table-cell table:number-columns-repeated="4"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2016.11.02 23:37</text:p>
          </table:table-cell>
          <table:table-cell office:value-type="float" office:value="0.98954">
            <text:p>0.98954</text:p>
          </table:table-cell>
          <table:table-cell office:value-type="float" office:value="0.98940133">
            <text:p>0.98940133</text:p>
          </table:table-cell>
          <table:table-cell table:number-columns-repeated="4"/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2016.11.02 22:37</text:p>
          </table:table-cell>
          <table:table-cell office:value-type="float" office:value="0.9888">
            <text:p>0.9888</text:p>
          </table:table-cell>
          <table:table-cell office:value-type="float" office:value="0.9892312">
            <text:p>0.9892312</text:p>
          </table:table-cell>
          <table:table-cell table:number-columns-repeated="4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2016.11.02 21:37</text:p>
          </table:table-cell>
          <table:table-cell office:value-type="float" office:value="0.98878">
            <text:p>0.98878</text:p>
          </table:table-cell>
          <table:table-cell office:value-type="float" office:value="0.99051276">
            <text:p>0.99051276</text:p>
          </table:table-cell>
          <table:table-cell table:number-columns-repeated="4"/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2016.11.02 20:37</text:p>
          </table:table-cell>
          <table:table-cell office:value-type="float" office:value="0.98878">
            <text:p>0.98878</text:p>
          </table:table-cell>
          <table:table-cell office:value-type="float" office:value="0.99160398">
            <text:p>0.99160398</text:p>
          </table:table-cell>
          <table:table-cell table:number-columns-repeated="4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2016.11.02 19:37</text:p>
          </table:table-cell>
          <table:table-cell office:value-type="float" office:value="0.98838">
            <text:p>0.98838</text:p>
          </table:table-cell>
          <table:table-cell office:value-type="float" office:value="0.99252721">
            <text:p>0.99252721</text:p>
          </table:table-cell>
          <table:table-cell table:number-columns-repeated="4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2016.11.02 18:37</text:p>
          </table:table-cell>
          <table:table-cell office:value-type="float" office:value="0.98917">
            <text:p>0.98917</text:p>
          </table:table-cell>
          <table:table-cell office:value-type="float" office:value="0.99311797">
            <text:p>0.99311797</text:p>
          </table:table-cell>
          <table:table-cell table:number-columns-repeated="4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2016.11.02 17:37</text:p>
          </table:table-cell>
          <table:table-cell office:value-type="float" office:value="0.98824">
            <text:p>0.98824</text:p>
          </table:table-cell>
          <table:table-cell office:value-type="float" office:value="0.99385187">
            <text:p>0.99385187</text:p>
          </table:table-cell>
          <table:table-cell table:number-columns-repeated="4"/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2016.11.02 16:37</text:p>
          </table:table-cell>
          <table:table-cell office:value-type="float" office:value="0.98826">
            <text:p>0.98826</text:p>
          </table:table-cell>
          <table:table-cell office:value-type="float" office:value="0.99456967">
            <text:p>0.99456967</text:p>
          </table:table-cell>
          <table:table-cell table:number-columns-repeated="4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2016.11.02 15:37</text:p>
          </table:table-cell>
          <table:table-cell office:value-type="float" office:value="0.98767">
            <text:p>0.98767</text:p>
          </table:table-cell>
          <table:table-cell office:value-type="float" office:value="0.99523496">
            <text:p>0.99523496</text:p>
          </table:table-cell>
          <table:table-cell table:number-columns-repeated="4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2016.11.02 14:37</text:p>
          </table:table-cell>
          <table:table-cell office:value-type="float" office:value="0.98756">
            <text:p>0.98756</text:p>
          </table:table-cell>
          <table:table-cell office:value-type="float" office:value="0.9958925">
            <text:p>0.9958925</text:p>
          </table:table-cell>
          <table:table-cell table:number-columns-repeated="4"/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2016.11.02 13:37</text:p>
          </table:table-cell>
          <table:table-cell office:value-type="float" office:value="0.98781">
            <text:p>0.98781</text:p>
          </table:table-cell>
          <table:table-cell office:value-type="float" office:value="0.99638393">
            <text:p>0.99638393</text:p>
          </table:table-cell>
          <table:table-cell table:number-columns-repeated="4"/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2016.11.02 12:37</text:p>
          </table:table-cell>
          <table:table-cell office:value-type="float" office:value="0.9884">
            <text:p>0.9884</text:p>
          </table:table-cell>
          <table:table-cell office:value-type="float" office:value="0.99667807">
            <text:p>0.99667807</text:p>
          </table:table-cell>
          <table:table-cell table:number-columns-repeated="4"/>
        </table:table-row>
        <table:table-row table:style-name="ro1">
          <table:table-cell office:value-type="float" office:value="124">
            <text:p>124</text:p>
          </table:table-cell>
          <table:table-cell office:value-type="string">
            <text:p>2016.11.02 11:37</text:p>
          </table:table-cell>
          <table:table-cell office:value-type="float" office:value="0.98824">
            <text:p>0.98824</text:p>
          </table:table-cell>
          <table:table-cell office:value-type="float" office:value="0.99692048">
            <text:p>0.99692048</text:p>
          </table:table-cell>
          <table:table-cell table:number-columns-repeated="4"/>
        </table:table-row>
        <table:table-row table:style-name="ro1">
          <table:table-cell office:value-type="float" office:value="125">
            <text:p>125</text:p>
          </table:table-cell>
          <table:table-cell office:value-type="string">
            <text:p>2016.11.02 10:37</text:p>
          </table:table-cell>
          <table:table-cell office:value-type="float" office:value="0.98825">
            <text:p>0.98825</text:p>
          </table:table-cell>
          <table:table-cell office:value-type="float" office:value="0.99715934">
            <text:p>0.99715934</text:p>
          </table:table-cell>
          <table:table-cell table:number-columns-repeated="4"/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2016.11.02 09:37</text:p>
          </table:table-cell>
          <table:table-cell office:value-type="float" office:value="0.98756">
            <text:p>0.98756</text:p>
          </table:table-cell>
          <table:table-cell office:value-type="float" office:value="0.99738127">
            <text:p>0.99738127</text:p>
          </table:table-cell>
          <table:table-cell table:number-columns-repeated="4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2016.11.02 08:37</text:p>
          </table:table-cell>
          <table:table-cell office:value-type="float" office:value="0.98787">
            <text:p>0.98787</text:p>
          </table:table-cell>
          <table:table-cell office:value-type="float" office:value="0.99745119">
            <text:p>0.99745119</text:p>
          </table:table-cell>
          <table:table-cell table:number-columns-repeated="4"/>
        </table:table-row>
        <table:table-row table:style-name="ro1">
          <table:table-cell office:value-type="float" office:value="128">
            <text:p>128</text:p>
          </table:table-cell>
          <table:table-cell office:value-type="string">
            <text:p>2016.11.02 07:37</text:p>
          </table:table-cell>
          <table:table-cell office:value-type="float" office:value="0.98736">
            <text:p>0.98736</text:p>
          </table:table-cell>
          <table:table-cell office:value-type="float" office:value="0.99753297">
            <text:p>0.99753297</text:p>
          </table:table-cell>
          <table:table-cell table:number-columns-repeated="4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2016.11.02 06:37</text:p>
          </table:table-cell>
          <table:table-cell office:value-type="float" office:value="0.98734">
            <text:p>0.98734</text:p>
          </table:table-cell>
          <table:table-cell office:value-type="float" office:value="0.99745588">
            <text:p>0.99745588</text:p>
          </table:table-cell>
          <table:table-cell table:number-columns-repeated="4"/>
        </table:table-row>
        <table:table-row table:style-name="ro1">
          <table:table-cell office:value-type="float" office:value="130">
            <text:p>130</text:p>
          </table:table-cell>
          <table:table-cell office:value-type="string">
            <text:p>2016.11.02 05:37</text:p>
          </table:table-cell>
          <table:table-cell office:value-type="float" office:value="0.98757">
            <text:p>0.98757</text:p>
          </table:table-cell>
          <table:table-cell office:value-type="float" office:value="0.99725859">
            <text:p>0.99725859</text:p>
          </table:table-cell>
          <table:table-cell table:number-columns-repeated="4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2016.11.02 04:37</text:p>
          </table:table-cell>
          <table:table-cell office:value-type="float" office:value="0.98721">
            <text:p>0.98721</text:p>
          </table:table-cell>
          <table:table-cell office:value-type="float" office:value="0.9969752">
            <text:p>0.9969752</text:p>
          </table:table-cell>
          <table:table-cell table:number-columns-repeated="4"/>
        </table:table-row>
        <table:table-row table:style-name="ro1">
          <table:table-cell office:value-type="float" office:value="132">
            <text:p>132</text:p>
          </table:table-cell>
          <table:table-cell office:value-type="string">
            <text:p>2016.11.02 03:37</text:p>
          </table:table-cell>
          <table:table-cell office:value-type="float" office:value="0.98673">
            <text:p>0.98673</text:p>
          </table:table-cell>
          <table:table-cell office:value-type="float" office:value="0.99637101">
            <text:p>0.99637101</text:p>
          </table:table-cell>
          <table:table-cell table:number-columns-repeated="4"/>
        </table:table-row>
        <table:table-row table:style-name="ro1">
          <table:table-cell office:value-type="float" office:value="133">
            <text:p>133</text:p>
          </table:table-cell>
          <table:table-cell office:value-type="string">
            <text:p>2016.11.02 02:37</text:p>
          </table:table-cell>
          <table:table-cell office:value-type="float" office:value="0.99256">
            <text:p>0.99256</text:p>
          </table:table-cell>
          <table:table-cell office:value-type="float" office:value="0.99451976">
            <text:p>0.99451976</text:p>
          </table:table-cell>
          <table:table-cell table:number-columns-repeated="4"/>
        </table:table-row>
        <table:table-row table:style-name="ro1">
          <table:table-cell office:value-type="float" office:value="134">
            <text:p>134</text:p>
          </table:table-cell>
          <table:table-cell office:value-type="string">
            <text:p>2016.11.02 01:37</text:p>
          </table:table-cell>
          <table:table-cell office:value-type="float" office:value="0.99322">
            <text:p>0.99322</text:p>
          </table:table-cell>
          <table:table-cell office:value-type="float" office:value="0.99446017">
            <text:p>0.99446017</text:p>
          </table:table-cell>
          <table:table-cell table:number-columns-repeated="4"/>
        </table:table-row>
        <table:table-row table:style-name="ro1">
          <table:table-cell office:value-type="float" office:value="135">
            <text:p>135</text:p>
          </table:table-cell>
          <table:table-cell office:value-type="string">
            <text:p>2016.11.02 00:37</text:p>
          </table:table-cell>
          <table:table-cell office:value-type="float" office:value="0.99347">
            <text:p>0.99347</text:p>
          </table:table-cell>
          <table:table-cell office:value-type="float" office:value="0.99445928">
            <text:p>0.99445928</text:p>
          </table:table-cell>
          <table:table-cell table:number-columns-repeated="4"/>
        </table:table-row>
        <table:table-row table:style-name="ro1">
          <table:table-cell office:value-type="float" office:value="136">
            <text:p>136</text:p>
          </table:table-cell>
          <table:table-cell office:value-type="string">
            <text:p>2016.11.01 23:37</text:p>
          </table:table-cell>
          <table:table-cell office:value-type="float" office:value="0.99268">
            <text:p>0.99268</text:p>
          </table:table-cell>
          <table:table-cell office:value-type="float" office:value="0.99445958">
            <text:p>0.99445958</text:p>
          </table:table-cell>
          <table:table-cell table:number-columns-repeated="4"/>
        </table:table-row>
        <table:table-row table:style-name="ro1">
          <table:table-cell office:value-type="float" office:value="137">
            <text:p>137</text:p>
          </table:table-cell>
          <table:table-cell office:value-type="string">
            <text:p>2016.11.01 22:37</text:p>
          </table:table-cell>
          <table:table-cell office:value-type="float" office:value="0.99375">
            <text:p>0.99375</text:p>
          </table:table-cell>
          <table:table-cell office:value-type="float" office:value="0.99439484">
            <text:p>0.99439484</text:p>
          </table:table-cell>
          <table:table-cell table:number-columns-repeated="4"/>
        </table:table-row>
        <table:table-row table:style-name="ro1">
          <table:table-cell office:value-type="float" office:value="138">
            <text:p>138</text:p>
          </table:table-cell>
          <table:table-cell office:value-type="string">
            <text:p>2016.11.01 21:37</text:p>
          </table:table-cell>
          <table:table-cell office:value-type="float" office:value="0.99397">
            <text:p>0.99397</text:p>
          </table:table-cell>
          <table:table-cell office:value-type="float" office:value="0.99443535">
            <text:p>0.99443535</text:p>
          </table:table-cell>
          <table:table-cell table:number-columns-repeated="4"/>
        </table:table-row>
        <table:table-row table:style-name="ro1">
          <table:table-cell office:value-type="float" office:value="139">
            <text:p>139</text:p>
          </table:table-cell>
          <table:table-cell office:value-type="string">
            <text:p>2016.11.01 20:37</text:p>
          </table:table-cell>
          <table:table-cell office:value-type="float" office:value="0.99416">
            <text:p>0.99416</text:p>
          </table:table-cell>
          <table:table-cell office:value-type="float" office:value="0.99443772">
            <text:p>0.99443772</text:p>
          </table:table-cell>
          <table:table-cell table:number-columns-repeated="4"/>
        </table:table-row>
        <table:table-row table:style-name="ro1">
          <table:table-cell office:value-type="float" office:value="140">
            <text:p>140</text:p>
          </table:table-cell>
          <table:table-cell office:value-type="string">
            <text:p>2016.11.01 19:37</text:p>
          </table:table-cell>
          <table:table-cell office:value-type="float" office:value="0.99459">
            <text:p>0.99459</text:p>
          </table:table-cell>
          <table:table-cell office:value-type="float" office:value="0.99440392">
            <text:p>0.99440392</text:p>
          </table:table-cell>
          <table:table-cell table:number-columns-repeated="4"/>
        </table:table-row>
        <table:table-row table:style-name="ro1">
          <table:table-cell office:value-type="float" office:value="141">
            <text:p>141</text:p>
          </table:table-cell>
          <table:table-cell office:value-type="string">
            <text:p>2016.11.01 18:37</text:p>
          </table:table-cell>
          <table:table-cell office:value-type="float" office:value="0.99422">
            <text:p>0.99422</text:p>
          </table:table-cell>
          <table:table-cell office:value-type="float" office:value="0.99427764">
            <text:p>0.99427764</text:p>
          </table:table-cell>
          <table:table-cell table:number-columns-repeated="4"/>
        </table:table-row>
        <table:table-row table:style-name="ro1">
          <table:table-cell office:value-type="float" office:value="142">
            <text:p>142</text:p>
          </table:table-cell>
          <table:table-cell office:value-type="string">
            <text:p>2016.11.01 17:37</text:p>
          </table:table-cell>
          <table:table-cell office:value-type="float" office:value="0.99335">
            <text:p>0.99335</text:p>
          </table:table-cell>
          <table:table-cell office:value-type="float" office:value="0.99426005">
            <text:p>0.99426005</text:p>
          </table:table-cell>
          <table:table-cell table:number-columns-repeated="4"/>
        </table:table-row>
        <table:table-row table:style-name="ro1">
          <table:table-cell office:value-type="float" office:value="143">
            <text:p>143</text:p>
          </table:table-cell>
          <table:table-cell office:value-type="string">
            <text:p>2016.11.01 16:37</text:p>
          </table:table-cell>
          <table:table-cell office:value-type="float" office:value="0.99315">
            <text:p>0.99315</text:p>
          </table:table-cell>
          <table:table-cell office:value-type="float" office:value="0.99445645">
            <text:p>0.99445645</text:p>
          </table:table-cell>
          <table:table-cell table:number-columns-repeated="4"/>
        </table:table-row>
        <table:table-row table:style-name="ro1">
          <table:table-cell office:value-type="float" office:value="144">
            <text:p>144</text:p>
          </table:table-cell>
          <table:table-cell office:value-type="string">
            <text:p>2016.11.01 15:37</text:p>
          </table:table-cell>
          <table:table-cell office:value-type="float" office:value="0.99348">
            <text:p>0.99348</text:p>
          </table:table-cell>
          <table:table-cell office:value-type="float" office:value="0.99461084">
            <text:p>0.99461084</text:p>
          </table:table-cell>
          <table:table-cell table:number-columns-repeated="4"/>
        </table:table-row>
        <table:table-row table:style-name="ro1">
          <table:table-cell office:value-type="float" office:value="145">
            <text:p>145</text:p>
          </table:table-cell>
          <table:table-cell office:value-type="string">
            <text:p>2016.11.01 14:37</text:p>
          </table:table-cell>
          <table:table-cell office:value-type="float" office:value="0.99371">
            <text:p>0.99371</text:p>
          </table:table-cell>
          <table:table-cell office:value-type="float" office:value="0.99459786">
            <text:p>0.99459786</text:p>
          </table:table-cell>
          <table:table-cell table:number-columns-repeated="4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2016.11.01 13:37</text:p>
          </table:table-cell>
          <table:table-cell office:value-type="float" office:value="0.9933">
            <text:p>0.9933</text:p>
          </table:table-cell>
          <table:table-cell office:value-type="float" office:value="0.9945664">
            <text:p>0.9945664</text:p>
          </table:table-cell>
          <table:table-cell table:number-columns-repeated="4"/>
        </table:table-row>
        <table:table-row table:style-name="ro1">
          <table:table-cell office:value-type="float" office:value="147">
            <text:p>147</text:p>
          </table:table-cell>
          <table:table-cell office:value-type="string">
            <text:p>2016.11.01 12:37</text:p>
          </table:table-cell>
          <table:table-cell office:value-type="float" office:value="0.99375">
            <text:p>0.99375</text:p>
          </table:table-cell>
          <table:table-cell office:value-type="float" office:value="0.99456183">
            <text:p>0.99456183</text:p>
          </table:table-cell>
          <table:table-cell table:number-columns-repeated="4"/>
        </table:table-row>
        <table:table-row table:style-name="ro1">
          <table:table-cell office:value-type="float" office:value="148">
            <text:p>148</text:p>
          </table:table-cell>
          <table:table-cell office:value-type="string">
            <text:p>2016.11.01 11:37</text:p>
          </table:table-cell>
          <table:table-cell office:value-type="float" office:value="0.99356">
            <text:p>0.99356</text:p>
          </table:table-cell>
          <table:table-cell office:value-type="float" office:value="0.99455387">
            <text:p>0.99455387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2016.11.01 10:37</text:p>
          </table:table-cell>
          <table:table-cell office:value-type="float" office:value="0.99352">
            <text:p>0.99352</text:p>
          </table:table-cell>
          <table:table-cell office:value-type="float" office:value="0.99454502">
            <text:p>0.99454502</text:p>
          </table:table-cell>
          <table:table-cell table:number-columns-repeated="4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2016.11.01 09:37</text:p>
          </table:table-cell>
          <table:table-cell office:value-type="float" office:value="0.99375">
            <text:p>0.99375</text:p>
          </table:table-cell>
          <table:table-cell office:value-type="float" office:value="0.99465111">
            <text:p>0.99465111</text:p>
          </table:table-cell>
          <table:table-cell table:number-columns-repeated="4"/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2016.11.01 08:37</text:p>
          </table:table-cell>
          <table:table-cell office:value-type="float" office:value="0.99387">
            <text:p>0.99387</text:p>
          </table:table-cell>
          <table:table-cell office:value-type="float" office:value="0.99468481">
            <text:p>0.99468481</text:p>
          </table:table-cell>
          <table:table-cell table:number-columns-repeated="4"/>
        </table:table-row>
        <table:table-row table:style-name="ro1">
          <table:table-cell office:value-type="float" office:value="152">
            <text:p>152</text:p>
          </table:table-cell>
          <table:table-cell office:value-type="string">
            <text:p>2016.11.01 07:37</text:p>
          </table:table-cell>
          <table:table-cell office:value-type="float" office:value="0.9935">
            <text:p>0.9935</text:p>
          </table:table-cell>
          <table:table-cell office:value-type="float" office:value="0.99473743">
            <text:p>0.99473743</text:p>
          </table:table-cell>
          <table:table-cell table:number-columns-repeated="4"/>
        </table:table-row>
        <table:table-row table:style-name="ro1">
          <table:table-cell office:value-type="float" office:value="153">
            <text:p>153</text:p>
          </table:table-cell>
          <table:table-cell office:value-type="string">
            <text:p>2016.11.01 06:37</text:p>
          </table:table-cell>
          <table:table-cell office:value-type="float" office:value="0.99379">
            <text:p>0.99379</text:p>
          </table:table-cell>
          <table:table-cell office:value-type="float" office:value="0.99479818">
            <text:p>0.99479818</text:p>
          </table:table-cell>
          <table:table-cell table:number-columns-repeated="4"/>
        </table:table-row>
        <table:table-row table:style-name="ro1">
          <table:table-cell office:value-type="float" office:value="154">
            <text:p>154</text:p>
          </table:table-cell>
          <table:table-cell office:value-type="string">
            <text:p>2016.11.01 05:37</text:p>
          </table:table-cell>
          <table:table-cell office:value-type="float" office:value="0.99366">
            <text:p>0.99366</text:p>
          </table:table-cell>
          <table:table-cell office:value-type="float" office:value="0.99478156">
            <text:p>0.99478156</text:p>
          </table:table-cell>
          <table:table-cell table:number-columns-repeated="4"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2016.11.01 04:37</text:p>
          </table:table-cell>
          <table:table-cell office:value-type="float" office:value="0.99341">
            <text:p>0.99341</text:p>
          </table:table-cell>
          <table:table-cell office:value-type="float" office:value="0.99476455">
            <text:p>0.99476455</text:p>
          </table:table-cell>
          <table:table-cell table:number-columns-repeated="4"/>
        </table:table-row>
        <table:table-row table:style-name="ro1">
          <table:table-cell office:value-type="float" office:value="156">
            <text:p>156</text:p>
          </table:table-cell>
          <table:table-cell office:value-type="string">
            <text:p>2016.11.01 03:37</text:p>
          </table:table-cell>
          <table:table-cell office:value-type="float" office:value="0.99396">
            <text:p>0.99396</text:p>
          </table:table-cell>
          <table:table-cell office:value-type="float" office:value="0.99476922">
            <text:p>0.99476922</text:p>
          </table:table-cell>
          <table:table-cell table:number-columns-repeated="4"/>
        </table:table-row>
        <table:table-row table:style-name="ro1">
          <table:table-cell office:value-type="float" office:value="157">
            <text:p>157</text:p>
          </table:table-cell>
          <table:table-cell office:value-type="string">
            <text:p>2016.11.01 02:37</text:p>
          </table:table-cell>
          <table:table-cell office:value-type="float" office:value="0.99412">
            <text:p>0.99412</text:p>
          </table:table-cell>
          <table:table-cell office:value-type="float" office:value="0.99472079">
            <text:p>0.99472079</text:p>
          </table:table-cell>
          <table:table-cell table:number-columns-repeated="4"/>
        </table:table-row>
        <table:table-row table:style-name="ro1">
          <table:table-cell office:value-type="float" office:value="158">
            <text:p>158</text:p>
          </table:table-cell>
          <table:table-cell office:value-type="string">
            <text:p>2016.11.01 01:37</text:p>
          </table:table-cell>
          <table:table-cell office:value-type="float" office:value="0.99399">
            <text:p>0.99399</text:p>
          </table:table-cell>
          <table:table-cell office:value-type="float" office:value="0.99464118">
            <text:p>0.99464118</text:p>
          </table:table-cell>
          <table:table-cell table:number-columns-repeated="4"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2016.11.01 00:37</text:p>
          </table:table-cell>
          <table:table-cell office:value-type="float" office:value="0.99316">
            <text:p>0.99316</text:p>
          </table:table-cell>
          <table:table-cell office:value-type="float" office:value="0.99462281">
            <text:p>0.99462281</text:p>
          </table:table-cell>
          <table:table-cell table:number-columns-repeated="4"/>
        </table:table-row>
        <table:table-row table:style-name="ro1">
          <table:table-cell office:value-type="float" office:value="160">
            <text:p>160</text:p>
          </table:table-cell>
          <table:table-cell office:value-type="string">
            <text:p>2016.10.31 23:37</text:p>
          </table:table-cell>
          <table:table-cell office:value-type="float" office:value="0.99287">
            <text:p>0.99287</text:p>
          </table:table-cell>
          <table:table-cell office:value-type="float" office:value="0.99464586">
            <text:p>0.99464586</text:p>
          </table:table-cell>
          <table:table-cell table:number-columns-repeated="4"/>
        </table:table-row>
        <table:table-row table:style-name="ro1">
          <table:table-cell office:value-type="float" office:value="161">
            <text:p>161</text:p>
          </table:table-cell>
          <table:table-cell office:value-type="string">
            <text:p>2016.10.31 22:37</text:p>
          </table:table-cell>
          <table:table-cell office:value-type="float" office:value="0.99264">
            <text:p>0.99264</text:p>
          </table:table-cell>
          <table:table-cell office:value-type="float" office:value="0.99465024">
            <text:p>0.99465024</text:p>
          </table:table-cell>
          <table:table-cell table:number-columns-repeated="4"/>
        </table:table-row>
        <table:table-row table:style-name="ro1">
          <table:table-cell office:value-type="float" office:value="162">
            <text:p>162</text:p>
          </table:table-cell>
          <table:table-cell office:value-type="string">
            <text:p>2016.10.31 21:37</text:p>
          </table:table-cell>
          <table:table-cell office:value-type="float" office:value="0.99197">
            <text:p>0.99197</text:p>
          </table:table-cell>
          <table:table-cell office:value-type="float" office:value="0.9946471">
            <text:p>0.9946471</text:p>
          </table:table-cell>
          <table:table-cell table:number-columns-repeated="4"/>
        </table:table-row>
        <table:table-row table:style-name="ro1">
          <table:table-cell office:value-type="float" office:value="163">
            <text:p>163</text:p>
          </table:table-cell>
          <table:table-cell office:value-type="string">
            <text:p>2016.10.31 20:37</text:p>
          </table:table-cell>
          <table:table-cell office:value-type="float" office:value="0.99184">
            <text:p>0.99184</text:p>
          </table:table-cell>
          <table:table-cell office:value-type="float" office:value="0.99454614">
            <text:p>0.99454614</text:p>
          </table:table-cell>
          <table:table-cell table:number-columns-repeated="4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2016.10.31 19:37</text:p>
          </table:table-cell>
          <table:table-cell office:value-type="float" office:value="0.99313">
            <text:p>0.99313</text:p>
          </table:table-cell>
          <table:table-cell office:value-type="float" office:value="0.99435001">
            <text:p>0.99435001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2016.10.31 18:37</text:p>
          </table:table-cell>
          <table:table-cell office:value-type="float" office:value="0.99281">
            <text:p>0.99281</text:p>
          </table:table-cell>
          <table:table-cell office:value-type="float" office:value="0.99460867">
            <text:p>0.99460867</text:p>
          </table:table-cell>
          <table:table-cell table:number-columns-repeated="4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2016.10.31 17:37</text:p>
          </table:table-cell>
          <table:table-cell office:value-type="float" office:value="0.99317">
            <text:p>0.99317</text:p>
          </table:table-cell>
          <table:table-cell office:value-type="float" office:value="0.99462816">
            <text:p>0.99462816</text:p>
          </table:table-cell>
          <table:table-cell table:number-columns-repeated="4"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2016.10.31 16:37</text:p>
          </table:table-cell>
          <table:table-cell office:value-type="float" office:value="0.99368">
            <text:p>0.99368</text:p>
          </table:table-cell>
          <table:table-cell office:value-type="float" office:value="0.99473049">
            <text:p>0.99473049</text:p>
          </table:table-cell>
          <table:table-cell table:number-columns-repeated="4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2016.10.31 15:37</text:p>
          </table:table-cell>
          <table:table-cell office:value-type="float" office:value="0.99345">
            <text:p>0.99345</text:p>
          </table:table-cell>
          <table:table-cell office:value-type="float" office:value="0.99480506">
            <text:p>0.99480506</text:p>
          </table:table-cell>
          <table:table-cell table:number-columns-repeated="4"/>
        </table:table-row>
        <table:table-row table:style-name="ro1">
          <table:table-cell office:value-type="float" office:value="169">
            <text:p>169</text:p>
          </table:table-cell>
          <table:table-cell office:value-type="string">
            <text:p>2016.10.31 14:37</text:p>
          </table:table-cell>
          <table:table-cell office:value-type="float" office:value="0.99428">
            <text:p>0.99428</text:p>
          </table:table-cell>
          <table:table-cell office:value-type="float" office:value="0.99496337">
            <text:p>0.99496337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2016.10.31 13:37</text:p>
          </table:table-cell>
          <table:table-cell office:value-type="float" office:value="0.99401">
            <text:p>0.99401</text:p>
          </table:table-cell>
          <table:table-cell office:value-type="float" office:value="0.99487085">
            <text:p>0.99487085</text:p>
          </table:table-cell>
          <table:table-cell table:number-columns-repeated="4"/>
        </table:table-row>
        <table:table-row table:style-name="ro1">
          <table:table-cell office:value-type="float" office:value="171">
            <text:p>171</text:p>
          </table:table-cell>
          <table:table-cell office:value-type="string">
            <text:p>2016.10.31 12:37</text:p>
          </table:table-cell>
          <table:table-cell office:value-type="float" office:value="0.99422">
            <text:p>0.99422</text:p>
          </table:table-cell>
          <table:table-cell office:value-type="float" office:value="0.99475714">
            <text:p>0.99475714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2016.10.31 11:37</text:p>
          </table:table-cell>
          <table:table-cell office:value-type="float" office:value="0.99407">
            <text:p>0.99407</text:p>
          </table:table-cell>
          <table:table-cell office:value-type="float" office:value="0.99461356">
            <text:p>0.99461356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2016.10.31 10:37</text:p>
          </table:table-cell>
          <table:table-cell office:value-type="float" office:value="0.99361">
            <text:p>0.99361</text:p>
          </table:table-cell>
          <table:table-cell office:value-type="float" office:value="0.99482208">
            <text:p>0.99482208</text:p>
          </table:table-cell>
          <table:table-cell table:number-columns-repeated="4"/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2016.10.31 09:37</text:p>
          </table:table-cell>
          <table:table-cell office:value-type="float" office:value="0.99342">
            <text:p>0.99342</text:p>
          </table:table-cell>
          <table:table-cell office:value-type="float" office:value="0.99506643">
            <text:p>0.99506643</text:p>
          </table:table-cell>
          <table:table-cell table:number-columns-repeated="4"/>
        </table:table-row>
        <table:table-row table:style-name="ro1">
          <table:table-cell office:value-type="float" office:value="175">
            <text:p>175</text:p>
          </table:table-cell>
          <table:table-cell office:value-type="string">
            <text:p>2016.10.31 08:37</text:p>
          </table:table-cell>
          <table:table-cell office:value-type="float" office:value="0.99349">
            <text:p>0.99349</text:p>
          </table:table-cell>
          <table:table-cell office:value-type="float" office:value="0.99530024">
            <text:p>0.99530024</text:p>
          </table:table-cell>
          <table:table-cell table:number-columns-repeated="4"/>
        </table:table-row>
        <table:table-row table:style-name="ro1">
          <table:table-cell office:value-type="float" office:value="176">
            <text:p>176</text:p>
          </table:table-cell>
          <table:table-cell office:value-type="string">
            <text:p>2016.10.31 07:37</text:p>
          </table:table-cell>
          <table:table-cell office:value-type="float" office:value="0.99347">
            <text:p>0.99347</text:p>
          </table:table-cell>
          <table:table-cell office:value-type="float" office:value="0.99544311">
            <text:p>0.99544311</text:p>
          </table:table-cell>
          <table:table-cell table:number-columns-repeated="4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2016.10.31 06:37</text:p>
          </table:table-cell>
          <table:table-cell office:value-type="float" office:value="0.99341">
            <text:p>0.99341</text:p>
          </table:table-cell>
          <table:table-cell office:value-type="float" office:value="0.99563648">
            <text:p>0.99563648</text:p>
          </table:table-cell>
          <table:table-cell table:number-columns-repeated="4"/>
        </table:table-row>
        <table:table-row table:style-name="ro1">
          <table:table-cell office:value-type="float" office:value="178">
            <text:p>178</text:p>
          </table:table-cell>
          <table:table-cell office:value-type="string">
            <text:p>2016.10.31 05:37</text:p>
          </table:table-cell>
          <table:table-cell office:value-type="float" office:value="0.99386">
            <text:p>0.99386</text:p>
          </table:table-cell>
          <table:table-cell office:value-type="float" office:value="0.99589049">
            <text:p>0.99589049</text:p>
          </table:table-cell>
          <table:table-cell table:number-columns-repeated="4"/>
        </table:table-row>
        <table:table-row table:style-name="ro1">
          <table:table-cell office:value-type="float" office:value="179">
            <text:p>179</text:p>
          </table:table-cell>
          <table:table-cell office:value-type="string">
            <text:p>2016.10.31 04:37</text:p>
          </table:table-cell>
          <table:table-cell office:value-type="float" office:value="0.99358">
            <text:p>0.99358</text:p>
          </table:table-cell>
          <table:table-cell office:value-type="float" office:value="0.99598685">
            <text:p>0.99598685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2016.10.31 03:37</text:p>
          </table:table-cell>
          <table:table-cell office:value-type="float" office:value="0.99333">
            <text:p>0.99333</text:p>
          </table:table-cell>
          <table:table-cell office:value-type="float" office:value="0.9960505">
            <text:p>0.9960505</text:p>
          </table:table-cell>
          <table:table-cell table:number-columns-repeated="4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2016.10.31 02:37</text:p>
          </table:table-cell>
          <table:table-cell office:value-type="float" office:value="0.99347">
            <text:p>0.99347</text:p>
          </table:table-cell>
          <table:table-cell office:value-type="float" office:value="0.9961219">
            <text:p>0.9961219</text:p>
          </table:table-cell>
          <table:table-cell table:number-columns-repeated="4"/>
        </table:table-row>
        <table:table-row table:style-name="ro1">
          <table:table-cell office:value-type="float" office:value="182">
            <text:p>182</text:p>
          </table:table-cell>
          <table:table-cell office:value-type="string">
            <text:p>2016.10.31 01:37</text:p>
          </table:table-cell>
          <table:table-cell office:value-type="float" office:value="0.9927">
            <text:p>0.9927</text:p>
          </table:table-cell>
          <table:table-cell office:value-type="float" office:value="0.99621873">
            <text:p>0.99621873</text:p>
          </table:table-cell>
          <table:table-cell table:number-columns-repeated="4"/>
        </table:table-row>
        <table:table-row table:style-name="ro1">
          <table:table-cell office:value-type="float" office:value="183">
            <text:p>183</text:p>
          </table:table-cell>
          <table:table-cell office:value-type="string">
            <text:p>2016.10.31 00:37</text:p>
          </table:table-cell>
          <table:table-cell office:value-type="float" office:value="0.99301">
            <text:p>0.99301</text:p>
          </table:table-cell>
          <table:table-cell office:value-type="float" office:value="0.99630798">
            <text:p>0.99630798</text:p>
          </table:table-cell>
          <table:table-cell table:number-columns-repeated="4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2016.10.30 23:37</text:p>
          </table:table-cell>
          <table:table-cell office:value-type="float" office:value="0.9916">
            <text:p>0.9916</text:p>
          </table:table-cell>
          <table:table-cell office:value-type="float" office:value="0.99638382">
            <text:p>0.99638382</text:p>
          </table:table-cell>
          <table:table-cell table:number-columns-repeated="4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2016.10.30 22:37</text:p>
          </table:table-cell>
          <table:table-cell office:value-type="float" office:value="0.99255">
            <text:p>0.99255</text:p>
          </table:table-cell>
          <table:table-cell office:value-type="float" office:value="0.99637702">
            <text:p>0.99637702</text:p>
          </table:table-cell>
          <table:table-cell table:number-columns-repeated="4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2016.10.30 21:37</text:p>
          </table:table-cell>
          <table:table-cell office:value-type="float" office:value="0.99191">
            <text:p>0.99191</text:p>
          </table:table-cell>
          <table:table-cell office:value-type="float" office:value="0.99637854">
            <text:p>0.99637854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2016.10.30 20:37</text:p>
          </table:table-cell>
          <table:table-cell office:value-type="float" office:value="0.99166">
            <text:p>0.99166</text:p>
          </table:table-cell>
          <table:table-cell office:value-type="float" office:value="0.9963467">
            <text:p>0.9963467</text:p>
          </table:table-cell>
          <table:table-cell table:number-columns-repeated="4"/>
        </table:table-row>
        <table:table-row table:style-name="ro1">
          <table:table-cell office:value-type="float" office:value="188">
            <text:p>188</text:p>
          </table:table-cell>
          <table:table-cell office:value-type="string">
            <text:p>2016.10.30 19:37</text:p>
          </table:table-cell>
          <table:table-cell office:value-type="float" office:value="0.991">
            <text:p>0.991</text:p>
          </table:table-cell>
          <table:table-cell office:value-type="float" office:value="0.99658088">
            <text:p>0.99658088</text:p>
          </table:table-cell>
          <table:table-cell table:number-columns-repeated="4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2016.10.30 18:37</text:p>
          </table:table-cell>
          <table:table-cell office:value-type="float" office:value="0.99155">
            <text:p>0.99155</text:p>
          </table:table-cell>
          <table:table-cell office:value-type="float" office:value="0.9975059">
            <text:p>0.9975059</text:p>
          </table:table-cell>
          <table:table-cell table:number-columns-repeated="4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2016.10.30 17:37</text:p>
          </table:table-cell>
          <table:table-cell office:value-type="float" office:value="0.99201">
            <text:p>0.99201</text:p>
          </table:table-cell>
          <table:table-cell office:value-type="float" office:value="0.99819158">
            <text:p>0.99819158</text:p>
          </table:table-cell>
          <table:table-cell table:number-columns-repeated="4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2016.10.30 16:37</text:p>
          </table:table-cell>
          <table:table-cell office:value-type="float" office:value="0.99322">
            <text:p>0.99322</text:p>
          </table:table-cell>
          <table:table-cell office:value-type="float" office:value="0.99820304">
            <text:p>0.99820304</text:p>
          </table:table-cell>
          <table:table-cell table:number-columns-repeated="4"/>
        </table:table-row>
        <table:table-row table:style-name="ro1">
          <table:table-cell office:value-type="float" office:value="192">
            <text:p>192</text:p>
          </table:table-cell>
          <table:table-cell office:value-type="string">
            <text:p>2016.10.30 15:37</text:p>
          </table:table-cell>
          <table:table-cell office:value-type="float" office:value="0.99498">
            <text:p>0.99498</text:p>
          </table:table-cell>
          <table:table-cell office:value-type="float" office:value="0.99816052">
            <text:p>0.99816052</text:p>
          </table:table-cell>
          <table:table-cell table:number-columns-repeated="4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2016.10.30 14:37</text:p>
          </table:table-cell>
          <table:table-cell office:value-type="float" office:value="0.99494">
            <text:p>0.99494</text:p>
          </table:table-cell>
          <table:table-cell office:value-type="float" office:value="0.99815564">
            <text:p>0.99815564</text:p>
          </table:table-cell>
          <table:table-cell table:number-columns-repeated="4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2016.10.30 13:37</text:p>
          </table:table-cell>
          <table:table-cell office:value-type="float" office:value="0.99491">
            <text:p>0.99491</text:p>
          </table:table-cell>
          <table:table-cell office:value-type="float" office:value="0.99816438">
            <text:p>0.99816438</text:p>
          </table:table-cell>
          <table:table-cell table:number-columns-repeated="4"/>
        </table:table-row>
        <table:table-row table:style-name="ro1">
          <table:table-cell office:value-type="float" office:value="195">
            <text:p>195</text:p>
          </table:table-cell>
          <table:table-cell office:value-type="string">
            <text:p>2016.10.30 12:37</text:p>
          </table:table-cell>
          <table:table-cell office:value-type="float" office:value="0.99456">
            <text:p>0.99456</text:p>
          </table:table-cell>
          <table:table-cell office:value-type="float" office:value="0.99814925">
            <text:p>0.99814925</text:p>
          </table:table-cell>
          <table:table-cell table:number-columns-repeated="4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2016.10.30 11:37</text:p>
          </table:table-cell>
          <table:table-cell office:value-type="float" office:value="0.99488">
            <text:p>0.99488</text:p>
          </table:table-cell>
          <table:table-cell office:value-type="float" office:value="0.9981609">
            <text:p>0.9981609</text:p>
          </table:table-cell>
          <table:table-cell table:number-columns-repeated="4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2016.10.30 10:37</text:p>
          </table:table-cell>
          <table:table-cell office:value-type="float" office:value="0.99525">
            <text:p>0.99525</text:p>
          </table:table-cell>
          <table:table-cell office:value-type="float" office:value="0.9981466">
            <text:p>0.9981466</text:p>
          </table:table-cell>
          <table:table-cell table:number-columns-repeated="4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2016.10.30 09:37</text:p>
          </table:table-cell>
          <table:table-cell office:value-type="float" office:value="0.99464">
            <text:p>0.99464</text:p>
          </table:table-cell>
          <table:table-cell office:value-type="float" office:value="0.99810823">
            <text:p>0.99810823</text:p>
          </table:table-cell>
          <table:table-cell table:number-columns-repeated="4"/>
        </table:table-row>
        <table:table-row table:style-name="ro1">
          <table:table-cell office:value-type="float" office:value="199">
            <text:p>199</text:p>
          </table:table-cell>
          <table:table-cell office:value-type="string">
            <text:p>2016.10.30 08:37</text:p>
          </table:table-cell>
          <table:table-cell office:value-type="float" office:value="0.99425">
            <text:p>0.99425</text:p>
          </table:table-cell>
          <table:table-cell office:value-type="float" office:value="0.99810079">
            <text:p>0.99810079</text:p>
          </table:table-cell>
          <table:table-cell table:number-columns-repeated="4"/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2016.10.30 07:37</text:p>
          </table:table-cell>
          <table:table-cell office:value-type="float" office:value="0.99421">
            <text:p>0.99421</text:p>
          </table:table-cell>
          <table:table-cell office:value-type="float" office:value="0.99810057">
            <text:p>0.99810057</text:p>
          </table:table-cell>
          <table:table-cell table:number-columns-repeated="4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2016.10.30 06:37</text:p>
          </table:table-cell>
          <table:table-cell office:value-type="float" office:value="0.99451">
            <text:p>0.99451</text:p>
          </table:table-cell>
          <table:table-cell office:value-type="float" office:value="0.99809974">
            <text:p>0.99809974</text:p>
          </table:table-cell>
          <table:table-cell table:number-columns-repeated="4"/>
        </table:table-row>
        <table:table-row table:style-name="ro1">
          <table:table-cell office:value-type="float" office:value="202">
            <text:p>202</text:p>
          </table:table-cell>
          <table:table-cell office:value-type="string">
            <text:p>2016.10.30 05:37</text:p>
          </table:table-cell>
          <table:table-cell office:value-type="float" office:value="0.99434">
            <text:p>0.99434</text:p>
          </table:table-cell>
          <table:table-cell office:value-type="float" office:value="0.9980923">
            <text:p>0.9980923</text:p>
          </table:table-cell>
          <table:table-cell table:number-columns-repeated="4"/>
        </table:table-row>
        <table:table-row table:style-name="ro1">
          <table:table-cell office:value-type="float" office:value="203">
            <text:p>203</text:p>
          </table:table-cell>
          <table:table-cell office:value-type="string">
            <text:p>2016.10.30 04:37</text:p>
          </table:table-cell>
          <table:table-cell office:value-type="float" office:value="0.9943">
            <text:p>0.9943</text:p>
          </table:table-cell>
          <table:table-cell office:value-type="float" office:value="0.99808865">
            <text:p>0.99808865</text:p>
          </table:table-cell>
          <table:table-cell table:number-columns-repeated="4"/>
        </table:table-row>
        <table:table-row table:style-name="ro1">
          <table:table-cell office:value-type="float" office:value="204">
            <text:p>204</text:p>
          </table:table-cell>
          <table:table-cell office:value-type="string">
            <text:p>2016.10.30 03:37</text:p>
          </table:table-cell>
          <table:table-cell office:value-type="float" office:value="0.99421">
            <text:p>0.99421</text:p>
          </table:table-cell>
          <table:table-cell office:value-type="float" office:value="0.99808534">
            <text:p>0.99808534</text:p>
          </table:table-cell>
          <table:table-cell table:number-columns-repeated="4"/>
        </table:table-row>
        <table:table-row table:style-name="ro1">
          <table:table-cell office:value-type="float" office:value="205">
            <text:p>205</text:p>
          </table:table-cell>
          <table:table-cell office:value-type="string">
            <text:p>2016.10.30 02:37</text:p>
          </table:table-cell>
          <table:table-cell office:value-type="float" office:value="0.9936">
            <text:p>0.9936</text:p>
          </table:table-cell>
          <table:table-cell office:value-type="float" office:value="0.99808341">
            <text:p>0.99808341</text:p>
          </table:table-cell>
          <table:table-cell table:number-columns-repeated="4"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2016.10.30 01:37</text:p>
          </table:table-cell>
          <table:table-cell office:value-type="float" office:value="0.99402">
            <text:p>0.99402</text:p>
          </table:table-cell>
          <table:table-cell office:value-type="float" office:value="0.99808362">
            <text:p>0.99808362</text:p>
          </table:table-cell>
          <table:table-cell table:number-columns-repeated="4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2016.10.30 00:37</text:p>
          </table:table-cell>
          <table:table-cell office:value-type="float" office:value="0.99629">
            <text:p>0.99629</text:p>
          </table:table-cell>
          <table:table-cell office:value-type="float" office:value="0.99808353">
            <text:p>0.99808353</text:p>
          </table:table-cell>
          <table:table-cell table:number-columns-repeated="4"/>
        </table:table-row>
        <table:table-row table:style-name="ro1">
          <table:table-cell office:value-type="float" office:value="208">
            <text:p>208</text:p>
          </table:table-cell>
          <table:table-cell office:value-type="string">
            <text:p>2016.10.29 23:37</text:p>
          </table:table-cell>
          <table:table-cell office:value-type="float" office:value="0.99928">
            <text:p>0.99928</text:p>
          </table:table-cell>
          <table:table-cell office:value-type="float" office:value="0.99790762">
            <text:p>0.99790762</text:p>
          </table:table-cell>
          <table:table-cell table:number-columns-repeated="4"/>
        </table:table-row>
        <table:table-row table:style-name="ro1">
          <table:table-cell office:value-type="float" office:value="209">
            <text:p>209</text:p>
          </table:table-cell>
          <table:table-cell office:value-type="string">
            <text:p>2016.10.29 22:37</text:p>
          </table:table-cell>
          <table:table-cell office:value-type="float" office:value="0.99911">
            <text:p>0.99911</text:p>
          </table:table-cell>
          <table:table-cell office:value-type="float" office:value="0.99686192">
            <text:p>0.99686192</text:p>
          </table:table-cell>
          <table:table-cell table:number-columns-repeated="4"/>
        </table:table-row>
        <table:table-row table:style-name="ro1">
          <table:table-cell office:value-type="float" office:value="210">
            <text:p>210</text:p>
          </table:table-cell>
          <table:table-cell office:value-type="string">
            <text:p>2016.10.29 21:37</text:p>
          </table:table-cell>
          <table:table-cell office:value-type="float" office:value="0.99644">
            <text:p>0.99644</text:p>
          </table:table-cell>
          <table:table-cell office:value-type="float" office:value="0.99532832">
            <text:p>0.99532832</text:p>
          </table:table-cell>
          <table:table-cell table:number-columns-repeated="4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2016.10.29 20:37</text:p>
          </table:table-cell>
          <table:table-cell office:value-type="float" office:value="0.99433">
            <text:p>0.99433</text:p>
          </table:table-cell>
          <table:table-cell office:value-type="float" office:value="0.99489966">
            <text:p>0.99489966</text:p>
          </table:table-cell>
          <table:table-cell table:number-columns-repeated="4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2016.10.29 19:37</text:p>
          </table:table-cell>
          <table:table-cell office:value-type="float" office:value="0.99389">
            <text:p>0.99389</text:p>
          </table:table-cell>
          <table:table-cell office:value-type="float" office:value="0.99488275">
            <text:p>0.99488275</text:p>
          </table:table-cell>
          <table:table-cell table:number-columns-repeated="4"/>
        </table:table-row>
        <table:table-row table:style-name="ro1">
          <table:table-cell office:value-type="float" office:value="213">
            <text:p>213</text:p>
          </table:table-cell>
          <table:table-cell office:value-type="string">
            <text:p>2016.10.29 18:37</text:p>
          </table:table-cell>
          <table:table-cell office:value-type="float" office:value="0.99345">
            <text:p>0.99345</text:p>
          </table:table-cell>
          <table:table-cell office:value-type="float" office:value="0.9948722">
            <text:p>0.9948722</text:p>
          </table:table-cell>
          <table:table-cell table:number-columns-repeated="4"/>
        </table:table-row>
        <table:table-row table:style-name="ro1">
          <table:table-cell office:value-type="float" office:value="214">
            <text:p>214</text:p>
          </table:table-cell>
          <table:table-cell office:value-type="string">
            <text:p>2016.10.29 17:37</text:p>
          </table:table-cell>
          <table:table-cell office:value-type="float" office:value="0.99424">
            <text:p>0.99424</text:p>
          </table:table-cell>
          <table:table-cell office:value-type="float" office:value="0.99487307">
            <text:p>0.99487307</text:p>
          </table:table-cell>
          <table:table-cell table:number-columns-repeated="4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2016.10.29 16:37</text:p>
          </table:table-cell>
          <table:table-cell office:value-type="float" office:value="0.99491">
            <text:p>0.99491</text:p>
          </table:table-cell>
          <table:table-cell office:value-type="float" office:value="0.99483104">
            <text:p>0.99483104</text:p>
          </table:table-cell>
          <table:table-cell table:number-columns-repeated="4"/>
        </table:table-row>
        <table:table-row table:style-name="ro1">
          <table:table-cell office:value-type="float" office:value="216">
            <text:p>216</text:p>
          </table:table-cell>
          <table:table-cell office:value-type="string">
            <text:p>2016.10.29 15:37</text:p>
          </table:table-cell>
          <table:table-cell office:value-type="float" office:value="0.99407">
            <text:p>0.99407</text:p>
          </table:table-cell>
          <table:table-cell office:value-type="float" office:value="0.99462573">
            <text:p>0.99462573</text:p>
          </table:table-cell>
          <table:table-cell table:number-columns-repeated="4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2016.10.29 14:37</text:p>
          </table:table-cell>
          <table:table-cell office:value-type="float" office:value="0.99418">
            <text:p>0.99418</text:p>
          </table:table-cell>
          <table:table-cell office:value-type="float" office:value="0.99461939">
            <text:p>0.99461939</text:p>
          </table:table-cell>
          <table:table-cell table:number-columns-repeated="4"/>
        </table:table-row>
        <table:table-row table:style-name="ro1">
          <table:table-cell office:value-type="float" office:value="218">
            <text:p>218</text:p>
          </table:table-cell>
          <table:table-cell office:value-type="string">
            <text:p>2016.10.29 13:37</text:p>
          </table:table-cell>
          <table:table-cell office:value-type="float" office:value="0.99384">
            <text:p>0.99384</text:p>
          </table:table-cell>
          <table:table-cell office:value-type="float" office:value="0.99457857">
            <text:p>0.99457857</text:p>
          </table:table-cell>
          <table:table-cell table:number-columns-repeated="4"/>
        </table:table-row>
        <table:table-row table:style-name="ro1">
          <table:table-cell office:value-type="float" office:value="219">
            <text:p>219</text:p>
          </table:table-cell>
          <table:table-cell office:value-type="string">
            <text:p>2016.10.29 12:37</text:p>
          </table:table-cell>
          <table:table-cell office:value-type="float" office:value="0.99388">
            <text:p>0.99388</text:p>
          </table:table-cell>
          <table:table-cell office:value-type="float" office:value="0.99466705">
            <text:p>0.99466705</text:p>
          </table:table-cell>
          <table:table-cell table:number-columns-repeated="4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2016.10.29 11:37</text:p>
          </table:table-cell>
          <table:table-cell office:value-type="float" office:value="0.99398">
            <text:p>0.99398</text:p>
          </table:table-cell>
          <table:table-cell office:value-type="float" office:value="0.99465548">
            <text:p>0.99465548</text:p>
          </table:table-cell>
          <table:table-cell table:number-columns-repeated="4"/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2016.10.29 10:37</text:p>
          </table:table-cell>
          <table:table-cell office:value-type="float" office:value="0.99405">
            <text:p>0.99405</text:p>
          </table:table-cell>
          <table:table-cell office:value-type="float" office:value="0.9946728">
            <text:p>0.9946728</text:p>
          </table:table-cell>
          <table:table-cell table:number-columns-repeated="4"/>
        </table:table-row>
        <table:table-row table:style-name="ro1">
          <table:table-cell office:value-type="float" office:value="222">
            <text:p>222</text:p>
          </table:table-cell>
          <table:table-cell office:value-type="string">
            <text:p>2016.10.29 09:37</text:p>
          </table:table-cell>
          <table:table-cell office:value-type="float" office:value="0.99394">
            <text:p>0.99394</text:p>
          </table:table-cell>
          <table:table-cell office:value-type="float" office:value="0.99477172">
            <text:p>0.99477172</text:p>
          </table:table-cell>
          <table:table-cell table:number-columns-repeated="4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2016.10.29 08:37</text:p>
          </table:table-cell>
          <table:table-cell office:value-type="float" office:value="0.99399">
            <text:p>0.99399</text:p>
          </table:table-cell>
          <table:table-cell office:value-type="float" office:value="0.99484095">
            <text:p>0.99484095</text:p>
          </table:table-cell>
          <table:table-cell table:number-columns-repeated="4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2016.10.29 07:37</text:p>
          </table:table-cell>
          <table:table-cell office:value-type="float" office:value="0.99389">
            <text:p>0.99389</text:p>
          </table:table-cell>
          <table:table-cell office:value-type="float" office:value="0.9949513">
            <text:p>0.9949513</text:p>
          </table:table-cell>
          <table:table-cell table:number-columns-repeated="4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2016.10.29 06:37</text:p>
          </table:table-cell>
          <table:table-cell office:value-type="float" office:value="0.99359">
            <text:p>0.99359</text:p>
          </table:table-cell>
          <table:table-cell office:value-type="float" office:value="0.99522872">
            <text:p>0.99522872</text:p>
          </table:table-cell>
          <table:table-cell table:number-columns-repeated="4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2016.10.29 05:37</text:p>
          </table:table-cell>
          <table:table-cell office:value-type="float" office:value="0.994">
            <text:p>0.994</text:p>
          </table:table-cell>
          <table:table-cell office:value-type="float" office:value="0.99526889">
            <text:p>0.99526889</text:p>
          </table:table-cell>
          <table:table-cell table:number-columns-repeated="4"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2016.10.29 04:37</text:p>
          </table:table-cell>
          <table:table-cell office:value-type="float" office:value="0.99386">
            <text:p>0.99386</text:p>
          </table:table-cell>
          <table:table-cell office:value-type="float" office:value="0.99528751">
            <text:p>0.99528751</text:p>
          </table:table-cell>
          <table:table-cell table:number-columns-repeated="4"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2016.10.29 03:37</text:p>
          </table:table-cell>
          <table:table-cell office:value-type="float" office:value="0.99402">
            <text:p>0.99402</text:p>
          </table:table-cell>
          <table:table-cell office:value-type="float" office:value="0.99531194">
            <text:p>0.99531194</text:p>
          </table:table-cell>
          <table:table-cell table:number-columns-repeated="4"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2016.10.29 02:37</text:p>
          </table:table-cell>
          <table:table-cell office:value-type="float" office:value="0.99367">
            <text:p>0.99367</text:p>
          </table:table-cell>
          <table:table-cell office:value-type="float" office:value="0.99533211">
            <text:p>0.99533211</text:p>
          </table:table-cell>
          <table:table-cell table:number-columns-repeated="4"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2016.10.29 01:37</text:p>
          </table:table-cell>
          <table:table-cell office:value-type="float" office:value="0.99211">
            <text:p>0.99211</text:p>
          </table:table-cell>
          <table:table-cell office:value-type="float" office:value="0.9953337">
            <text:p>0.9953337</text:p>
          </table:table-cell>
          <table:table-cell table:number-columns-repeated="4"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2016.10.29 00:37</text:p>
          </table:table-cell>
          <table:table-cell office:value-type="float" office:value="0.99301">
            <text:p>0.99301</text:p>
          </table:table-cell>
          <table:table-cell office:value-type="float" office:value="0.9951477">
            <text:p>0.9951477</text:p>
          </table:table-cell>
          <table:table-cell table:number-columns-repeated="4"/>
        </table:table-row>
        <table:table-row table:style-name="ro1">
          <table:table-cell office:value-type="float" office:value="232">
            <text:p>232</text:p>
          </table:table-cell>
          <table:table-cell office:value-type="string">
            <text:p>2016.10.28 23:37</text:p>
          </table:table-cell>
          <table:table-cell office:value-type="float" office:value="0.99356">
            <text:p>0.99356</text:p>
          </table:table-cell>
          <table:table-cell office:value-type="float" office:value="0.99511044">
            <text:p>0.99511044</text:p>
          </table:table-cell>
          <table:table-cell table:number-columns-repeated="4"/>
        </table:table-row>
        <table:table-row table:style-name="ro1">
          <table:table-cell office:value-type="float" office:value="233">
            <text:p>233</text:p>
          </table:table-cell>
          <table:table-cell office:value-type="string">
            <text:p>2016.10.28 22:37</text:p>
          </table:table-cell>
          <table:table-cell office:value-type="float" office:value="0.99341">
            <text:p>0.99341</text:p>
          </table:table-cell>
          <table:table-cell office:value-type="float" office:value="0.99525173">
            <text:p>0.99525173</text:p>
          </table:table-cell>
          <table:table-cell table:number-columns-repeated="4"/>
        </table:table-row>
        <table:table-row table:style-name="ro1">
          <table:table-cell office:value-type="float" office:value="234">
            <text:p>234</text:p>
          </table:table-cell>
          <table:table-cell office:value-type="string">
            <text:p>2016.10.28 21:37</text:p>
          </table:table-cell>
          <table:table-cell office:value-type="float" office:value="0.99325">
            <text:p>0.99325</text:p>
          </table:table-cell>
          <table:table-cell office:value-type="float" office:value="0.995309">
            <text:p>0.995309</text:p>
          </table:table-cell>
          <table:table-cell table:number-columns-repeated="4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2016.10.28 20:37</text:p>
          </table:table-cell>
          <table:table-cell office:value-type="float" office:value="0.9934">
            <text:p>0.9934</text:p>
          </table:table-cell>
          <table:table-cell office:value-type="float" office:value="0.99539673">
            <text:p>0.99539673</text:p>
          </table:table-cell>
          <table:table-cell table:number-columns-repeated="4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2016.10.28 19:37</text:p>
          </table:table-cell>
          <table:table-cell office:value-type="float" office:value="0.99402">
            <text:p>0.99402</text:p>
          </table:table-cell>
          <table:table-cell office:value-type="float" office:value="0.99553609">
            <text:p>0.99553609</text:p>
          </table:table-cell>
          <table:table-cell table:number-columns-repeated="4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2016.10.28 18:37</text:p>
          </table:table-cell>
          <table:table-cell office:value-type="float" office:value="0.99385">
            <text:p>0.99385</text:p>
          </table:table-cell>
          <table:table-cell office:value-type="float" office:value="0.99563942">
            <text:p>0.99563942</text:p>
          </table:table-cell>
          <table:table-cell table:number-columns-repeated="4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2016.10.28 17:37</text:p>
          </table:table-cell>
          <table:table-cell office:value-type="float" office:value="0.99444">
            <text:p>0.99444</text:p>
          </table:table-cell>
          <table:table-cell office:value-type="float" office:value="0.99579468">
            <text:p>0.99579468</text:p>
          </table:table-cell>
          <table:table-cell table:number-columns-repeated="4"/>
        </table:table-row>
        <table:table-row table:style-name="ro1">
          <table:table-cell office:value-type="float" office:value="239">
            <text:p>239</text:p>
          </table:table-cell>
          <table:table-cell office:value-type="string">
            <text:p>2016.10.28 16:37</text:p>
          </table:table-cell>
          <table:table-cell office:value-type="float" office:value="0.99372">
            <text:p>0.99372</text:p>
          </table:table-cell>
          <table:table-cell office:value-type="float" office:value="0.99579203">
            <text:p>0.99579203</text:p>
          </table:table-cell>
          <table:table-cell table:number-columns-repeated="4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2016.10.28 15:37</text:p>
          </table:table-cell>
          <table:table-cell office:value-type="float" office:value="0.99412">
            <text:p>0.99412</text:p>
          </table:table-cell>
          <table:table-cell office:value-type="float" office:value="0.99576725">
            <text:p>0.99576725</text:p>
          </table:table-cell>
          <table:table-cell table:number-columns-repeated="4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2016.10.28 14:37</text:p>
          </table:table-cell>
          <table:table-cell office:value-type="float" office:value="0.99462">
            <text:p>0.99462</text:p>
          </table:table-cell>
          <table:table-cell office:value-type="float" office:value="0.99576425">
            <text:p>0.99576425</text:p>
          </table:table-cell>
          <table:table-cell table:number-columns-repeated="4"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2016.10.28 13:37</text:p>
          </table:table-cell>
          <table:table-cell office:value-type="float" office:value="0.99445">
            <text:p>0.99445</text:p>
          </table:table-cell>
          <table:table-cell office:value-type="float" office:value="0.99578241">
            <text:p>0.99578241</text:p>
          </table:table-cell>
          <table:table-cell table:number-columns-repeated="4"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2016.10.28 12:37</text:p>
          </table:table-cell>
          <table:table-cell office:value-type="float" office:value="0.99471">
            <text:p>0.99471</text:p>
          </table:table-cell>
          <table:table-cell office:value-type="float" office:value="0.99582075">
            <text:p>0.99582075</text:p>
          </table:table-cell>
          <table:table-cell table:number-columns-repeated="4"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2016.10.28 11:37</text:p>
          </table:table-cell>
          <table:table-cell office:value-type="float" office:value="0.99542">
            <text:p>0.99542</text:p>
          </table:table-cell>
          <table:table-cell office:value-type="float" office:value="0.99581067">
            <text:p>0.99581067</text:p>
          </table:table-cell>
          <table:table-cell table:number-columns-repeated="4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2016.10.28 10:37</text:p>
          </table:table-cell>
          <table:table-cell office:value-type="float" office:value="0.99428">
            <text:p>0.99428</text:p>
          </table:table-cell>
          <table:table-cell office:value-type="float" office:value="0.99572269">
            <text:p>0.99572269</text:p>
          </table:table-cell>
          <table:table-cell table:number-columns-repeated="4"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2016.10.28 09:37</text:p>
          </table:table-cell>
          <table:table-cell office:value-type="float" office:value="0.99423">
            <text:p>0.99423</text:p>
          </table:table-cell>
          <table:table-cell office:value-type="float" office:value="0.99577775">
            <text:p>0.99577775</text:p>
          </table:table-cell>
          <table:table-cell table:number-columns-repeated="4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2016.10.28 08:37</text:p>
          </table:table-cell>
          <table:table-cell office:value-type="float" office:value="0.99422">
            <text:p>0.99422</text:p>
          </table:table-cell>
          <table:table-cell office:value-type="float" office:value="0.99580918">
            <text:p>0.99580918</text:p>
          </table:table-cell>
          <table:table-cell table:number-columns-repeated="4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2016.10.28 07:37</text:p>
          </table:table-cell>
          <table:table-cell office:value-type="float" office:value="0.99427">
            <text:p>0.99427</text:p>
          </table:table-cell>
          <table:table-cell office:value-type="float" office:value="0.99585819">
            <text:p>0.99585819</text:p>
          </table:table-cell>
          <table:table-cell table:number-columns-repeated="4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2016.10.28 06:37</text:p>
          </table:table-cell>
          <table:table-cell office:value-type="float" office:value="0.99376">
            <text:p>0.99376</text:p>
          </table:table-cell>
          <table:table-cell office:value-type="float" office:value="0.9958623">
            <text:p>0.9958623</text:p>
          </table:table-cell>
          <table:table-cell table:number-columns-repeated="4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2016.10.28 05:37</text:p>
          </table:table-cell>
          <table:table-cell office:value-type="float" office:value="0.99344">
            <text:p>0.99344</text:p>
          </table:table-cell>
          <table:table-cell office:value-type="float" office:value="0.99586826">
            <text:p>0.99586826</text:p>
          </table:table-cell>
          <table:table-cell table:number-columns-repeated="4"/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2016.10.28 04:37</text:p>
          </table:table-cell>
          <table:table-cell office:value-type="float" office:value="0.99417">
            <text:p>0.99417</text:p>
          </table:table-cell>
          <table:table-cell office:value-type="float" office:value="0.99604476">
            <text:p>0.99604476</text:p>
          </table:table-cell>
          <table:table-cell table:number-columns-repeated="4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2016.10.28 03:37</text:p>
          </table:table-cell>
          <table:table-cell office:value-type="float" office:value="0.9951">
            <text:p>0.9951</text:p>
          </table:table-cell>
          <table:table-cell office:value-type="float" office:value="0.99621993">
            <text:p>0.99621993</text:p>
          </table:table-cell>
          <table:table-cell table:number-columns-repeated="4"/>
        </table:table-row>
        <table:table-row table:style-name="ro1">
          <table:table-cell office:value-type="float" office:value="253">
            <text:p>253</text:p>
          </table:table-cell>
          <table:table-cell office:value-type="string">
            <text:p>2016.10.28 02:37</text:p>
          </table:table-cell>
          <table:table-cell office:value-type="float" office:value="0.99484">
            <text:p>0.99484</text:p>
          </table:table-cell>
          <table:table-cell office:value-type="float" office:value="0.99626787">
            <text:p>0.99626787</text:p>
          </table:table-cell>
          <table:table-cell table:number-columns-repeated="4"/>
        </table:table-row>
        <table:table-row table:style-name="ro1">
          <table:table-cell office:value-type="float" office:value="254">
            <text:p>254</text:p>
          </table:table-cell>
          <table:table-cell office:value-type="string">
            <text:p>2016.10.28 01:37</text:p>
          </table:table-cell>
          <table:table-cell office:value-type="float" office:value="0.99522">
            <text:p>0.99522</text:p>
          </table:table-cell>
          <table:table-cell office:value-type="float" office:value="0.99632522">
            <text:p>0.99632522</text:p>
          </table:table-cell>
          <table:table-cell table:number-columns-repeated="4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2016.10.28 00:37</text:p>
          </table:table-cell>
          <table:table-cell office:value-type="float" office:value="0.99551">
            <text:p>0.99551</text:p>
          </table:table-cell>
          <table:table-cell office:value-type="float" office:value="0.99628426">
            <text:p>0.99628426</text:p>
          </table:table-cell>
          <table:table-cell table:number-columns-repeated="4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2016.10.27 23:37</text:p>
          </table:table-cell>
          <table:table-cell office:value-type="float" office:value="0.99526">
            <text:p>0.99526</text:p>
          </table:table-cell>
          <table:table-cell office:value-type="float" office:value="0.99613792">
            <text:p>0.99613792</text:p>
          </table:table-cell>
          <table:table-cell table:number-columns-repeated="4"/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2016.10.27 22:37</text:p>
          </table:table-cell>
          <table:table-cell office:value-type="float" office:value="0.99564">
            <text:p>0.99564</text:p>
          </table:table-cell>
          <table:table-cell office:value-type="float" office:value="0.9960274">
            <text:p>0.9960274</text:p>
          </table:table-cell>
          <table:table-cell table:number-columns-repeated="4"/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2016.10.27 21:37</text:p>
          </table:table-cell>
          <table:table-cell office:value-type="float" office:value="0.99426">
            <text:p>0.99426</text:p>
          </table:table-cell>
          <table:table-cell office:value-type="float" office:value="0.9960035">
            <text:p>0.9960035</text:p>
          </table:table-cell>
          <table:table-cell table:number-columns-repeated="4"/>
        </table:table-row>
        <table:table-row table:style-name="ro1">
          <table:table-cell office:value-type="float" office:value="259">
            <text:p>259</text:p>
          </table:table-cell>
          <table:table-cell office:value-type="string">
            <text:p>2016.10.27 20:37</text:p>
          </table:table-cell>
          <table:table-cell office:value-type="float" office:value="0.9944">
            <text:p>0.9944</text:p>
          </table:table-cell>
          <table:table-cell office:value-type="float" office:value="0.99603927">
            <text:p>0.99603927</text:p>
          </table:table-cell>
          <table:table-cell table:number-columns-repeated="4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2016.10.27 19:37</text:p>
          </table:table-cell>
          <table:table-cell office:value-type="float" office:value="0.99435">
            <text:p>0.99435</text:p>
          </table:table-cell>
          <table:table-cell office:value-type="float" office:value="0.99601457">
            <text:p>0.99601457</text:p>
          </table:table-cell>
          <table:table-cell table:number-columns-repeated="4"/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2016.10.27 18:37</text:p>
          </table:table-cell>
          <table:table-cell office:value-type="float" office:value="0.99487">
            <text:p>0.99487</text:p>
          </table:table-cell>
          <table:table-cell office:value-type="float" office:value="0.99610408">
            <text:p>0.99610408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2016.10.27 17:37</text:p>
          </table:table-cell>
          <table:table-cell office:value-type="float" office:value="0.99502">
            <text:p>0.99502</text:p>
          </table:table-cell>
          <table:table-cell office:value-type="float" office:value="0.99641704">
            <text:p>0.99641704</text:p>
          </table:table-cell>
          <table:table-cell table:number-columns-repeated="4"/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2016.10.27 16:37</text:p>
          </table:table-cell>
          <table:table-cell office:value-type="float" office:value="0.99421">
            <text:p>0.99421</text:p>
          </table:table-cell>
          <table:table-cell office:value-type="float" office:value="0.99647931">
            <text:p>0.99647931</text:p>
          </table:table-cell>
          <table:table-cell table:number-columns-repeated="4"/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2016.10.27 15:37</text:p>
          </table:table-cell>
          <table:table-cell office:value-type="float" office:value="0.99476">
            <text:p>0.99476</text:p>
          </table:table-cell>
          <table:table-cell office:value-type="float" office:value="0.9965288">
            <text:p>0.9965288</text:p>
          </table:table-cell>
          <table:table-cell table:number-columns-repeated="4"/>
        </table:table-row>
        <table:table-row table:style-name="ro1">
          <table:table-cell office:value-type="float" office:value="265">
            <text:p>265</text:p>
          </table:table-cell>
          <table:table-cell office:value-type="string">
            <text:p>2016.10.27 14:37</text:p>
          </table:table-cell>
          <table:table-cell office:value-type="float" office:value="0.99512">
            <text:p>0.99512</text:p>
          </table:table-cell>
          <table:table-cell office:value-type="float" office:value="0.99634342">
            <text:p>0.99634342</text:p>
          </table:table-cell>
          <table:table-cell table:number-columns-repeated="4"/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2016.10.27 13:37</text:p>
          </table:table-cell>
          <table:table-cell office:value-type="float" office:value="0.99498">
            <text:p>0.99498</text:p>
          </table:table-cell>
          <table:table-cell office:value-type="float" office:value="0.99597122">
            <text:p>0.99597122</text:p>
          </table:table-cell>
          <table:table-cell table:number-columns-repeated="4"/>
        </table:table-row>
        <table:table-row table:style-name="ro1">
          <table:table-cell office:value-type="float" office:value="267">
            <text:p>267</text:p>
          </table:table-cell>
          <table:table-cell office:value-type="string">
            <text:p>2016.10.27 12:37</text:p>
          </table:table-cell>
          <table:table-cell office:value-type="float" office:value="0.99518">
            <text:p>0.99518</text:p>
          </table:table-cell>
          <table:table-cell office:value-type="float" office:value="0.99558754">
            <text:p>0.99558754</text:p>
          </table:table-cell>
          <table:table-cell table:number-columns-repeated="4"/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2016.10.27 11:37</text:p>
          </table:table-cell>
          <table:table-cell office:value-type="float" office:value="0.99416">
            <text:p>0.99416</text:p>
          </table:table-cell>
          <table:table-cell office:value-type="float" office:value="0.99499743">
            <text:p>0.99499743</text:p>
          </table:table-cell>
          <table:table-cell table:number-columns-repeated="4"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2016.10.27 10:37</text:p>
          </table:table-cell>
          <table:table-cell office:value-type="float" office:value="0.99371">
            <text:p>0.99371</text:p>
          </table:table-cell>
          <table:table-cell office:value-type="float" office:value="0.99457">
            <text:p>0.99457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2016.10.27 09:37</text:p>
          </table:table-cell>
          <table:table-cell office:value-type="float" office:value="0.99261">
            <text:p>0.99261</text:p>
          </table:table-cell>
          <table:table-cell office:value-type="float" office:value="0.99418469">
            <text:p>0.99418469</text:p>
          </table:table-cell>
          <table:table-cell table:number-columns-repeated="4"/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2016.10.27 08:37</text:p>
          </table:table-cell>
          <table:table-cell office:value-type="float" office:value="0.99263">
            <text:p>0.99263</text:p>
          </table:table-cell>
          <table:table-cell office:value-type="float" office:value="0.99397706">
            <text:p>0.99397706</text:p>
          </table:table-cell>
          <table:table-cell table:number-columns-repeated="4"/>
        </table:table-row>
        <table:table-row table:style-name="ro1">
          <table:table-cell office:value-type="float" office:value="272">
            <text:p>272</text:p>
          </table:table-cell>
          <table:table-cell office:value-type="string">
            <text:p>2016.10.27 07:37</text:p>
          </table:table-cell>
          <table:table-cell office:value-type="float" office:value="0.99276">
            <text:p>0.99276</text:p>
          </table:table-cell>
          <table:table-cell office:value-type="float" office:value="0.99375153">
            <text:p>0.99375153</text:p>
          </table:table-cell>
          <table:table-cell table:number-columns-repeated="4"/>
        </table:table-row>
        <table:table-row table:style-name="ro1">
          <table:table-cell office:value-type="float" office:value="273">
            <text:p>273</text:p>
          </table:table-cell>
          <table:table-cell office:value-type="string">
            <text:p>2016.10.27 06:37</text:p>
          </table:table-cell>
          <table:table-cell office:value-type="float" office:value="0.99258">
            <text:p>0.99258</text:p>
          </table:table-cell>
          <table:table-cell office:value-type="float" office:value="0.99344417">
            <text:p>0.99344417</text:p>
          </table:table-cell>
          <table:table-cell table:number-columns-repeated="4"/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2016.10.27 05:37</text:p>
          </table:table-cell>
          <table:table-cell office:value-type="float" office:value="0.9927">
            <text:p>0.9927</text:p>
          </table:table-cell>
          <table:table-cell office:value-type="float" office:value="0.99312323">
            <text:p>0.99312323</text:p>
          </table:table-cell>
          <table:table-cell table:number-columns-repeated="4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2016.10.27 04:37</text:p>
          </table:table-cell>
          <table:table-cell office:value-type="float" office:value="0.99301">
            <text:p>0.99301</text:p>
          </table:table-cell>
          <table:table-cell office:value-type="float" office:value="0.99272852">
            <text:p>0.99272852</text:p>
          </table:table-cell>
          <table:table-cell table:number-columns-repeated="4"/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2016.10.27 03:37</text:p>
          </table:table-cell>
          <table:table-cell office:value-type="float" office:value="0.99269">
            <text:p>0.99269</text:p>
          </table:table-cell>
          <table:table-cell office:value-type="float" office:value="0.99217898">
            <text:p>0.99217898</text:p>
          </table:table-cell>
          <table:table-cell table:number-columns-repeated="4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2016.10.27 02:37</text:p>
          </table:table-cell>
          <table:table-cell office:value-type="float" office:value="0.99114">
            <text:p>0.99114</text:p>
          </table:table-cell>
          <table:table-cell office:value-type="float" office:value="0.99160121">
            <text:p>0.99160121</text:p>
          </table:table-cell>
          <table:table-cell table:number-columns-repeated="4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2016.10.27 01:37</text:p>
          </table:table-cell>
          <table:table-cell office:value-type="float" office:value="0.99164">
            <text:p>0.99164</text:p>
          </table:table-cell>
          <table:table-cell office:value-type="float" office:value="0.99136963">
            <text:p>0.99136963</text:p>
          </table:table-cell>
          <table:table-cell table:number-columns-repeated="4"/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2016.10.27 00:37</text:p>
          </table:table-cell>
          <table:table-cell office:value-type="float" office:value="0.99171">
            <text:p>0.99171</text:p>
          </table:table-cell>
          <table:table-cell office:value-type="float" office:value="0.99097417">
            <text:p>0.99097417</text:p>
          </table:table-cell>
          <table:table-cell table:number-columns-repeated="4"/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2016.10.26 23:37</text:p>
          </table:table-cell>
          <table:table-cell office:value-type="float" office:value="0.99049">
            <text:p>0.99049</text:p>
          </table:table-cell>
          <table:table-cell office:value-type="float" office:value="0.99044475">
            <text:p>0.99044475</text:p>
          </table:table-cell>
          <table:table-cell table:number-columns-repeated="4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2016.10.26 22:37</text:p>
          </table:table-cell>
          <table:table-cell office:value-type="float" office:value="0.98834">
            <text:p>0.98834</text:p>
          </table:table-cell>
          <table:table-cell office:value-type="float" office:value="0.99029713">
            <text:p>0.99029713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2016.10.26 21:37</text:p>
          </table:table-cell>
          <table:table-cell office:value-type="float" office:value="0.98843">
            <text:p>0.98843</text:p>
          </table:table-cell>
          <table:table-cell office:value-type="float" office:value="0.99027764">
            <text:p>0.99027764</text:p>
          </table:table-cell>
          <table:table-cell table:number-columns-repeated="4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2016.10.26 20:37</text:p>
          </table:table-cell>
          <table:table-cell office:value-type="float" office:value="0.98844">
            <text:p>0.98844</text:p>
          </table:table-cell>
          <table:table-cell office:value-type="float" office:value="0.99025793">
            <text:p>0.99025793</text:p>
          </table:table-cell>
          <table:table-cell table:number-columns-repeated="4"/>
        </table:table-row>
        <table:table-row table:style-name="ro1">
          <table:table-cell office:value-type="float" office:value="284">
            <text:p>284</text:p>
          </table:table-cell>
          <table:table-cell office:value-type="string">
            <text:p>2016.10.26 19:37</text:p>
          </table:table-cell>
          <table:table-cell office:value-type="float" office:value="0.98887">
            <text:p>0.98887</text:p>
          </table:table-cell>
          <table:table-cell office:value-type="float" office:value="0.99022076">
            <text:p>0.99022076</text:p>
          </table:table-cell>
          <table:table-cell table:number-columns-repeated="4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2016.10.26 18:37</text:p>
          </table:table-cell>
          <table:table-cell office:value-type="float" office:value="0.9893">
            <text:p>0.9893</text:p>
          </table:table-cell>
          <table:table-cell office:value-type="float" office:value="0.99021733">
            <text:p>0.99021733</text:p>
          </table:table-cell>
          <table:table-cell table:number-columns-repeated="4"/>
        </table:table-row>
        <table:table-row table:style-name="ro1">
          <table:table-cell office:value-type="float" office:value="286">
            <text:p>286</text:p>
          </table:table-cell>
          <table:table-cell office:value-type="string">
            <text:p>2016.10.26 17:37</text:p>
          </table:table-cell>
          <table:table-cell office:value-type="float" office:value="0.98871">
            <text:p>0.98871</text:p>
          </table:table-cell>
          <table:table-cell office:value-type="float" office:value="0.99022601">
            <text:p>0.99022601</text:p>
          </table:table-cell>
          <table:table-cell table:number-columns-repeated="4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2016.10.26 16:37</text:p>
          </table:table-cell>
          <table:table-cell office:value-type="float" office:value="0.99044">
            <text:p>0.99044</text:p>
          </table:table-cell>
          <table:table-cell office:value-type="float" office:value="0.99021855">
            <text:p>0.99021855</text:p>
          </table:table-cell>
          <table:table-cell table:number-columns-repeated="4"/>
        </table:table-row>
        <table:table-row table:style-name="ro1">
          <table:table-cell office:value-type="float" office:value="288">
            <text:p>288</text:p>
          </table:table-cell>
          <table:table-cell office:value-type="string">
            <text:p>2016.10.26 15:37</text:p>
          </table:table-cell>
          <table:table-cell office:value-type="float" office:value="0.99014">
            <text:p>0.99014</text:p>
          </table:table-cell>
          <table:table-cell office:value-type="float" office:value="0.98999641">
            <text:p>0.98999641</text:p>
          </table:table-cell>
          <table:table-cell table:number-columns-repeated="4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2016.10.26 14:37</text:p>
          </table:table-cell>
          <table:table-cell office:value-type="float" office:value="0.98991">
            <text:p>0.98991</text:p>
          </table:table-cell>
          <table:table-cell office:value-type="float" office:value="0.98990698">
            <text:p>0.98990698</text:p>
          </table:table-cell>
          <table:table-cell table:number-columns-repeated="4"/>
        </table:table-row>
        <table:table-row table:style-name="ro1">
          <table:table-cell office:value-type="float" office:value="290">
            <text:p>290</text:p>
          </table:table-cell>
          <table:table-cell office:value-type="string">
            <text:p>2016.10.26 13:37</text:p>
          </table:table-cell>
          <table:table-cell office:value-type="float" office:value="0.98931">
            <text:p>0.98931</text:p>
          </table:table-cell>
          <table:table-cell office:value-type="float" office:value="0.98978332">
            <text:p>0.98978332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2016.10.26 12:37</text:p>
          </table:table-cell>
          <table:table-cell office:value-type="float" office:value="0.98879">
            <text:p>0.98879</text:p>
          </table:table-cell>
          <table:table-cell office:value-type="float" office:value="0.98990327">
            <text:p>0.98990327</text:p>
          </table:table-cell>
          <table:table-cell table:number-columns-repeated="4"/>
        </table:table-row>
        <table:table-row table:style-name="ro1">
          <table:table-cell office:value-type="float" office:value="292">
            <text:p>292</text:p>
          </table:table-cell>
          <table:table-cell office:value-type="string">
            <text:p>2016.10.26 11:37</text:p>
          </table:table-cell>
          <table:table-cell office:value-type="float" office:value="0.98906">
            <text:p>0.98906</text:p>
          </table:table-cell>
          <table:table-cell office:value-type="float" office:value="0.98997089">
            <text:p>0.98997089</text:p>
          </table:table-cell>
          <table:table-cell table:number-columns-repeated="4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2016.10.26 10:37</text:p>
          </table:table-cell>
          <table:table-cell office:value-type="float" office:value="0.98945">
            <text:p>0.98945</text:p>
          </table:table-cell>
          <table:table-cell office:value-type="float" office:value="0.99009079">
            <text:p>0.99009079</text:p>
          </table:table-cell>
          <table:table-cell table:number-columns-repeated="4"/>
        </table:table-row>
        <table:table-row table:style-name="ro1">
          <table:table-cell office:value-type="float" office:value="294">
            <text:p>294</text:p>
          </table:table-cell>
          <table:table-cell office:value-type="string">
            <text:p>2016.10.26 09:37</text:p>
          </table:table-cell>
          <table:table-cell office:value-type="float" office:value="0.98909">
            <text:p>0.98909</text:p>
          </table:table-cell>
          <table:table-cell office:value-type="float" office:value="0.99015615">
            <text:p>0.99015615</text:p>
          </table:table-cell>
          <table:table-cell table:number-columns-repeated="4"/>
        </table:table-row>
        <table:table-row table:style-name="ro1">
          <table:table-cell office:value-type="float" office:value="295">
            <text:p>295</text:p>
          </table:table-cell>
          <table:table-cell office:value-type="string">
            <text:p>2016.10.26 08:37</text:p>
          </table:table-cell>
          <table:table-cell office:value-type="float" office:value="0.98868">
            <text:p>0.98868</text:p>
          </table:table-cell>
          <table:table-cell office:value-type="float" office:value="0.99015585">
            <text:p>0.99015585</text:p>
          </table:table-cell>
          <table:table-cell table:number-columns-repeated="4"/>
        </table:table-row>
        <table:table-row table:style-name="ro1">
          <table:table-cell office:value-type="float" office:value="296">
            <text:p>296</text:p>
          </table:table-cell>
          <table:table-cell office:value-type="string">
            <text:p>2016.10.26 07:37</text:p>
          </table:table-cell>
          <table:table-cell office:value-type="float" office:value="0.98881">
            <text:p>0.98881</text:p>
          </table:table-cell>
          <table:table-cell office:value-type="float" office:value="0.990143">
            <text:p>0.990143</text:p>
          </table:table-cell>
          <table:table-cell table:number-columns-repeated="4"/>
        </table:table-row>
        <table:table-row table:style-name="ro1">
          <table:table-cell office:value-type="float" office:value="297">
            <text:p>297</text:p>
          </table:table-cell>
          <table:table-cell office:value-type="string">
            <text:p>2016.10.26 06:37</text:p>
          </table:table-cell>
          <table:table-cell office:value-type="float" office:value="0.98908">
            <text:p>0.98908</text:p>
          </table:table-cell>
          <table:table-cell office:value-type="float" office:value="0.9902313">
            <text:p>0.9902313</text:p>
          </table:table-cell>
          <table:table-cell table:number-columns-repeated="4"/>
        </table:table-row>
        <table:table-row table:style-name="ro1">
          <table:table-cell office:value-type="float" office:value="298">
            <text:p>298</text:p>
          </table:table-cell>
          <table:table-cell office:value-type="string">
            <text:p>2016.10.26 05:37</text:p>
          </table:table-cell>
          <table:table-cell office:value-type="float" office:value="0.98943">
            <text:p>0.98943</text:p>
          </table:table-cell>
          <table:table-cell office:value-type="float" office:value="0.99023016">
            <text:p>0.99023016</text:p>
          </table:table-cell>
          <table:table-cell table:number-columns-repeated="4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2016.10.26 04:37</text:p>
          </table:table-cell>
          <table:table-cell office:value-type="float" office:value="0.98938">
            <text:p>0.98938</text:p>
          </table:table-cell>
          <table:table-cell office:value-type="float" office:value="0.9903508">
            <text:p>0.9903508</text:p>
          </table:table-cell>
          <table:table-cell table:number-columns-repeated="4"/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2016.10.26 03:37</text:p>
          </table:table-cell>
          <table:table-cell office:value-type="float" office:value="0.98979">
            <text:p>0.98979</text:p>
          </table:table-cell>
          <table:table-cell office:value-type="float" office:value="0.99040369">
            <text:p>0.99040369</text:p>
          </table:table-cell>
          <table:table-cell table:number-columns-repeated="4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2016.10.26 02:37</text:p>
          </table:table-cell>
          <table:table-cell office:value-type="float" office:value="0.98928">
            <text:p>0.98928</text:p>
          </table:table-cell>
          <table:table-cell office:value-type="float" office:value="0.99040511">
            <text:p>0.99040511</text:p>
          </table:table-cell>
          <table:table-cell table:number-columns-repeated="4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2016.10.26 01:37</text:p>
          </table:table-cell>
          <table:table-cell office:value-type="float" office:value="0.98931">
            <text:p>0.98931</text:p>
          </table:table-cell>
          <table:table-cell office:value-type="float" office:value="0.99044707">
            <text:p>0.99044707</text:p>
          </table:table-cell>
          <table:table-cell table:number-columns-repeated="4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2016.10.26 00:37</text:p>
          </table:table-cell>
          <table:table-cell office:value-type="float" office:value="0.9891">
            <text:p>0.9891</text:p>
          </table:table-cell>
          <table:table-cell office:value-type="float" office:value="0.99051022">
            <text:p>0.99051022</text:p>
          </table:table-cell>
          <table:table-cell table:number-columns-repeated="4"/>
        </table:table-row>
        <table:table-row table:style-name="ro1">
          <table:table-cell office:value-type="float" office:value="304">
            <text:p>304</text:p>
          </table:table-cell>
          <table:table-cell office:value-type="string">
            <text:p>2016.10.25 23:37</text:p>
          </table:table-cell>
          <table:table-cell office:value-type="float" office:value="0.98918">
            <text:p>0.98918</text:p>
          </table:table-cell>
          <table:table-cell office:value-type="float" office:value="0.99057834">
            <text:p>0.99057834</text:p>
          </table:table-cell>
          <table:table-cell table:number-columns-repeated="4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2016.10.25 22:37</text:p>
          </table:table-cell>
          <table:table-cell office:value-type="float" office:value="0.98944">
            <text:p>0.98944</text:p>
          </table:table-cell>
          <table:table-cell office:value-type="float" office:value="0.9906315">
            <text:p>0.9906315</text:p>
          </table:table-cell>
          <table:table-cell table:number-columns-repeated="4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2016.10.25 21:37</text:p>
          </table:table-cell>
          <table:table-cell office:value-type="float" office:value="0.98881">
            <text:p>0.98881</text:p>
          </table:table-cell>
          <table:table-cell office:value-type="float" office:value="0.99062215">
            <text:p>0.99062215</text:p>
          </table:table-cell>
          <table:table-cell table:number-columns-repeated="4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2016.10.25 20:37</text:p>
          </table:table-cell>
          <table:table-cell office:value-type="float" office:value="0.98893">
            <text:p>0.98893</text:p>
          </table:table-cell>
          <table:table-cell office:value-type="float" office:value="0.99063072">
            <text:p>0.99063072</text:p>
          </table:table-cell>
          <table:table-cell table:number-columns-repeated="4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2016.10.25 19:37</text:p>
          </table:table-cell>
          <table:table-cell office:value-type="float" office:value="0.98824">
            <text:p>0.98824</text:p>
          </table:table-cell>
          <table:table-cell office:value-type="float" office:value="0.99099341">
            <text:p>0.99099341</text:p>
          </table:table-cell>
          <table:table-cell table:number-columns-repeated="4"/>
        </table:table-row>
        <table:table-row table:style-name="ro1">
          <table:table-cell office:value-type="float" office:value="309">
            <text:p>309</text:p>
          </table:table-cell>
          <table:table-cell office:value-type="string">
            <text:p>2016.10.25 18:37</text:p>
          </table:table-cell>
          <table:table-cell office:value-type="float" office:value="0.98874">
            <text:p>0.98874</text:p>
          </table:table-cell>
          <table:table-cell office:value-type="float" office:value="0.99104129">
            <text:p>0.99104129</text:p>
          </table:table-cell>
          <table:table-cell table:number-columns-repeated="4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2016.10.25 17:37</text:p>
          </table:table-cell>
          <table:table-cell office:value-type="float" office:value="0.98994">
            <text:p>0.98994</text:p>
          </table:table-cell>
          <table:table-cell office:value-type="float" office:value="0.99117764">
            <text:p>0.99117764</text:p>
          </table:table-cell>
          <table:table-cell table:number-columns-repeated="4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2016.10.25 16:37</text:p>
          </table:table-cell>
          <table:table-cell office:value-type="float" office:value="0.9897">
            <text:p>0.9897</text:p>
          </table:table-cell>
          <table:table-cell office:value-type="float" office:value="0.9911655">
            <text:p>0.9911655</text:p>
          </table:table-cell>
          <table:table-cell table:number-columns-repeated="4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2016.10.25 15:37</text:p>
          </table:table-cell>
          <table:table-cell office:value-type="float" office:value="0.98999">
            <text:p>0.98999</text:p>
          </table:table-cell>
          <table:table-cell office:value-type="float" office:value="0.99117247">
            <text:p>0.99117247</text:p>
          </table:table-cell>
          <table:table-cell table:number-columns-repeated="4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2016.10.25 14:37</text:p>
          </table:table-cell>
          <table:table-cell office:value-type="float" office:value="0.98989">
            <text:p>0.98989</text:p>
          </table:table-cell>
          <table:table-cell office:value-type="float" office:value="0.991256">
            <text:p>0.991256</text:p>
          </table:table-cell>
          <table:table-cell table:number-columns-repeated="4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2016.10.25 13:37</text:p>
          </table:table-cell>
          <table:table-cell office:value-type="float" office:value="0.98907">
            <text:p>0.98907</text:p>
          </table:table-cell>
          <table:table-cell office:value-type="float" office:value="0.99125067">
            <text:p>0.99125067</text:p>
          </table:table-cell>
          <table:table-cell table:number-columns-repeated="4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2016.10.25 12:37</text:p>
          </table:table-cell>
          <table:table-cell office:value-type="float" office:value="0.98908">
            <text:p>0.98908</text:p>
          </table:table-cell>
          <table:table-cell office:value-type="float" office:value="0.99128224">
            <text:p>0.99128224</text:p>
          </table:table-cell>
          <table:table-cell table:number-columns-repeated="4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2016.10.25 11:37</text:p>
          </table:table-cell>
          <table:table-cell office:value-type="float" office:value="0.98807">
            <text:p>0.98807</text:p>
          </table:table-cell>
          <table:table-cell office:value-type="float" office:value="0.99134407">
            <text:p>0.99134407</text:p>
          </table:table-cell>
          <table:table-cell table:number-columns-repeated="4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2016.10.25 10:37</text:p>
          </table:table-cell>
          <table:table-cell office:value-type="float" office:value="0.989">
            <text:p>0.989</text:p>
          </table:table-cell>
          <table:table-cell office:value-type="float" office:value="0.99135494">
            <text:p>0.99135494</text:p>
          </table:table-cell>
          <table:table-cell table:number-columns-repeated="4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2016.10.25 09:37</text:p>
          </table:table-cell>
          <table:table-cell office:value-type="float" office:value="0.99019">
            <text:p>0.99019</text:p>
          </table:table-cell>
          <table:table-cell office:value-type="float" office:value="0.9914235">
            <text:p>0.9914235</text:p>
          </table:table-cell>
          <table:table-cell table:number-columns-repeated="4"/>
        </table:table-row>
        <table:table-row table:style-name="ro1">
          <table:table-cell office:value-type="float" office:value="319">
            <text:p>319</text:p>
          </table:table-cell>
          <table:table-cell office:value-type="string">
            <text:p>2016.10.25 08:37</text:p>
          </table:table-cell>
          <table:table-cell office:value-type="float" office:value="0.98985">
            <text:p>0.98985</text:p>
          </table:table-cell>
          <table:table-cell office:value-type="float" office:value="0.99145623">
            <text:p>0.99145623</text:p>
          </table:table-cell>
          <table:table-cell table:number-columns-repeated="4"/>
        </table:table-row>
        <table:table-row table:style-name="ro1">
          <table:table-cell office:value-type="float" office:value="320">
            <text:p>320</text:p>
          </table:table-cell>
          <table:table-cell office:value-type="string">
            <text:p>2016.10.25 07:37</text:p>
          </table:table-cell>
          <table:table-cell office:value-type="float" office:value="0.9898">
            <text:p>0.9898</text:p>
          </table:table-cell>
          <table:table-cell office:value-type="float" office:value="0.99143098">
            <text:p>0.99143098</text:p>
          </table:table-cell>
          <table:table-cell table:number-columns-repeated="4"/>
        </table:table-row>
        <table:table-row table:style-name="ro1">
          <table:table-cell office:value-type="float" office:value="321">
            <text:p>321</text:p>
          </table:table-cell>
          <table:table-cell office:value-type="string">
            <text:p>2016.10.25 06:37</text:p>
          </table:table-cell>
          <table:table-cell office:value-type="float" office:value="0.98975">
            <text:p>0.98975</text:p>
          </table:table-cell>
          <table:table-cell office:value-type="float" office:value="0.9914126">
            <text:p>0.9914126</text:p>
          </table:table-cell>
          <table:table-cell table:number-columns-repeated="4"/>
        </table:table-row>
        <table:table-row table:style-name="ro1">
          <table:table-cell office:value-type="float" office:value="322">
            <text:p>322</text:p>
          </table:table-cell>
          <table:table-cell office:value-type="string">
            <text:p>2016.10.25 05:37</text:p>
          </table:table-cell>
          <table:table-cell office:value-type="float" office:value="0.98993">
            <text:p>0.98993</text:p>
          </table:table-cell>
          <table:table-cell office:value-type="float" office:value="0.99133662">
            <text:p>0.99133662</text:p>
          </table:table-cell>
          <table:table-cell table:number-columns-repeated="4"/>
        </table:table-row>
        <table:table-row table:style-name="ro1">
          <table:table-cell office:value-type="float" office:value="323">
            <text:p>323</text:p>
          </table:table-cell>
          <table:table-cell office:value-type="string">
            <text:p>2016.10.25 04:37</text:p>
          </table:table-cell>
          <table:table-cell office:value-type="float" office:value="0.98996">
            <text:p>0.98996</text:p>
          </table:table-cell>
          <table:table-cell office:value-type="float" office:value="0.99120557">
            <text:p>0.99120557</text:p>
          </table:table-cell>
          <table:table-cell table:number-columns-repeated="4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2016.10.25 03:37</text:p>
          </table:table-cell>
          <table:table-cell office:value-type="float" office:value="0.9899">
            <text:p>0.9899</text:p>
          </table:table-cell>
          <table:table-cell office:value-type="float" office:value="0.99106384">
            <text:p>0.99106384</text:p>
          </table:table-cell>
          <table:table-cell table:number-columns-repeated="4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2016.10.25 02:37</text:p>
          </table:table-cell>
          <table:table-cell office:value-type="float" office:value="0.98913">
            <text:p>0.98913</text:p>
          </table:table-cell>
          <table:table-cell office:value-type="float" office:value="0.99092884">
            <text:p>0.99092884</text:p>
          </table:table-cell>
          <table:table-cell table:number-columns-repeated="4"/>
        </table:table-row>
        <table:table-row table:style-name="ro1">
          <table:table-cell office:value-type="float" office:value="326">
            <text:p>326</text:p>
          </table:table-cell>
          <table:table-cell office:value-type="string">
            <text:p>2016.10.25 01:37</text:p>
          </table:table-cell>
          <table:table-cell office:value-type="float" office:value="0.98866">
            <text:p>0.98866</text:p>
          </table:table-cell>
          <table:table-cell office:value-type="float" office:value="0.99091672">
            <text:p>0.99091672</text:p>
          </table:table-cell>
          <table:table-cell table:number-columns-repeated="4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2016.10.25 00:37</text:p>
          </table:table-cell>
          <table:table-cell office:value-type="float" office:value="0.99134">
            <text:p>0.99134</text:p>
          </table:table-cell>
          <table:table-cell office:value-type="float" office:value="0.99090323">
            <text:p>0.99090323</text:p>
          </table:table-cell>
          <table:table-cell table:number-columns-repeated="4"/>
        </table:table-row>
        <table:table-row table:style-name="ro1">
          <table:table-cell office:value-type="float" office:value="328">
            <text:p>328</text:p>
          </table:table-cell>
          <table:table-cell office:value-type="string">
            <text:p>2016.10.24 23:37</text:p>
          </table:table-cell>
          <table:table-cell office:value-type="float" office:value="0.99048">
            <text:p>0.99048</text:p>
          </table:table-cell>
          <table:table-cell office:value-type="float" office:value="0.9904316">
            <text:p>0.9904316</text:p>
          </table:table-cell>
          <table:table-cell table:number-columns-repeated="4"/>
        </table:table-row>
        <table:table-row table:style-name="ro1">
          <table:table-cell office:value-type="float" office:value="329">
            <text:p>329</text:p>
          </table:table-cell>
          <table:table-cell office:value-type="string">
            <text:p>2016.10.24 22:37</text:p>
          </table:table-cell>
          <table:table-cell office:value-type="float" office:value="0.99083">
            <text:p>0.99083</text:p>
          </table:table-cell>
          <table:table-cell office:value-type="float" office:value="0.99008994">
            <text:p>0.99008994</text:p>
          </table:table-cell>
          <table:table-cell table:number-columns-repeated="4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2016.10.24 21:37</text:p>
          </table:table-cell>
          <table:table-cell office:value-type="float" office:value="0.98976">
            <text:p>0.98976</text:p>
          </table:table-cell>
          <table:table-cell office:value-type="float" office:value="0.98952298">
            <text:p>0.98952298</text:p>
          </table:table-cell>
          <table:table-cell table:number-columns-repeated="4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2016.10.24 20:37</text:p>
          </table:table-cell>
          <table:table-cell office:value-type="float" office:value="0.98884">
            <text:p>0.98884</text:p>
          </table:table-cell>
          <table:table-cell office:value-type="float" office:value="0.98922165">
            <text:p>0.98922165</text:p>
          </table:table-cell>
          <table:table-cell table:number-columns-repeated="4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2016.10.24 19:37</text:p>
          </table:table-cell>
          <table:table-cell office:value-type="float" office:value="0.98784">
            <text:p>0.98784</text:p>
          </table:table-cell>
          <table:table-cell office:value-type="float" office:value="0.98961664">
            <text:p>0.98961664</text:p>
          </table:table-cell>
          <table:table-cell table:number-columns-repeated="4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2016.10.24 18:37</text:p>
          </table:table-cell>
          <table:table-cell office:value-type="float" office:value="0.98837">
            <text:p>0.98837</text:p>
          </table:table-cell>
          <table:table-cell office:value-type="float" office:value="0.98967437">
            <text:p>0.98967437</text:p>
          </table:table-cell>
          <table:table-cell table:number-columns-repeated="4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2016.10.24 17:37</text:p>
          </table:table-cell>
          <table:table-cell office:value-type="float" office:value="0.98827">
            <text:p>0.98827</text:p>
          </table:table-cell>
          <table:table-cell office:value-type="float" office:value="0.98966048">
            <text:p>0.98966048</text:p>
          </table:table-cell>
          <table:table-cell table:number-columns-repeated="4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2016.10.24 16:37</text:p>
          </table:table-cell>
          <table:table-cell office:value-type="float" office:value="0.98786">
            <text:p>0.98786</text:p>
          </table:table-cell>
          <table:table-cell office:value-type="float" office:value="0.98969088">
            <text:p>0.98969088</text:p>
          </table:table-cell>
          <table:table-cell table:number-columns-repeated="4"/>
        </table:table-row>
        <table:table-row table:style-name="ro1">
          <table:table-cell office:value-type="float" office:value="336">
            <text:p>336</text:p>
          </table:table-cell>
          <table:table-cell office:value-type="string">
            <text:p>2016.10.24 15:37</text:p>
          </table:table-cell>
          <table:table-cell office:value-type="float" office:value="0.98795">
            <text:p>0.98795</text:p>
          </table:table-cell>
          <table:table-cell office:value-type="float" office:value="0.98982372">
            <text:p>0.98982372</text:p>
          </table:table-cell>
          <table:table-cell table:number-columns-repeated="4"/>
        </table:table-row>
        <table:table-row table:style-name="ro1">
          <table:table-cell office:value-type="float" office:value="337">
            <text:p>337</text:p>
          </table:table-cell>
          <table:table-cell office:value-type="string">
            <text:p>2016.10.24 14:37</text:p>
          </table:table-cell>
          <table:table-cell office:value-type="float" office:value="0.98765">
            <text:p>0.98765</text:p>
          </table:table-cell>
          <table:table-cell office:value-type="float" office:value="0.9898854">
            <text:p>0.9898854</text:p>
          </table:table-cell>
          <table:table-cell table:number-columns-repeated="4"/>
        </table:table-row>
        <table:table-row table:style-name="ro1">
          <table:table-cell office:value-type="float" office:value="338">
            <text:p>338</text:p>
          </table:table-cell>
          <table:table-cell office:value-type="string">
            <text:p>2016.10.24 13:37</text:p>
          </table:table-cell>
          <table:table-cell office:value-type="float" office:value="0.98696">
            <text:p>0.98696</text:p>
          </table:table-cell>
          <table:table-cell office:value-type="float" office:value="0.98991354">
            <text:p>0.98991354</text:p>
          </table:table-cell>
          <table:table-cell table:number-columns-repeated="4"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2016.10.24 12:37</text:p>
          </table:table-cell>
          <table:table-cell office:value-type="float" office:value="0.98741">
            <text:p>0.98741</text:p>
          </table:table-cell>
          <table:table-cell office:value-type="float" office:value="0.99004926">
            <text:p>0.99004926</text:p>
          </table:table-cell>
          <table:table-cell table:number-columns-repeated="4"/>
        </table:table-row>
        <table:table-row table:style-name="ro1">
          <table:table-cell office:value-type="float" office:value="340">
            <text:p>340</text:p>
          </table:table-cell>
          <table:table-cell office:value-type="string">
            <text:p>2016.10.24 11:37</text:p>
          </table:table-cell>
          <table:table-cell office:value-type="float" office:value="0.98707">
            <text:p>0.98707</text:p>
          </table:table-cell>
          <table:table-cell office:value-type="float" office:value="0.99007033">
            <text:p>0.99007033</text:p>
          </table:table-cell>
          <table:table-cell table:number-columns-repeated="4"/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2016.10.24 10:37</text:p>
          </table:table-cell>
          <table:table-cell office:value-type="float" office:value="0.98754">
            <text:p>0.98754</text:p>
          </table:table-cell>
          <table:table-cell office:value-type="float" office:value="0.99006711">
            <text:p>0.99006711</text:p>
          </table:table-cell>
          <table:table-cell table:number-columns-repeated="4"/>
        </table:table-row>
        <table:table-row table:style-name="ro1">
          <table:table-cell office:value-type="float" office:value="342">
            <text:p>342</text:p>
          </table:table-cell>
          <table:table-cell office:value-type="string">
            <text:p>2016.10.24 09:37</text:p>
          </table:table-cell>
          <table:table-cell office:value-type="float" office:value="0.98804">
            <text:p>0.98804</text:p>
          </table:table-cell>
          <table:table-cell office:value-type="float" office:value="0.99005806">
            <text:p>0.99005806</text:p>
          </table:table-cell>
          <table:table-cell table:number-columns-repeated="4"/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2016.10.24 08:37</text:p>
          </table:table-cell>
          <table:table-cell office:value-type="float" office:value="0.98847">
            <text:p>0.98847</text:p>
          </table:table-cell>
          <table:table-cell office:value-type="float" office:value="0.9900676">
            <text:p>0.9900676</text:p>
          </table:table-cell>
          <table:table-cell table:number-columns-repeated="4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2016.10.24 07:37</text:p>
          </table:table-cell>
          <table:table-cell office:value-type="float" office:value="0.98863">
            <text:p>0.98863</text:p>
          </table:table-cell>
          <table:table-cell office:value-type="float" office:value="0.99019528">
            <text:p>0.99019528</text:p>
          </table:table-cell>
          <table:table-cell table:number-columns-repeated="4"/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2016.10.24 06:37</text:p>
          </table:table-cell>
          <table:table-cell office:value-type="float" office:value="0.989">
            <text:p>0.989</text:p>
          </table:table-cell>
          <table:table-cell office:value-type="float" office:value="0.99038684">
            <text:p>0.99038684</text:p>
          </table:table-cell>
          <table:table-cell table:number-columns-repeated="4"/>
        </table:table-row>
        <table:table-row table:style-name="ro1">
          <table:table-cell office:value-type="float" office:value="346">
            <text:p>346</text:p>
          </table:table-cell>
          <table:table-cell office:value-type="string">
            <text:p>2016.10.24 05:37</text:p>
          </table:table-cell>
          <table:table-cell office:value-type="float" office:value="0.98838">
            <text:p>0.98838</text:p>
          </table:table-cell>
          <table:table-cell office:value-type="float" office:value="0.99061049">
            <text:p>0.99061049</text:p>
          </table:table-cell>
          <table:table-cell table:number-columns-repeated="4"/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2016.10.24 04:37</text:p>
          </table:table-cell>
          <table:table-cell office:value-type="float" office:value="0.98907">
            <text:p>0.98907</text:p>
          </table:table-cell>
          <table:table-cell office:value-type="float" office:value="0.99078231">
            <text:p>0.99078231</text:p>
          </table:table-cell>
          <table:table-cell table:number-columns-repeated="4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2016.10.24 03:37</text:p>
          </table:table-cell>
          <table:table-cell office:value-type="float" office:value="0.98836">
            <text:p>0.98836</text:p>
          </table:table-cell>
          <table:table-cell office:value-type="float" office:value="0.99093816">
            <text:p>0.99093816</text:p>
          </table:table-cell>
          <table:table-cell table:number-columns-repeated="4"/>
        </table:table-row>
        <table:table-row table:style-name="ro1">
          <table:table-cell office:value-type="float" office:value="349">
            <text:p>349</text:p>
          </table:table-cell>
          <table:table-cell office:value-type="string">
            <text:p>2016.10.24 02:37</text:p>
          </table:table-cell>
          <table:table-cell office:value-type="float" office:value="0.98792">
            <text:p>0.98792</text:p>
          </table:table-cell>
          <table:table-cell office:value-type="float" office:value="0.99101875">
            <text:p>0.99101875</text:p>
          </table:table-cell>
          <table:table-cell table:number-columns-repeated="4"/>
        </table:table-row>
        <table:table-row table:style-name="ro1">
          <table:table-cell office:value-type="float" office:value="350">
            <text:p>350</text:p>
          </table:table-cell>
          <table:table-cell office:value-type="string">
            <text:p>2016.10.24 01:37</text:p>
          </table:table-cell>
          <table:table-cell office:value-type="float" office:value="0.98799">
            <text:p>0.98799</text:p>
          </table:table-cell>
          <table:table-cell office:value-type="float" office:value="0.99104227">
            <text:p>0.99104227</text:p>
          </table:table-cell>
          <table:table-cell table:number-columns-repeated="4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2016.10.24 00:37</text:p>
          </table:table-cell>
          <table:table-cell office:value-type="float" office:value="0.99029">
            <text:p>0.99029</text:p>
          </table:table-cell>
          <table:table-cell office:value-type="float" office:value="0.99105194">
            <text:p>0.99105194</text:p>
          </table:table-cell>
          <table:table-cell table:number-columns-repeated="4"/>
        </table:table-row>
        <table:table-row table:style-name="ro1">
          <table:table-cell office:value-type="float" office:value="352">
            <text:p>352</text:p>
          </table:table-cell>
          <table:table-cell office:value-type="string">
            <text:p>2016.10.23 23:37</text:p>
          </table:table-cell>
          <table:table-cell office:value-type="float" office:value="0.98873">
            <text:p>0.98873</text:p>
          </table:table-cell>
          <table:table-cell office:value-type="float" office:value="0.99099797">
            <text:p>0.99099797</text:p>
          </table:table-cell>
          <table:table-cell table:number-columns-repeated="4"/>
        </table:table-row>
        <table:table-row table:style-name="ro1">
          <table:table-cell office:value-type="float" office:value="353">
            <text:p>353</text:p>
          </table:table-cell>
          <table:table-cell office:value-type="string">
            <text:p>2016.10.23 22:37</text:p>
          </table:table-cell>
          <table:table-cell office:value-type="float" office:value="0.98813">
            <text:p>0.98813</text:p>
          </table:table-cell>
          <table:table-cell office:value-type="float" office:value="0.99098385">
            <text:p>0.99098385</text:p>
          </table:table-cell>
          <table:table-cell table:number-columns-repeated="4"/>
        </table:table-row>
        <table:table-row table:style-name="ro1">
          <table:table-cell office:value-type="float" office:value="354">
            <text:p>354</text:p>
          </table:table-cell>
          <table:table-cell office:value-type="string">
            <text:p>2016.10.23 21:37</text:p>
          </table:table-cell>
          <table:table-cell office:value-type="float" office:value="0.98863">
            <text:p>0.98863</text:p>
          </table:table-cell>
          <table:table-cell office:value-type="float" office:value="0.99088622">
            <text:p>0.99088622</text:p>
          </table:table-cell>
          <table:table-cell table:number-columns-repeated="4"/>
        </table:table-row>
        <table:table-row table:style-name="ro1">
          <table:table-cell office:value-type="float" office:value="355">
            <text:p>355</text:p>
          </table:table-cell>
          <table:table-cell office:value-type="string">
            <text:p>2016.10.23 20:37</text:p>
          </table:table-cell>
          <table:table-cell office:value-type="float" office:value="0.98928">
            <text:p>0.98928</text:p>
          </table:table-cell>
          <table:table-cell office:value-type="float" office:value="0.99086653">
            <text:p>0.99086653</text:p>
          </table:table-cell>
          <table:table-cell table:number-columns-repeated="4"/>
        </table:table-row>
        <table:table-row table:style-name="ro1">
          <table:table-cell office:value-type="float" office:value="356">
            <text:p>356</text:p>
          </table:table-cell>
          <table:table-cell office:value-type="string">
            <text:p>2016.10.23 19:37</text:p>
          </table:table-cell>
          <table:table-cell office:value-type="float" office:value="0.98889">
            <text:p>0.98889</text:p>
          </table:table-cell>
          <table:table-cell office:value-type="float" office:value="0.99093039">
            <text:p>0.99093039</text:p>
          </table:table-cell>
          <table:table-cell table:number-columns-repeated="4"/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2016.10.23 18:37</text:p>
          </table:table-cell>
          <table:table-cell office:value-type="float" office:value="0.98869">
            <text:p>0.98869</text:p>
          </table:table-cell>
          <table:table-cell office:value-type="float" office:value="0.99101882">
            <text:p>0.99101882</text:p>
          </table:table-cell>
          <table:table-cell table:number-columns-repeated="4"/>
        </table:table-row>
        <table:table-row table:style-name="ro1">
          <table:table-cell office:value-type="float" office:value="358">
            <text:p>358</text:p>
          </table:table-cell>
          <table:table-cell office:value-type="string">
            <text:p>2016.10.23 17:37</text:p>
          </table:table-cell>
          <table:table-cell office:value-type="float" office:value="0.98988">
            <text:p>0.98988</text:p>
          </table:table-cell>
          <table:table-cell office:value-type="float" office:value="0.99099043">
            <text:p>0.99099043</text:p>
          </table:table-cell>
          <table:table-cell table:number-columns-repeated="4"/>
        </table:table-row>
        <table:table-row table:style-name="ro1">
          <table:table-cell office:value-type="float" office:value="359">
            <text:p>359</text:p>
          </table:table-cell>
          <table:table-cell office:value-type="string">
            <text:p>2016.10.23 16:37</text:p>
          </table:table-cell>
          <table:table-cell office:value-type="float" office:value="0.98915">
            <text:p>0.98915</text:p>
          </table:table-cell>
          <table:table-cell office:value-type="float" office:value="0.9909721">
            <text:p>0.9909721</text:p>
          </table:table-cell>
          <table:table-cell table:number-columns-repeated="4"/>
        </table:table-row>
        <table:table-row table:style-name="ro1">
          <table:table-cell office:value-type="float" office:value="360">
            <text:p>360</text:p>
          </table:table-cell>
          <table:table-cell office:value-type="string">
            <text:p>2016.10.23 15:37</text:p>
          </table:table-cell>
          <table:table-cell office:value-type="float" office:value="0.98955">
            <text:p>0.98955</text:p>
          </table:table-cell>
          <table:table-cell office:value-type="float" office:value="0.9909674">
            <text:p>0.9909674</text:p>
          </table:table-cell>
          <table:table-cell table:number-columns-repeated="4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2016.10.23 14:37</text:p>
          </table:table-cell>
          <table:table-cell office:value-type="float" office:value="0.9893">
            <text:p>0.9893</text:p>
          </table:table-cell>
          <table:table-cell office:value-type="float" office:value="0.99097737">
            <text:p>0.99097737</text:p>
          </table:table-cell>
          <table:table-cell table:number-columns-repeated="4"/>
        </table:table-row>
        <table:table-row table:style-name="ro1">
          <table:table-cell office:value-type="float" office:value="362">
            <text:p>362</text:p>
          </table:table-cell>
          <table:table-cell office:value-type="string">
            <text:p>2016.10.23 13:37</text:p>
          </table:table-cell>
          <table:table-cell office:value-type="float" office:value="0.98915">
            <text:p>0.98915</text:p>
          </table:table-cell>
          <table:table-cell office:value-type="float" office:value="0.99118005">
            <text:p>0.99118005</text:p>
          </table:table-cell>
          <table:table-cell table:number-columns-repeated="4"/>
        </table:table-row>
        <table:table-row table:style-name="ro1">
          <table:table-cell office:value-type="float" office:value="363">
            <text:p>363</text:p>
          </table:table-cell>
          <table:table-cell office:value-type="string">
            <text:p>2016.10.23 12:37</text:p>
          </table:table-cell>
          <table:table-cell office:value-type="float" office:value="0.98986">
            <text:p>0.98986</text:p>
          </table:table-cell>
          <table:table-cell office:value-type="float" office:value="0.99118921">
            <text:p>0.99118921</text:p>
          </table:table-cell>
          <table:table-cell table:number-columns-repeated="4"/>
        </table:table-row>
        <table:table-row table:style-name="ro1">
          <table:table-cell office:value-type="float" office:value="364">
            <text:p>364</text:p>
          </table:table-cell>
          <table:table-cell office:value-type="string">
            <text:p>2016.10.23 11:37</text:p>
          </table:table-cell>
          <table:table-cell office:value-type="float" office:value="0.99024">
            <text:p>0.99024</text:p>
          </table:table-cell>
          <table:table-cell office:value-type="float" office:value="0.99126019">
            <text:p>0.99126019</text:p>
          </table:table-cell>
          <table:table-cell table:number-columns-repeated="4"/>
        </table:table-row>
        <table:table-row table:style-name="ro1">
          <table:table-cell office:value-type="float" office:value="365">
            <text:p>365</text:p>
          </table:table-cell>
          <table:table-cell office:value-type="string">
            <text:p>2016.10.23 10:37</text:p>
          </table:table-cell>
          <table:table-cell office:value-type="float" office:value="0.99052">
            <text:p>0.99052</text:p>
          </table:table-cell>
          <table:table-cell office:value-type="float" office:value="0.99124672">
            <text:p>0.99124672</text:p>
          </table:table-cell>
          <table:table-cell table:number-columns-repeated="4"/>
        </table:table-row>
        <table:table-row table:style-name="ro1">
          <table:table-cell office:value-type="float" office:value="366">
            <text:p>366</text:p>
          </table:table-cell>
          <table:table-cell office:value-type="string">
            <text:p>2016.10.23 09:37</text:p>
          </table:table-cell>
          <table:table-cell office:value-type="float" office:value="0.99044">
            <text:p>0.99044</text:p>
          </table:table-cell>
          <table:table-cell office:value-type="float" office:value="0.99116421">
            <text:p>0.99116421</text:p>
          </table:table-cell>
          <table:table-cell table:number-columns-repeated="4"/>
        </table:table-row>
        <table:table-row table:style-name="ro1">
          <table:table-cell office:value-type="float" office:value="367">
            <text:p>367</text:p>
          </table:table-cell>
          <table:table-cell office:value-type="string">
            <text:p>2016.10.23 08:37</text:p>
          </table:table-cell>
          <table:table-cell office:value-type="float" office:value="0.99044">
            <text:p>0.99044</text:p>
          </table:table-cell>
          <table:table-cell office:value-type="float" office:value="0.99112647">
            <text:p>0.99112647</text:p>
          </table:table-cell>
          <table:table-cell table:number-columns-repeated="4"/>
        </table:table-row>
        <table:table-row table:style-name="ro1">
          <table:table-cell office:value-type="float" office:value="368">
            <text:p>368</text:p>
          </table:table-cell>
          <table:table-cell office:value-type="string">
            <text:p>2016.10.23 07:37</text:p>
          </table:table-cell>
          <table:table-cell office:value-type="float" office:value="0.99018">
            <text:p>0.99018</text:p>
          </table:table-cell>
          <table:table-cell office:value-type="float" office:value="0.99114654">
            <text:p>0.99114654</text:p>
          </table:table-cell>
          <table:table-cell table:number-columns-repeated="4"/>
        </table:table-row>
        <table:table-row table:style-name="ro1">
          <table:table-cell office:value-type="float" office:value="369">
            <text:p>369</text:p>
          </table:table-cell>
          <table:table-cell office:value-type="string">
            <text:p>2016.10.23 06:37</text:p>
          </table:table-cell>
          <table:table-cell office:value-type="float" office:value="0.99028">
            <text:p>0.99028</text:p>
          </table:table-cell>
          <table:table-cell office:value-type="float" office:value="0.99113006">
            <text:p>0.99113006</text:p>
          </table:table-cell>
          <table:table-cell table:number-columns-repeated="4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2016.10.23 05:37</text:p>
          </table:table-cell>
          <table:table-cell office:value-type="float" office:value="0.9904">
            <text:p>0.9904</text:p>
          </table:table-cell>
          <table:table-cell office:value-type="float" office:value="0.99099483">
            <text:p>0.99099483</text:p>
          </table:table-cell>
          <table:table-cell table:number-columns-repeated="4"/>
        </table:table-row>
        <table:table-row table:style-name="ro1">
          <table:table-cell office:value-type="float" office:value="371">
            <text:p>371</text:p>
          </table:table-cell>
          <table:table-cell office:value-type="string">
            <text:p>2016.10.23 04:37</text:p>
          </table:table-cell>
          <table:table-cell office:value-type="float" office:value="0.98982">
            <text:p>0.98982</text:p>
          </table:table-cell>
          <table:table-cell office:value-type="float" office:value="0.99075625">
            <text:p>0.99075625</text:p>
          </table:table-cell>
          <table:table-cell table:number-columns-repeated="4"/>
        </table:table-row>
        <table:table-row table:style-name="ro1">
          <table:table-cell office:value-type="float" office:value="372">
            <text:p>372</text:p>
          </table:table-cell>
          <table:table-cell office:value-type="string">
            <text:p>2016.10.23 03:37</text:p>
          </table:table-cell>
          <table:table-cell office:value-type="float" office:value="0.98952">
            <text:p>0.98952</text:p>
          </table:table-cell>
          <table:table-cell office:value-type="float" office:value="0.99063422">
            <text:p>0.99063422</text:p>
          </table:table-cell>
          <table:table-cell table:number-columns-repeated="4"/>
        </table:table-row>
        <table:table-row table:style-name="ro1">
          <table:table-cell office:value-type="float" office:value="373">
            <text:p>373</text:p>
          </table:table-cell>
          <table:table-cell office:value-type="string">
            <text:p>2016.10.23 02:37</text:p>
          </table:table-cell>
          <table:table-cell office:value-type="float" office:value="0.98981">
            <text:p>0.98981</text:p>
          </table:table-cell>
          <table:table-cell office:value-type="float" office:value="0.99049291">
            <text:p>0.99049291</text:p>
          </table:table-cell>
          <table:table-cell table:number-columns-repeated="4"/>
        </table:table-row>
        <table:table-row table:style-name="ro1">
          <table:table-cell office:value-type="float" office:value="374">
            <text:p>374</text:p>
          </table:table-cell>
          <table:table-cell office:value-type="string">
            <text:p>2016.10.23 01:37</text:p>
          </table:table-cell>
          <table:table-cell office:value-type="float" office:value="0.99013">
            <text:p>0.99013</text:p>
          </table:table-cell>
          <table:table-cell office:value-type="float" office:value="0.99026423">
            <text:p>0.99026423</text:p>
          </table:table-cell>
          <table:table-cell table:number-columns-repeated="4"/>
        </table:table-row>
        <table:table-row table:style-name="ro1">
          <table:table-cell office:value-type="float" office:value="375">
            <text:p>375</text:p>
          </table:table-cell>
          <table:table-cell office:value-type="string">
            <text:p>2016.10.23 00:37</text:p>
          </table:table-cell>
          <table:table-cell office:value-type="float" office:value="0.9886">
            <text:p>0.9886</text:p>
          </table:table-cell>
          <table:table-cell office:value-type="float" office:value="0.98987143">
            <text:p>0.98987143</text:p>
          </table:table-cell>
          <table:table-cell table:number-columns-repeated="4"/>
        </table:table-row>
        <table:table-row table:style-name="ro1">
          <table:table-cell office:value-type="float" office:value="376">
            <text:p>376</text:p>
          </table:table-cell>
          <table:table-cell office:value-type="string">
            <text:p>2016.10.22 23:37</text:p>
          </table:table-cell>
          <table:table-cell office:value-type="float" office:value="0.98824">
            <text:p>0.98824</text:p>
          </table:table-cell>
          <table:table-cell office:value-type="float" office:value="0.98977889">
            <text:p>0.98977889</text:p>
          </table:table-cell>
          <table:table-cell table:number-columns-repeated="4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2016.10.22 22:37</text:p>
          </table:table-cell>
          <table:table-cell office:value-type="float" office:value="0.98903">
            <text:p>0.98903</text:p>
          </table:table-cell>
          <table:table-cell office:value-type="float" office:value="0.98969817">
            <text:p>0.98969817</text:p>
          </table:table-cell>
          <table:table-cell table:number-columns-repeated="4"/>
        </table:table-row>
        <table:table-row table:style-name="ro1">
          <table:table-cell office:value-type="float" office:value="378">
            <text:p>378</text:p>
          </table:table-cell>
          <table:table-cell office:value-type="string">
            <text:p>2016.10.22 21:37</text:p>
          </table:table-cell>
          <table:table-cell office:value-type="float" office:value="0.98939">
            <text:p>0.98939</text:p>
          </table:table-cell>
          <table:table-cell office:value-type="float" office:value="0.98948099">
            <text:p>0.98948099</text:p>
          </table:table-cell>
          <table:table-cell table:number-columns-repeated="4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2016.10.22 20:37</text:p>
          </table:table-cell>
          <table:table-cell office:value-type="float" office:value="0.9894">
            <text:p>0.9894</text:p>
          </table:table-cell>
          <table:table-cell office:value-type="float" office:value="0.9891317">
            <text:p>0.9891317</text:p>
          </table:table-cell>
          <table:table-cell table:number-columns-repeated="4"/>
        </table:table-row>
        <table:table-row table:style-name="ro1">
          <table:table-cell office:value-type="float" office:value="380">
            <text:p>380</text:p>
          </table:table-cell>
          <table:table-cell office:value-type="string">
            <text:p>2016.10.22 19:37</text:p>
          </table:table-cell>
          <table:table-cell office:value-type="float" office:value="0.98899">
            <text:p>0.98899</text:p>
          </table:table-cell>
          <table:table-cell office:value-type="float" office:value="0.9888147">
            <text:p>0.9888147</text:p>
          </table:table-cell>
          <table:table-cell table:number-columns-repeated="4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2016.10.22 18:37</text:p>
          </table:table-cell>
          <table:table-cell office:value-type="float" office:value="0.98758">
            <text:p>0.98758</text:p>
          </table:table-cell>
          <table:table-cell office:value-type="float" office:value="0.98854948">
            <text:p>0.98854948</text:p>
          </table:table-cell>
          <table:table-cell table:number-columns-repeated="4"/>
        </table:table-row>
        <table:table-row table:style-name="ro1">
          <table:table-cell office:value-type="float" office:value="382">
            <text:p>382</text:p>
          </table:table-cell>
          <table:table-cell office:value-type="string">
            <text:p>2016.10.22 17:37</text:p>
          </table:table-cell>
          <table:table-cell office:value-type="float" office:value="0.98881">
            <text:p>0.98881</text:p>
          </table:table-cell>
          <table:table-cell office:value-type="float" office:value="0.98853068">
            <text:p>0.98853068</text:p>
          </table:table-cell>
          <table:table-cell table:number-columns-repeated="4"/>
        </table:table-row>
        <table:table-row table:style-name="ro1">
          <table:table-cell office:value-type="float" office:value="383">
            <text:p>383</text:p>
          </table:table-cell>
          <table:table-cell office:value-type="string">
            <text:p>2016.10.22 16:37</text:p>
          </table:table-cell>
          <table:table-cell office:value-type="float" office:value="0.98778">
            <text:p>0.98778</text:p>
          </table:table-cell>
          <table:table-cell office:value-type="float" office:value="0.98828407">
            <text:p>0.98828407</text:p>
          </table:table-cell>
          <table:table-cell table:number-columns-repeated="4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2016.10.22 15:37</text:p>
          </table:table-cell>
          <table:table-cell office:value-type="float" office:value="0.98778">
            <text:p>0.98778</text:p>
          </table:table-cell>
          <table:table-cell office:value-type="float" office:value="0.98854053">
            <text:p>0.98854053</text:p>
          </table:table-cell>
          <table:table-cell table:number-columns-repeated="4"/>
        </table:table-row>
        <table:table-row table:style-name="ro1">
          <table:table-cell office:value-type="float" office:value="385">
            <text:p>385</text:p>
          </table:table-cell>
          <table:table-cell office:value-type="string">
            <text:p>2016.10.22 14:37</text:p>
          </table:table-cell>
          <table:table-cell office:value-type="float" office:value="0.98764">
            <text:p>0.98764</text:p>
          </table:table-cell>
          <table:table-cell office:value-type="float" office:value="0.98867662">
            <text:p>0.98867662</text:p>
          </table:table-cell>
          <table:table-cell table:number-columns-repeated="4"/>
        </table:table-row>
        <table:table-row table:style-name="ro1">
          <table:table-cell office:value-type="float" office:value="386">
            <text:p>386</text:p>
          </table:table-cell>
          <table:table-cell office:value-type="string">
            <text:p>2016.10.22 13:37</text:p>
          </table:table-cell>
          <table:table-cell office:value-type="float" office:value="0.98703">
            <text:p>0.98703</text:p>
          </table:table-cell>
          <table:table-cell office:value-type="float" office:value="0.98910261">
            <text:p>0.98910261</text:p>
          </table:table-cell>
          <table:table-cell table:number-columns-repeated="4"/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2016.10.22 12:37</text:p>
          </table:table-cell>
          <table:table-cell office:value-type="float" office:value="0.98623">
            <text:p>0.98623</text:p>
          </table:table-cell>
          <table:table-cell office:value-type="float" office:value="0.98925249">
            <text:p>0.98925249</text:p>
          </table:table-cell>
          <table:table-cell table:number-columns-repeated="4"/>
        </table:table-row>
        <table:table-row table:style-name="ro1">
          <table:table-cell office:value-type="float" office:value="388">
            <text:p>388</text:p>
          </table:table-cell>
          <table:table-cell office:value-type="string">
            <text:p>2016.10.22 11:37</text:p>
          </table:table-cell>
          <table:table-cell office:value-type="float" office:value="0.98618">
            <text:p>0.98618</text:p>
          </table:table-cell>
          <table:table-cell office:value-type="float" office:value="0.98949092">
            <text:p>0.98949092</text:p>
          </table:table-cell>
          <table:table-cell table:number-columns-repeated="4"/>
        </table:table-row>
        <table:table-row table:style-name="ro1">
          <table:table-cell office:value-type="float" office:value="389">
            <text:p>389</text:p>
          </table:table-cell>
          <table:table-cell office:value-type="string">
            <text:p>2016.10.22 10:37</text:p>
          </table:table-cell>
          <table:table-cell office:value-type="float" office:value="0.98641">
            <text:p>0.98641</text:p>
          </table:table-cell>
          <table:table-cell office:value-type="float" office:value="0.98959696">
            <text:p>0.98959696</text:p>
          </table:table-cell>
          <table:table-cell table:number-columns-repeated="4"/>
        </table:table-row>
        <table:table-row table:style-name="ro1">
          <table:table-cell office:value-type="float" office:value="390">
            <text:p>390</text:p>
          </table:table-cell>
          <table:table-cell office:value-type="string">
            <text:p>2016.10.22 09:37</text:p>
          </table:table-cell>
          <table:table-cell office:value-type="float" office:value="0.98662">
            <text:p>0.98662</text:p>
          </table:table-cell>
          <table:table-cell office:value-type="float" office:value="0.98983317">
            <text:p>0.98983317</text:p>
          </table:table-cell>
          <table:table-cell table:number-columns-repeated="4"/>
        </table:table-row>
        <table:table-row table:style-name="ro1">
          <table:table-cell office:value-type="float" office:value="391">
            <text:p>391</text:p>
          </table:table-cell>
          <table:table-cell office:value-type="string">
            <text:p>2016.10.22 08:37</text:p>
          </table:table-cell>
          <table:table-cell office:value-type="float" office:value="0.98604">
            <text:p>0.98604</text:p>
          </table:table-cell>
          <table:table-cell office:value-type="float" office:value="0.98998399">
            <text:p>0.98998399</text:p>
          </table:table-cell>
          <table:table-cell table:number-columns-repeated="4"/>
        </table:table-row>
        <table:table-row table:style-name="ro1">
          <table:table-cell office:value-type="float" office:value="392">
            <text:p>392</text:p>
          </table:table-cell>
          <table:table-cell office:value-type="string">
            <text:p>2016.10.22 07:37</text:p>
          </table:table-cell>
          <table:table-cell office:value-type="float" office:value="0.98627">
            <text:p>0.98627</text:p>
          </table:table-cell>
          <table:table-cell office:value-type="float" office:value="0.98998117">
            <text:p>0.98998117</text:p>
          </table:table-cell>
          <table:table-cell table:number-columns-repeated="4"/>
        </table:table-row>
        <table:table-row table:style-name="ro1">
          <table:table-cell office:value-type="float" office:value="393">
            <text:p>393</text:p>
          </table:table-cell>
          <table:table-cell office:value-type="string">
            <text:p>2016.10.22 06:37</text:p>
          </table:table-cell>
          <table:table-cell office:value-type="float" office:value="0.9861">
            <text:p>0.9861</text:p>
          </table:table-cell>
          <table:table-cell office:value-type="float" office:value="0.990339">
            <text:p>0.990339</text:p>
          </table:table-cell>
          <table:table-cell table:number-columns-repeated="4"/>
        </table:table-row>
        <table:table-row table:style-name="ro1">
          <table:table-cell office:value-type="float" office:value="394">
            <text:p>394</text:p>
          </table:table-cell>
          <table:table-cell office:value-type="string">
            <text:p>2016.10.22 05:37</text:p>
          </table:table-cell>
          <table:table-cell office:value-type="float" office:value="0.98669">
            <text:p>0.98669</text:p>
          </table:table-cell>
          <table:table-cell office:value-type="float" office:value="0.99070111">
            <text:p>0.99070111</text:p>
          </table:table-cell>
          <table:table-cell table:number-columns-repeated="4"/>
        </table:table-row>
        <table:table-row table:style-name="ro1">
          <table:table-cell office:value-type="float" office:value="395">
            <text:p>395</text:p>
          </table:table-cell>
          <table:table-cell office:value-type="string">
            <text:p>2016.10.22 04:37</text:p>
          </table:table-cell>
          <table:table-cell office:value-type="float" office:value="0.98602">
            <text:p>0.98602</text:p>
          </table:table-cell>
          <table:table-cell office:value-type="float" office:value="0.9909091">
            <text:p>0.9909091</text:p>
          </table:table-cell>
          <table:table-cell table:number-columns-repeated="4"/>
        </table:table-row>
        <table:table-row table:style-name="ro1">
          <table:table-cell office:value-type="float" office:value="396">
            <text:p>396</text:p>
          </table:table-cell>
          <table:table-cell office:value-type="string">
            <text:p>2016.10.22 03:37</text:p>
          </table:table-cell>
          <table:table-cell office:value-type="float" office:value="0.98627">
            <text:p>0.98627</text:p>
          </table:table-cell>
          <table:table-cell office:value-type="float" office:value="0.99097141">
            <text:p>0.99097141</text:p>
          </table:table-cell>
          <table:table-cell table:number-columns-repeated="4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2016.10.22 02:37</text:p>
          </table:table-cell>
          <table:table-cell office:value-type="float" office:value="0.98735">
            <text:p>0.98735</text:p>
          </table:table-cell>
          <table:table-cell office:value-type="float" office:value="0.99102514">
            <text:p>0.99102514</text:p>
          </table:table-cell>
          <table:table-cell table:number-columns-repeated="4"/>
        </table:table-row>
        <table:table-row table:style-name="ro1">
          <table:table-cell office:value-type="float" office:value="398">
            <text:p>398</text:p>
          </table:table-cell>
          <table:table-cell office:value-type="string">
            <text:p>2016.10.22 01:37</text:p>
          </table:table-cell>
          <table:table-cell office:value-type="float" office:value="0.98699">
            <text:p>0.98699</text:p>
          </table:table-cell>
          <table:table-cell office:value-type="float" office:value="0.991217">
            <text:p>0.991217</text:p>
          </table:table-cell>
          <table:table-cell table:number-columns-repeated="4"/>
        </table:table-row>
        <table:table-row table:style-name="ro1">
          <table:table-cell office:value-type="float" office:value="399">
            <text:p>399</text:p>
          </table:table-cell>
          <table:table-cell office:value-type="string">
            <text:p>2016.10.22 00:37</text:p>
          </table:table-cell>
          <table:table-cell office:value-type="float" office:value="0.98795">
            <text:p>0.98795</text:p>
          </table:table-cell>
          <table:table-cell office:value-type="float" office:value="0.99122898">
            <text:p>0.99122898</text:p>
          </table:table-cell>
          <table:table-cell table:number-columns-repeated="4"/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2016.10.21 23:37</text:p>
          </table:table-cell>
          <table:table-cell office:value-type="float" office:value="0.98774">
            <text:p>0.98774</text:p>
          </table:table-cell>
          <table:table-cell office:value-type="float" office:value="0.99140368">
            <text:p>0.99140368</text:p>
          </table:table-cell>
          <table:table-cell table:number-columns-repeated="4"/>
        </table:table-row>
        <table:table-row table:style-name="ro1">
          <table:table-cell office:value-type="float" office:value="401">
            <text:p>401</text:p>
          </table:table-cell>
          <table:table-cell office:value-type="string">
            <text:p>2016.10.21 22:37</text:p>
          </table:table-cell>
          <table:table-cell office:value-type="float" office:value="0.98742">
            <text:p>0.98742</text:p>
          </table:table-cell>
          <table:table-cell office:value-type="float" office:value="0.99137373">
            <text:p>0.99137373</text:p>
          </table:table-cell>
          <table:table-cell table:number-columns-repeated="4"/>
        </table:table-row>
        <table:table-row table:style-name="ro1">
          <table:table-cell office:value-type="float" office:value="402">
            <text:p>402</text:p>
          </table:table-cell>
          <table:table-cell office:value-type="string">
            <text:p>2016.10.21 21:37</text:p>
          </table:table-cell>
          <table:table-cell office:value-type="float" office:value="0.98775">
            <text:p>0.98775</text:p>
          </table:table-cell>
          <table:table-cell office:value-type="float" office:value="0.99125427">
            <text:p>0.99125427</text:p>
          </table:table-cell>
          <table:table-cell table:number-columns-repeated="4"/>
        </table:table-row>
        <table:table-row table:style-name="ro1">
          <table:table-cell office:value-type="float" office:value="403">
            <text:p>403</text:p>
          </table:table-cell>
          <table:table-cell office:value-type="string">
            <text:p>2016.10.21 20:37</text:p>
          </table:table-cell>
          <table:table-cell office:value-type="float" office:value="0.98886">
            <text:p>0.98886</text:p>
          </table:table-cell>
          <table:table-cell office:value-type="float" office:value="0.9912432">
            <text:p>0.9912432</text:p>
          </table:table-cell>
          <table:table-cell table:number-columns-repeated="4"/>
        </table:table-row>
        <table:table-row table:style-name="ro1">
          <table:table-cell office:value-type="float" office:value="404">
            <text:p>404</text:p>
          </table:table-cell>
          <table:table-cell office:value-type="string">
            <text:p>2016.10.21 19:37</text:p>
          </table:table-cell>
          <table:table-cell office:value-type="float" office:value="0.98849">
            <text:p>0.98849</text:p>
          </table:table-cell>
          <table:table-cell office:value-type="float" office:value="0.99131296">
            <text:p>0.99131296</text:p>
          </table:table-cell>
          <table:table-cell table:number-columns-repeated="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2016.10.21 18:37</text:p>
          </table:table-cell>
          <table:table-cell office:value-type="float" office:value="0.98958">
            <text:p>0.98958</text:p>
          </table:table-cell>
          <table:table-cell office:value-type="float" office:value="0.99127705">
            <text:p>0.99127705</text:p>
          </table:table-cell>
          <table:table-cell table:number-columns-repeated="4"/>
        </table:table-row>
        <table:table-row table:style-name="ro1">
          <table:table-cell office:value-type="float" office:value="406">
            <text:p>406</text:p>
          </table:table-cell>
          <table:table-cell office:value-type="string">
            <text:p>2016.10.21 17:37</text:p>
          </table:table-cell>
          <table:table-cell office:value-type="float" office:value="0.98842">
            <text:p>0.98842</text:p>
          </table:table-cell>
          <table:table-cell office:value-type="float" office:value="0.99128387">
            <text:p>0.99128387</text:p>
          </table:table-cell>
          <table:table-cell table:number-columns-repeated="4"/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2016.10.21 16:37</text:p>
          </table:table-cell>
          <table:table-cell office:value-type="float" office:value="0.98901">
            <text:p>0.98901</text:p>
          </table:table-cell>
          <table:table-cell office:value-type="float" office:value="0.99123908">
            <text:p>0.99123908</text:p>
          </table:table-cell>
          <table:table-cell table:number-columns-repeated="4"/>
        </table:table-row>
        <table:table-row table:style-name="ro1">
          <table:table-cell office:value-type="float" office:value="408">
            <text:p>408</text:p>
          </table:table-cell>
          <table:table-cell office:value-type="string">
            <text:p>2016.10.21 15:37</text:p>
          </table:table-cell>
          <table:table-cell office:value-type="float" office:value="0.98847">
            <text:p>0.98847</text:p>
          </table:table-cell>
          <table:table-cell office:value-type="float" office:value="0.99123527">
            <text:p>0.99123527</text:p>
          </table:table-cell>
          <table:table-cell table:number-columns-repeated="4"/>
        </table:table-row>
        <table:table-row table:style-name="ro1">
          <table:table-cell office:value-type="float" office:value="409">
            <text:p>409</text:p>
          </table:table-cell>
          <table:table-cell office:value-type="string">
            <text:p>2016.10.21 14:37</text:p>
          </table:table-cell>
          <table:table-cell office:value-type="float" office:value="0.98929">
            <text:p>0.98929</text:p>
          </table:table-cell>
          <table:table-cell office:value-type="float" office:value="0.99117777">
            <text:p>0.99117777</text:p>
          </table:table-cell>
          <table:table-cell table:number-columns-repeated="4"/>
        </table:table-row>
        <table:table-row table:style-name="ro1">
          <table:table-cell office:value-type="float" office:value="410">
            <text:p>410</text:p>
          </table:table-cell>
          <table:table-cell office:value-type="string">
            <text:p>2016.10.21 13:37</text:p>
          </table:table-cell>
          <table:table-cell office:value-type="float" office:value="0.98896">
            <text:p>0.98896</text:p>
          </table:table-cell>
          <table:table-cell office:value-type="float" office:value="0.99119148">
            <text:p>0.99119148</text:p>
          </table:table-cell>
          <table:table-cell table:number-columns-repeated="4"/>
        </table:table-row>
        <table:table-row table:style-name="ro1">
          <table:table-cell office:value-type="float" office:value="411">
            <text:p>411</text:p>
          </table:table-cell>
          <table:table-cell office:value-type="string">
            <text:p>2016.10.21 12:37</text:p>
          </table:table-cell>
          <table:table-cell office:value-type="float" office:value="0.98829">
            <text:p>0.98829</text:p>
          </table:table-cell>
          <table:table-cell office:value-type="float" office:value="0.99127636">
            <text:p>0.99127636</text:p>
          </table:table-cell>
          <table:table-cell table:number-columns-repeated="4"/>
        </table:table-row>
        <table:table-row table:style-name="ro1">
          <table:table-cell office:value-type="float" office:value="412">
            <text:p>412</text:p>
          </table:table-cell>
          <table:table-cell office:value-type="string">
            <text:p>2016.10.21 11:37</text:p>
          </table:table-cell>
          <table:table-cell office:value-type="float" office:value="0.99037">
            <text:p>0.99037</text:p>
          </table:table-cell>
          <table:table-cell office:value-type="float" office:value="0.99126644">
            <text:p>0.99126644</text:p>
          </table:table-cell>
          <table:table-cell table:number-columns-repeated="4"/>
        </table:table-row>
        <table:table-row table:style-name="ro1">
          <table:table-cell office:value-type="float" office:value="413">
            <text:p>413</text:p>
          </table:table-cell>
          <table:table-cell office:value-type="string">
            <text:p>2016.10.21 10:37</text:p>
          </table:table-cell>
          <table:table-cell office:value-type="float" office:value="0.99079">
            <text:p>0.99079</text:p>
          </table:table-cell>
          <table:table-cell office:value-type="float" office:value="0.99120146">
            <text:p>0.99120146</text:p>
          </table:table-cell>
          <table:table-cell table:number-columns-repeated="4"/>
        </table:table-row>
        <table:table-row table:style-name="ro1">
          <table:table-cell office:value-type="float" office:value="414">
            <text:p>414</text:p>
          </table:table-cell>
          <table:table-cell office:value-type="string">
            <text:p>2016.10.21 09:37</text:p>
          </table:table-cell>
          <table:table-cell office:value-type="float" office:value="0.99019">
            <text:p>0.99019</text:p>
          </table:table-cell>
          <table:table-cell office:value-type="float" office:value="0.99109923">
            <text:p>0.99109923</text:p>
          </table:table-cell>
          <table:table-cell table:number-columns-repeated="4"/>
        </table:table-row>
        <table:table-row table:style-name="ro1">
          <table:table-cell office:value-type="float" office:value="415">
            <text:p>415</text:p>
          </table:table-cell>
          <table:table-cell office:value-type="string">
            <text:p>2016.10.21 08:37</text:p>
          </table:table-cell>
          <table:table-cell office:value-type="float" office:value="0.99016">
            <text:p>0.99016</text:p>
          </table:table-cell>
          <table:table-cell office:value-type="float" office:value="0.99110338">
            <text:p>0.99110338</text:p>
          </table:table-cell>
          <table:table-cell table:number-columns-repeated="4"/>
        </table:table-row>
        <table:table-row table:style-name="ro1">
          <table:table-cell office:value-type="float" office:value="416">
            <text:p>416</text:p>
          </table:table-cell>
          <table:table-cell office:value-type="string">
            <text:p>2016.10.21 07:37</text:p>
          </table:table-cell>
          <table:table-cell office:value-type="float" office:value="0.99033">
            <text:p>0.99033</text:p>
          </table:table-cell>
          <table:table-cell office:value-type="float" office:value="0.99106404">
            <text:p>0.99106404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2016.10.21 06:37</text:p>
          </table:table-cell>
          <table:table-cell office:value-type="float" office:value="0.99064">
            <text:p>0.99064</text:p>
          </table:table-cell>
          <table:table-cell office:value-type="float" office:value="0.99095124">
            <text:p>0.99095124</text:p>
          </table:table-cell>
          <table:table-cell table:number-columns-repeated="4"/>
        </table:table-row>
        <table:table-row table:style-name="ro1">
          <table:table-cell office:value-type="float" office:value="418">
            <text:p>418</text:p>
          </table:table-cell>
          <table:table-cell office:value-type="string">
            <text:p>2016.10.21 05:37</text:p>
          </table:table-cell>
          <table:table-cell office:value-type="float" office:value="0.99014">
            <text:p>0.99014</text:p>
          </table:table-cell>
          <table:table-cell office:value-type="float" office:value="0.99075339">
            <text:p>0.99075339</text:p>
          </table:table-cell>
          <table:table-cell table:number-columns-repeated="4"/>
        </table:table-row>
        <table:table-row table:style-name="ro1">
          <table:table-cell office:value-type="float" office:value="419">
            <text:p>419</text:p>
          </table:table-cell>
          <table:table-cell office:value-type="string">
            <text:p>2016.10.21 04:37</text:p>
          </table:table-cell>
          <table:table-cell office:value-type="float" office:value="0.99074">
            <text:p>0.99074</text:p>
          </table:table-cell>
          <table:table-cell office:value-type="float" office:value="0.99066067">
            <text:p>0.99066067</text:p>
          </table:table-cell>
          <table:table-cell table:number-columns-repeated="4"/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2016.10.21 03:37</text:p>
          </table:table-cell>
          <table:table-cell office:value-type="float" office:value="0.98954">
            <text:p>0.98954</text:p>
          </table:table-cell>
          <table:table-cell office:value-type="float" office:value="0.99041464">
            <text:p>0.99041464</text:p>
          </table:table-cell>
          <table:table-cell table:number-columns-repeated="4"/>
        </table:table-row>
        <table:table-row table:style-name="ro1">
          <table:table-cell office:value-type="float" office:value="421">
            <text:p>421</text:p>
          </table:table-cell>
          <table:table-cell office:value-type="string">
            <text:p>2016.10.21 02:37</text:p>
          </table:table-cell>
          <table:table-cell office:value-type="float" office:value="0.98885">
            <text:p>0.98885</text:p>
          </table:table-cell>
          <table:table-cell office:value-type="float" office:value="0.99035407">
            <text:p>0.99035407</text:p>
          </table:table-cell>
          <table:table-cell table:number-columns-repeated="4"/>
        </table:table-row>
        <table:table-row table:style-name="ro1">
          <table:table-cell office:value-type="float" office:value="422">
            <text:p>422</text:p>
          </table:table-cell>
          <table:table-cell office:value-type="string">
            <text:p>2016.10.21 01:37</text:p>
          </table:table-cell>
          <table:table-cell office:value-type="float" office:value="0.99032">
            <text:p>0.99032</text:p>
          </table:table-cell>
          <table:table-cell office:value-type="float" office:value="0.99034994">
            <text:p>0.99034994</text:p>
          </table:table-cell>
          <table:table-cell table:number-columns-repeated="4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2016.10.21 00:37</text:p>
          </table:table-cell>
          <table:table-cell office:value-type="float" office:value="0.99032">
            <text:p>0.99032</text:p>
          </table:table-cell>
          <table:table-cell office:value-type="float" office:value="0.99011415">
            <text:p>0.99011415</text:p>
          </table:table-cell>
          <table:table-cell table:number-columns-repeated="4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2016.10.20 23:37</text:p>
          </table:table-cell>
          <table:table-cell office:value-type="float" office:value="0.98934">
            <text:p>0.98934</text:p>
          </table:table-cell>
          <table:table-cell office:value-type="float" office:value="0.98985496">
            <text:p>0.98985496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2016.10.20 22:37</text:p>
          </table:table-cell>
          <table:table-cell office:value-type="float" office:value="0.98973">
            <text:p>0.98973</text:p>
          </table:table-cell>
          <table:table-cell office:value-type="float" office:value="0.98980168">
            <text:p>0.98980168</text:p>
          </table:table-cell>
          <table:table-cell table:number-columns-repeated="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2016.10.20 21:37</text:p>
          </table:table-cell>
          <table:table-cell office:value-type="float" office:value="0.98898">
            <text:p>0.98898</text:p>
          </table:table-cell>
          <table:table-cell office:value-type="float" office:value="0.98964026">
            <text:p>0.98964026</text:p>
          </table:table-cell>
          <table:table-cell table:number-columns-repeated="4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2016.10.20 20:37</text:p>
          </table:table-cell>
          <table:table-cell office:value-type="float" office:value="0.98911">
            <text:p>0.98911</text:p>
          </table:table-cell>
          <table:table-cell office:value-type="float" office:value="0.98963896">
            <text:p>0.98963896</text:p>
          </table:table-cell>
          <table:table-cell table:number-columns-repeated="4"/>
        </table:table-row>
        <table:table-row table:style-name="ro1">
          <table:table-cell office:value-type="float" office:value="428">
            <text:p>428</text:p>
          </table:table-cell>
          <table:table-cell office:value-type="string">
            <text:p>2016.10.20 19:37</text:p>
          </table:table-cell>
          <table:table-cell office:value-type="float" office:value="0.98935">
            <text:p>0.98935</text:p>
          </table:table-cell>
          <table:table-cell office:value-type="float" office:value="0.989582">
            <text:p>0.989582</text:p>
          </table:table-cell>
          <table:table-cell table:number-columns-repeated="4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2016.10.20 18:37</text:p>
          </table:table-cell>
          <table:table-cell office:value-type="float" office:value="0.9899">
            <text:p>0.9899</text:p>
          </table:table-cell>
          <table:table-cell office:value-type="float" office:value="0.98960782">
            <text:p>0.98960782</text:p>
          </table:table-cell>
          <table:table-cell table:number-columns-repeated="4"/>
        </table:table-row>
        <table:table-row table:style-name="ro1">
          <table:table-cell office:value-type="float" office:value="430">
            <text:p>430</text:p>
          </table:table-cell>
          <table:table-cell office:value-type="string">
            <text:p>2016.10.20 17:37</text:p>
          </table:table-cell>
          <table:table-cell office:value-type="float" office:value="0.98822">
            <text:p>0.98822</text:p>
          </table:table-cell>
          <table:table-cell office:value-type="float" office:value="0.98963966">
            <text:p>0.98963966</text:p>
          </table:table-cell>
          <table:table-cell table:number-columns-repeated="4"/>
        </table:table-row>
        <table:table-row table:style-name="ro1">
          <table:table-cell office:value-type="float" office:value="431">
            <text:p>431</text:p>
          </table:table-cell>
          <table:table-cell office:value-type="string">
            <text:p>2016.10.20 16:37</text:p>
          </table:table-cell>
          <table:table-cell office:value-type="float" office:value="0.98836">
            <text:p>0.98836</text:p>
          </table:table-cell>
          <table:table-cell office:value-type="float" office:value="0.98966601">
            <text:p>0.98966601</text:p>
          </table:table-cell>
          <table:table-cell table:number-columns-repeated="4"/>
        </table:table-row>
        <table:table-row table:style-name="ro1">
          <table:table-cell office:value-type="float" office:value="432">
            <text:p>432</text:p>
          </table:table-cell>
          <table:table-cell office:value-type="string">
            <text:p>2016.10.20 15:37</text:p>
          </table:table-cell>
          <table:table-cell office:value-type="float" office:value="0.98917">
            <text:p>0.98917</text:p>
          </table:table-cell>
          <table:table-cell office:value-type="float" office:value="0.98964815">
            <text:p>0.98964815</text:p>
          </table:table-cell>
          <table:table-cell table:number-columns-repeated="4"/>
        </table:table-row>
        <table:table-row table:style-name="ro1">
          <table:table-cell office:value-type="float" office:value="433">
            <text:p>433</text:p>
          </table:table-cell>
          <table:table-cell office:value-type="string">
            <text:p>2016.10.20 14:37</text:p>
          </table:table-cell>
          <table:table-cell office:value-type="float" office:value="0.9884">
            <text:p>0.9884</text:p>
          </table:table-cell>
          <table:table-cell office:value-type="float" office:value="0.98970985">
            <text:p>0.98970985</text:p>
          </table:table-cell>
          <table:table-cell table:number-columns-repeated="4"/>
        </table:table-row>
        <table:table-row table:style-name="ro1">
          <table:table-cell office:value-type="float" office:value="434">
            <text:p>434</text:p>
          </table:table-cell>
          <table:table-cell office:value-type="string">
            <text:p>2016.10.20 13:37</text:p>
          </table:table-cell>
          <table:table-cell office:value-type="float" office:value="0.98807">
            <text:p>0.98807</text:p>
          </table:table-cell>
          <table:table-cell office:value-type="float" office:value="0.98976437">
            <text:p>0.98976437</text:p>
          </table:table-cell>
          <table:table-cell table:number-columns-repeated="4"/>
        </table:table-row>
        <table:table-row table:style-name="ro1">
          <table:table-cell office:value-type="float" office:value="435">
            <text:p>435</text:p>
          </table:table-cell>
          <table:table-cell office:value-type="string">
            <text:p>2016.10.20 12:37</text:p>
          </table:table-cell>
          <table:table-cell office:value-type="float" office:value="0.98822">
            <text:p>0.98822</text:p>
          </table:table-cell>
          <table:table-cell office:value-type="float" office:value="0.98996428">
            <text:p>0.98996428</text:p>
          </table:table-cell>
          <table:table-cell table:number-columns-repeated="4"/>
        </table:table-row>
        <table:table-row table:style-name="ro1">
          <table:table-cell office:value-type="float" office:value="436">
            <text:p>436</text:p>
          </table:table-cell>
          <table:table-cell office:value-type="string">
            <text:p>2016.10.20 11:37</text:p>
          </table:table-cell>
          <table:table-cell office:value-type="float" office:value="0.98863">
            <text:p>0.98863</text:p>
          </table:table-cell>
          <table:table-cell office:value-type="float" office:value="0.9902252">
            <text:p>0.9902252</text:p>
          </table:table-cell>
          <table:table-cell table:number-columns-repeated="4"/>
        </table:table-row>
        <table:table-row table:style-name="ro1">
          <table:table-cell office:value-type="float" office:value="437">
            <text:p>437</text:p>
          </table:table-cell>
          <table:table-cell office:value-type="string">
            <text:p>2016.10.20 10:37</text:p>
          </table:table-cell>
          <table:table-cell office:value-type="float" office:value="0.98897">
            <text:p>0.98897</text:p>
          </table:table-cell>
          <table:table-cell office:value-type="float" office:value="0.99036365">
            <text:p>0.99036365</text:p>
          </table:table-cell>
          <table:table-cell table:number-columns-repeated="4"/>
        </table:table-row>
        <table:table-row table:style-name="ro1">
          <table:table-cell office:value-type="float" office:value="438">
            <text:p>438</text:p>
          </table:table-cell>
          <table:table-cell office:value-type="string">
            <text:p>2016.10.20 09:37</text:p>
          </table:table-cell>
          <table:table-cell office:value-type="float" office:value="0.98814">
            <text:p>0.98814</text:p>
          </table:table-cell>
          <table:table-cell office:value-type="float" office:value="0.99046797">
            <text:p>0.99046797</text:p>
          </table:table-cell>
          <table:table-cell table:number-columns-repeated="4"/>
        </table:table-row>
        <table:table-row table:style-name="ro1">
          <table:table-cell office:value-type="float" office:value="439">
            <text:p>439</text:p>
          </table:table-cell>
          <table:table-cell office:value-type="string">
            <text:p>2016.10.20 08:37</text:p>
          </table:table-cell>
          <table:table-cell office:value-type="float" office:value="0.9879">
            <text:p>0.9879</text:p>
          </table:table-cell>
          <table:table-cell office:value-type="float" office:value="0.99055087">
            <text:p>0.99055087</text:p>
          </table:table-cell>
          <table:table-cell table:number-columns-repeated="4"/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2016.10.20 07:37</text:p>
          </table:table-cell>
          <table:table-cell office:value-type="float" office:value="0.9884">
            <text:p>0.9884</text:p>
          </table:table-cell>
          <table:table-cell office:value-type="float" office:value="0.99055159">
            <text:p>0.99055159</text:p>
          </table:table-cell>
          <table:table-cell table:number-columns-repeated="4"/>
        </table:table-row>
        <table:table-row table:style-name="ro1">
          <table:table-cell office:value-type="float" office:value="441">
            <text:p>441</text:p>
          </table:table-cell>
          <table:table-cell office:value-type="string">
            <text:p>2016.10.20 06:37</text:p>
          </table:table-cell>
          <table:table-cell office:value-type="float" office:value="0.98872">
            <text:p>0.98872</text:p>
          </table:table-cell>
          <table:table-cell office:value-type="float" office:value="0.9903924">
            <text:p>0.9903924</text:p>
          </table:table-cell>
          <table:table-cell table:number-columns-repeated="4"/>
        </table:table-row>
        <table:table-row table:style-name="ro1">
          <table:table-cell office:value-type="float" office:value="442">
            <text:p>442</text:p>
          </table:table-cell>
          <table:table-cell office:value-type="string">
            <text:p>2016.10.20 05:37</text:p>
          </table:table-cell>
          <table:table-cell office:value-type="float" office:value="0.98851">
            <text:p>0.98851</text:p>
          </table:table-cell>
          <table:table-cell office:value-type="float" office:value="0.99019063">
            <text:p>0.99019063</text:p>
          </table:table-cell>
          <table:table-cell table:number-columns-repeated="4"/>
        </table:table-row>
        <table:table-row table:style-name="ro1">
          <table:table-cell office:value-type="float" office:value="443">
            <text:p>443</text:p>
          </table:table-cell>
          <table:table-cell office:value-type="string">
            <text:p>2016.10.20 04:37</text:p>
          </table:table-cell>
          <table:table-cell office:value-type="float" office:value="0.98899">
            <text:p>0.98899</text:p>
          </table:table-cell>
          <table:table-cell office:value-type="float" office:value="0.99002807">
            <text:p>0.99002807</text:p>
          </table:table-cell>
          <table:table-cell table:number-columns-repeated="4"/>
        </table:table-row>
        <table:table-row table:style-name="ro1">
          <table:table-cell office:value-type="float" office:value="444">
            <text:p>444</text:p>
          </table:table-cell>
          <table:table-cell office:value-type="string">
            <text:p>2016.10.20 03:37</text:p>
          </table:table-cell>
          <table:table-cell office:value-type="float" office:value="0.98889">
            <text:p>0.98889</text:p>
          </table:table-cell>
          <table:table-cell office:value-type="float" office:value="0.98967114">
            <text:p>0.98967114</text:p>
          </table:table-cell>
          <table:table-cell table:number-columns-repeated="4"/>
        </table:table-row>
        <table:table-row table:style-name="ro1">
          <table:table-cell office:value-type="float" office:value="445">
            <text:p>445</text:p>
          </table:table-cell>
          <table:table-cell office:value-type="string">
            <text:p>2016.10.20 02:37</text:p>
          </table:table-cell>
          <table:table-cell office:value-type="float" office:value="0.98837">
            <text:p>0.98837</text:p>
          </table:table-cell>
          <table:table-cell office:value-type="float" office:value="0.98918738">
            <text:p>0.98918738</text:p>
          </table:table-cell>
          <table:table-cell table:number-columns-repeated="4"/>
        </table:table-row>
        <table:table-row table:style-name="ro1">
          <table:table-cell office:value-type="float" office:value="446">
            <text:p>446</text:p>
          </table:table-cell>
          <table:table-cell office:value-type="string">
            <text:p>2016.10.20 01:37</text:p>
          </table:table-cell>
          <table:table-cell office:value-type="float" office:value="0.9878">
            <text:p>0.9878</text:p>
          </table:table-cell>
          <table:table-cell office:value-type="float" office:value="0.98874025">
            <text:p>0.98874025</text:p>
          </table:table-cell>
          <table:table-cell table:number-columns-repeated="4"/>
        </table:table-row>
        <table:table-row table:style-name="ro1">
          <table:table-cell office:value-type="float" office:value="447">
            <text:p>447</text:p>
          </table:table-cell>
          <table:table-cell office:value-type="string">
            <text:p>2016.10.20 00:37</text:p>
          </table:table-cell>
          <table:table-cell office:value-type="float" office:value="0.98815">
            <text:p>0.98815</text:p>
          </table:table-cell>
          <table:table-cell office:value-type="float" office:value="0.98832385">
            <text:p>0.98832385</text:p>
          </table:table-cell>
          <table:table-cell table:number-columns-repeated="4"/>
        </table:table-row>
        <table:table-row table:style-name="ro1">
          <table:table-cell office:value-type="float" office:value="448">
            <text:p>448</text:p>
          </table:table-cell>
          <table:table-cell office:value-type="string">
            <text:p>2016.10.19 23:37</text:p>
          </table:table-cell>
          <table:table-cell office:value-type="float" office:value="0.98698">
            <text:p>0.98698</text:p>
          </table:table-cell>
          <table:table-cell office:value-type="float" office:value="0.9877251">
            <text:p>0.9877251</text:p>
          </table:table-cell>
          <table:table-cell table:number-columns-repeated="4"/>
        </table:table-row>
        <table:table-row table:style-name="ro1">
          <table:table-cell office:value-type="float" office:value="449">
            <text:p>449</text:p>
          </table:table-cell>
          <table:table-cell office:value-type="string">
            <text:p>2016.10.19 22:37</text:p>
          </table:table-cell>
          <table:table-cell office:value-type="float" office:value="0.98604">
            <text:p>0.98604</text:p>
          </table:table-cell>
          <table:table-cell office:value-type="float" office:value="0.98732786">
            <text:p>0.98732786</text:p>
          </table:table-cell>
          <table:table-cell table:number-columns-repeated="4"/>
        </table:table-row>
        <table:table-row table:style-name="ro1">
          <table:table-cell office:value-type="float" office:value="450">
            <text:p>450</text:p>
          </table:table-cell>
          <table:table-cell office:value-type="string">
            <text:p>2016.10.19 21:37</text:p>
          </table:table-cell>
          <table:table-cell office:value-type="float" office:value="0.98715">
            <text:p>0.98715</text:p>
          </table:table-cell>
          <table:table-cell office:value-type="float" office:value="0.98706543">
            <text:p>0.98706543</text:p>
          </table:table-cell>
          <table:table-cell table:number-columns-repeated="4"/>
        </table:table-row>
        <table:table-row table:style-name="ro1">
          <table:table-cell office:value-type="float" office:value="451">
            <text:p>451</text:p>
          </table:table-cell>
          <table:table-cell office:value-type="string">
            <text:p>2016.10.19 20:37</text:p>
          </table:table-cell>
          <table:table-cell office:value-type="float" office:value="0.98759">
            <text:p>0.98759</text:p>
          </table:table-cell>
          <table:table-cell office:value-type="float" office:value="0.98653052">
            <text:p>0.98653052</text:p>
          </table:table-cell>
          <table:table-cell table:number-columns-repeated="4"/>
        </table:table-row>
        <table:table-row table:style-name="ro1">
          <table:table-cell office:value-type="float" office:value="452">
            <text:p>452</text:p>
          </table:table-cell>
          <table:table-cell office:value-type="string">
            <text:p>2016.10.19 19:37</text:p>
          </table:table-cell>
          <table:table-cell office:value-type="float" office:value="0.98587">
            <text:p>0.98587</text:p>
          </table:table-cell>
          <table:table-cell office:value-type="float" office:value="0.98567468">
            <text:p>0.98567468</text:p>
          </table:table-cell>
          <table:table-cell table:number-columns-repeated="4"/>
        </table:table-row>
        <table:table-row table:style-name="ro1">
          <table:table-cell office:value-type="float" office:value="453">
            <text:p>453</text:p>
          </table:table-cell>
          <table:table-cell office:value-type="string">
            <text:p>2016.10.19 18:37</text:p>
          </table:table-cell>
          <table:table-cell office:value-type="float" office:value="0.98613">
            <text:p>0.98613</text:p>
          </table:table-cell>
          <table:table-cell office:value-type="float" office:value="0.98526929">
            <text:p>0.98526929</text:p>
          </table:table-cell>
          <table:table-cell table:number-columns-repeated="4"/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2016.10.19 17:37</text:p>
          </table:table-cell>
          <table:table-cell office:value-type="float" office:value="0.98511">
            <text:p>0.98511</text:p>
          </table:table-cell>
          <table:table-cell office:value-type="float" office:value="0.98462167">
            <text:p>0.98462167</text:p>
          </table:table-cell>
          <table:table-cell table:number-columns-repeated="4"/>
        </table:table-row>
        <table:table-row table:style-name="ro1">
          <table:table-cell office:value-type="float" office:value="455">
            <text:p>455</text:p>
          </table:table-cell>
          <table:table-cell office:value-type="string">
            <text:p>2016.10.19 16:37</text:p>
          </table:table-cell>
          <table:table-cell office:value-type="float" office:value="0.9842">
            <text:p>0.9842</text:p>
          </table:table-cell>
          <table:table-cell office:value-type="float" office:value="0.98424629">
            <text:p>0.98424629</text:p>
          </table:table-cell>
          <table:table-cell table:number-columns-repeated="4"/>
        </table:table-row>
        <table:table-row table:style-name="ro1">
          <table:table-cell office:value-type="float" office:value="456">
            <text:p>456</text:p>
          </table:table-cell>
          <table:table-cell office:value-type="string">
            <text:p>2016.10.19 15:37</text:p>
          </table:table-cell>
          <table:table-cell office:value-type="float" office:value="0.9839">
            <text:p>0.9839</text:p>
          </table:table-cell>
          <table:table-cell office:value-type="float" office:value="0.98429333">
            <text:p>0.98429333</text:p>
          </table:table-cell>
          <table:table-cell table:number-columns-repeated="4"/>
        </table:table-row>
        <table:table-row table:style-name="ro1">
          <table:table-cell office:value-type="float" office:value="457">
            <text:p>457</text:p>
          </table:table-cell>
          <table:table-cell office:value-type="string">
            <text:p>2016.10.19 14:37</text:p>
          </table:table-cell>
          <table:table-cell office:value-type="float" office:value="0.9831">
            <text:p>0.9831</text:p>
          </table:table-cell>
          <table:table-cell office:value-type="float" office:value="0.98441215">
            <text:p>0.98441215</text:p>
          </table:table-cell>
          <table:table-cell table:number-columns-repeated="4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2016.10.19 13:37</text:p>
          </table:table-cell>
          <table:table-cell office:value-type="float" office:value="0.98318">
            <text:p>0.98318</text:p>
          </table:table-cell>
          <table:table-cell office:value-type="float" office:value="0.98477166">
            <text:p>0.98477166</text:p>
          </table:table-cell>
          <table:table-cell table:number-columns-repeated="4"/>
        </table:table-row>
        <table:table-row table:style-name="ro1">
          <table:table-cell office:value-type="float" office:value="459">
            <text:p>459</text:p>
          </table:table-cell>
          <table:table-cell office:value-type="string">
            <text:p>2016.10.19 12:37</text:p>
          </table:table-cell>
          <table:table-cell office:value-type="float" office:value="0.98341">
            <text:p>0.98341</text:p>
          </table:table-cell>
          <table:table-cell office:value-type="float" office:value="0.98491733">
            <text:p>0.98491733</text:p>
          </table:table-cell>
          <table:table-cell table:number-columns-repeated="4"/>
        </table:table-row>
        <table:table-row table:style-name="ro1">
          <table:table-cell office:value-type="float" office:value="460">
            <text:p>460</text:p>
          </table:table-cell>
          <table:table-cell office:value-type="string">
            <text:p>2016.10.19 11:37</text:p>
          </table:table-cell>
          <table:table-cell office:value-type="float" office:value="0.98379">
            <text:p>0.98379</text:p>
          </table:table-cell>
          <table:table-cell office:value-type="float" office:value="0.9850473">
            <text:p>0.9850473</text:p>
          </table:table-cell>
          <table:table-cell table:number-columns-repeated="4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2016.10.19 10:37</text:p>
          </table:table-cell>
          <table:table-cell office:value-type="float" office:value="0.98296">
            <text:p>0.98296</text:p>
          </table:table-cell>
          <table:table-cell office:value-type="float" office:value="0.98502054">
            <text:p>0.98502054</text:p>
          </table:table-cell>
          <table:table-cell table:number-columns-repeated="4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2016.10.19 09:37</text:p>
          </table:table-cell>
          <table:table-cell office:value-type="float" office:value="0.98214">
            <text:p>0.98214</text:p>
          </table:table-cell>
          <table:table-cell office:value-type="float" office:value="0.98506361">
            <text:p>0.98506361</text:p>
          </table:table-cell>
          <table:table-cell table:number-columns-repeated="4"/>
        </table:table-row>
        <table:table-row table:style-name="ro1">
          <table:table-cell office:value-type="float" office:value="463">
            <text:p>463</text:p>
          </table:table-cell>
          <table:table-cell office:value-type="string">
            <text:p>2016.10.19 08:37</text:p>
          </table:table-cell>
          <table:table-cell office:value-type="float" office:value="0.98213">
            <text:p>0.98213</text:p>
          </table:table-cell>
          <table:table-cell office:value-type="float" office:value="0.98514733">
            <text:p>0.98514733</text:p>
          </table:table-cell>
          <table:table-cell table:number-columns-repeated="4"/>
        </table:table-row>
        <table:table-row table:style-name="ro1">
          <table:table-cell office:value-type="float" office:value="464">
            <text:p>464</text:p>
          </table:table-cell>
          <table:table-cell office:value-type="string">
            <text:p>2016.10.19 07:37</text:p>
          </table:table-cell>
          <table:table-cell office:value-type="float" office:value="0.98266">
            <text:p>0.98266</text:p>
          </table:table-cell>
          <table:table-cell office:value-type="float" office:value="0.98512687">
            <text:p>0.98512687</text:p>
          </table:table-cell>
          <table:table-cell table:number-columns-repeated="4"/>
        </table:table-row>
        <table:table-row table:style-name="ro1">
          <table:table-cell office:value-type="float" office:value="465">
            <text:p>465</text:p>
          </table:table-cell>
          <table:table-cell office:value-type="string">
            <text:p>2016.10.19 06:37</text:p>
          </table:table-cell>
          <table:table-cell office:value-type="float" office:value="0.98243">
            <text:p>0.98243</text:p>
          </table:table-cell>
          <table:table-cell office:value-type="float" office:value="0.98499526">
            <text:p>0.98499526</text:p>
          </table:table-cell>
          <table:table-cell table:number-columns-repeated="4"/>
        </table:table-row>
        <table:table-row table:style-name="ro1">
          <table:table-cell office:value-type="float" office:value="466">
            <text:p>466</text:p>
          </table:table-cell>
          <table:table-cell office:value-type="string">
            <text:p>2016.10.19 05:37</text:p>
          </table:table-cell>
          <table:table-cell office:value-type="float" office:value="0.98258">
            <text:p>0.98258</text:p>
          </table:table-cell>
          <table:table-cell office:value-type="float" office:value="0.98491398">
            <text:p>0.98491398</text:p>
          </table:table-cell>
          <table:table-cell table:number-columns-repeated="4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2016.10.19 04:37</text:p>
          </table:table-cell>
          <table:table-cell office:value-type="float" office:value="0.98287">
            <text:p>0.98287</text:p>
          </table:table-cell>
          <table:table-cell office:value-type="float" office:value="0.98473359">
            <text:p>0.98473359</text:p>
          </table:table-cell>
          <table:table-cell table:number-columns-repeated="4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2016.10.19 03:37</text:p>
          </table:table-cell>
          <table:table-cell office:value-type="float" office:value="0.98267">
            <text:p>0.98267</text:p>
          </table:table-cell>
          <table:table-cell office:value-type="float" office:value="0.984443">
            <text:p>0.984443</text:p>
          </table:table-cell>
          <table:table-cell table:number-columns-repeated="4"/>
        </table:table-row>
        <table:table-row table:style-name="ro1">
          <table:table-cell office:value-type="float" office:value="469">
            <text:p>469</text:p>
          </table:table-cell>
          <table:table-cell office:value-type="string">
            <text:p>2016.10.19 02:37</text:p>
          </table:table-cell>
          <table:table-cell office:value-type="float" office:value="0.98323">
            <text:p>0.98323</text:p>
          </table:table-cell>
          <table:table-cell office:value-type="float" office:value="0.98413215">
            <text:p>0.98413215</text:p>
          </table:table-cell>
          <table:table-cell table:number-columns-repeated="4"/>
        </table:table-row>
        <table:table-row table:style-name="ro1">
          <table:table-cell office:value-type="float" office:value="470">
            <text:p>470</text:p>
          </table:table-cell>
          <table:table-cell office:value-type="string">
            <text:p>2016.10.19 01:37</text:p>
          </table:table-cell>
          <table:table-cell office:value-type="float" office:value="0.98188">
            <text:p>0.98188</text:p>
          </table:table-cell>
          <table:table-cell office:value-type="float" office:value="0.98364031">
            <text:p>0.98364031</text:p>
          </table:table-cell>
          <table:table-cell table:number-columns-repeated="4"/>
        </table:table-row>
        <table:table-row table:style-name="ro1">
          <table:table-cell office:value-type="float" office:value="471">
            <text:p>471</text:p>
          </table:table-cell>
          <table:table-cell office:value-type="string">
            <text:p>2016.10.19 00:37</text:p>
          </table:table-cell>
          <table:table-cell office:value-type="float" office:value="0.98333">
            <text:p>0.98333</text:p>
          </table:table-cell>
          <table:table-cell office:value-type="float" office:value="0.98335603">
            <text:p>0.98335603</text:p>
          </table:table-cell>
          <table:table-cell table:number-columns-repeated="4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2016.10.18 23:37</text:p>
          </table:table-cell>
          <table:table-cell office:value-type="float" office:value="0.98368">
            <text:p>0.98368</text:p>
          </table:table-cell>
          <table:table-cell office:value-type="float" office:value="0.98268057">
            <text:p>0.98268057</text:p>
          </table:table-cell>
          <table:table-cell table:number-columns-repeated="4"/>
        </table:table-row>
        <table:table-row table:style-name="ro1">
          <table:table-cell office:value-type="float" office:value="473">
            <text:p>473</text:p>
          </table:table-cell>
          <table:table-cell office:value-type="string">
            <text:p>2016.10.18 22:37</text:p>
          </table:table-cell>
          <table:table-cell office:value-type="float" office:value="0.98297">
            <text:p>0.98297</text:p>
          </table:table-cell>
          <table:table-cell office:value-type="float" office:value="0.98175004">
            <text:p>0.98175004</text:p>
          </table:table-cell>
          <table:table-cell table:number-columns-repeated="4"/>
        </table:table-row>
        <table:table-row table:style-name="ro1">
          <table:table-cell office:value-type="float" office:value="474">
            <text:p>474</text:p>
          </table:table-cell>
          <table:table-cell office:value-type="string">
            <text:p>2016.10.18 21:37</text:p>
          </table:table-cell>
          <table:table-cell office:value-type="float" office:value="0.98188">
            <text:p>0.98188</text:p>
          </table:table-cell>
          <table:table-cell office:value-type="float" office:value="0.98091245">
            <text:p>0.98091245</text:p>
          </table:table-cell>
          <table:table-cell table:number-columns-repeated="4"/>
        </table:table-row>
        <table:table-row table:style-name="ro1">
          <table:table-cell office:value-type="float" office:value="475">
            <text:p>475</text:p>
          </table:table-cell>
          <table:table-cell office:value-type="string">
            <text:p>2016.10.18 20:37</text:p>
          </table:table-cell>
          <table:table-cell office:value-type="float" office:value="0.98063">
            <text:p>0.98063</text:p>
          </table:table-cell>
          <table:table-cell office:value-type="float" office:value="0.98055632">
            <text:p>0.98055632</text:p>
          </table:table-cell>
          <table:table-cell table:number-columns-repeated="4"/>
        </table:table-row>
        <table:table-row table:style-name="ro1">
          <table:table-cell office:value-type="float" office:value="476">
            <text:p>476</text:p>
          </table:table-cell>
          <table:table-cell office:value-type="string">
            <text:p>2016.10.18 19:37</text:p>
          </table:table-cell>
          <table:table-cell office:value-type="float" office:value="0.98009">
            <text:p>0.98009</text:p>
          </table:table-cell>
          <table:table-cell office:value-type="float" office:value="0.98032117">
            <text:p>0.98032117</text:p>
          </table:table-cell>
          <table:table-cell table:number-columns-repeated="4"/>
        </table:table-row>
        <table:table-row table:style-name="ro1">
          <table:table-cell office:value-type="float" office:value="477">
            <text:p>477</text:p>
          </table:table-cell>
          <table:table-cell office:value-type="string">
            <text:p>2016.10.18 18:37</text:p>
          </table:table-cell>
          <table:table-cell office:value-type="float" office:value="0.97896">
            <text:p>0.97896</text:p>
          </table:table-cell>
          <table:table-cell office:value-type="float" office:value="0.98007697">
            <text:p>0.98007697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2016.10.18 17:37</text:p>
          </table:table-cell>
          <table:table-cell office:value-type="float" office:value="0.97915">
            <text:p>0.97915</text:p>
          </table:table-cell>
          <table:table-cell office:value-type="float" office:value="0.98018645">
            <text:p>0.98018645</text:p>
          </table:table-cell>
          <table:table-cell table:number-columns-repeated="4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2016.10.18 16:37</text:p>
          </table:table-cell>
          <table:table-cell office:value-type="float" office:value="0.97845">
            <text:p>0.97845</text:p>
          </table:table-cell>
          <table:table-cell office:value-type="float" office:value="0.98100497">
            <text:p>0.98100497</text:p>
          </table:table-cell>
          <table:table-cell table:number-columns-repeated="4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2016.10.18 15:37</text:p>
          </table:table-cell>
          <table:table-cell office:value-type="float" office:value="0.97832">
            <text:p>0.97832</text:p>
          </table:table-cell>
          <table:table-cell office:value-type="float" office:value="0.98146939">
            <text:p>0.98146939</text:p>
          </table:table-cell>
          <table:table-cell table:number-columns-repeated="4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2016.10.18 14:37</text:p>
          </table:table-cell>
          <table:table-cell office:value-type="float" office:value="0.97803">
            <text:p>0.97803</text:p>
          </table:table-cell>
          <table:table-cell office:value-type="float" office:value="0.98189026">
            <text:p>0.98189026</text:p>
          </table:table-cell>
          <table:table-cell table:number-columns-repeated="4"/>
        </table:table-row>
        <table:table-row table:style-name="ro1">
          <table:table-cell office:value-type="float" office:value="482">
            <text:p>482</text:p>
          </table:table-cell>
          <table:table-cell office:value-type="string">
            <text:p>2016.10.18 13:37</text:p>
          </table:table-cell>
          <table:table-cell office:value-type="float" office:value="0.97781">
            <text:p>0.97781</text:p>
          </table:table-cell>
          <table:table-cell office:value-type="float" office:value="0.98222226">
            <text:p>0.98222226</text:p>
          </table:table-cell>
          <table:table-cell table:number-columns-repeated="4"/>
        </table:table-row>
        <table:table-row table:style-name="ro1">
          <table:table-cell office:value-type="float" office:value="483">
            <text:p>483</text:p>
          </table:table-cell>
          <table:table-cell office:value-type="string">
            <text:p>2016.10.18 12:37</text:p>
          </table:table-cell>
          <table:table-cell office:value-type="float" office:value="0.97824">
            <text:p>0.97824</text:p>
          </table:table-cell>
          <table:table-cell office:value-type="float" office:value="0.98268971">
            <text:p>0.98268971</text:p>
          </table:table-cell>
          <table:table-cell table:number-columns-repeated="4"/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2016.10.18 11:37</text:p>
          </table:table-cell>
          <table:table-cell office:value-type="float" office:value="0.97827">
            <text:p>0.97827</text:p>
          </table:table-cell>
          <table:table-cell office:value-type="float" office:value="0.98304248">
            <text:p>0.98304248</text:p>
          </table:table-cell>
          <table:table-cell table:number-columns-repeated="4"/>
        </table:table-row>
        <table:table-row table:style-name="ro1">
          <table:table-cell office:value-type="float" office:value="485">
            <text:p>485</text:p>
          </table:table-cell>
          <table:table-cell office:value-type="string">
            <text:p>2016.10.18 10:37</text:p>
          </table:table-cell>
          <table:table-cell office:value-type="float" office:value="0.97741">
            <text:p>0.97741</text:p>
          </table:table-cell>
          <table:table-cell office:value-type="float" office:value="0.98332146">
            <text:p>0.98332146</text:p>
          </table:table-cell>
          <table:table-cell table:number-columns-repeated="4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2016.10.18 09:37</text:p>
          </table:table-cell>
          <table:table-cell office:value-type="float" office:value="0.97761">
            <text:p>0.97761</text:p>
          </table:table-cell>
          <table:table-cell office:value-type="float" office:value="0.98358058">
            <text:p>0.98358058</text:p>
          </table:table-cell>
          <table:table-cell table:number-columns-repeated="4"/>
        </table:table-row>
        <table:table-row table:style-name="ro1">
          <table:table-cell office:value-type="float" office:value="487">
            <text:p>487</text:p>
          </table:table-cell>
          <table:table-cell office:value-type="string">
            <text:p>2016.10.18 08:37</text:p>
          </table:table-cell>
          <table:table-cell office:value-type="float" office:value="0.97769">
            <text:p>0.97769</text:p>
          </table:table-cell>
          <table:table-cell office:value-type="float" office:value="0.98380487">
            <text:p>0.98380487</text:p>
          </table:table-cell>
          <table:table-cell table:number-columns-repeated="4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2016.10.18 07:37</text:p>
          </table:table-cell>
          <table:table-cell office:value-type="float" office:value="0.97761">
            <text:p>0.97761</text:p>
          </table:table-cell>
          <table:table-cell office:value-type="float" office:value="0.98394599">
            <text:p>0.98394599</text:p>
          </table:table-cell>
          <table:table-cell table:number-columns-repeated="4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2016.10.18 06:37</text:p>
          </table:table-cell>
          <table:table-cell office:value-type="float" office:value="0.97762">
            <text:p>0.97762</text:p>
          </table:table-cell>
          <table:table-cell office:value-type="float" office:value="0.98393123">
            <text:p>0.98393123</text:p>
          </table:table-cell>
          <table:table-cell table:number-columns-repeated="4"/>
        </table:table-row>
        <table:table-row table:style-name="ro1">
          <table:table-cell office:value-type="float" office:value="490">
            <text:p>490</text:p>
          </table:table-cell>
          <table:table-cell office:value-type="string">
            <text:p>2016.10.18 05:37</text:p>
          </table:table-cell>
          <table:table-cell office:value-type="float" office:value="0.97744">
            <text:p>0.97744</text:p>
          </table:table-cell>
          <table:table-cell office:value-type="float" office:value="0.98383026">
            <text:p>0.98383026</text:p>
          </table:table-cell>
          <table:table-cell table:number-columns-repeated="4"/>
        </table:table-row>
        <table:table-row table:style-name="ro1">
          <table:table-cell office:value-type="float" office:value="491">
            <text:p>491</text:p>
          </table:table-cell>
          <table:table-cell office:value-type="string">
            <text:p>2016.10.18 04:37</text:p>
          </table:table-cell>
          <table:table-cell office:value-type="float" office:value="0.9788">
            <text:p>0.9788</text:p>
          </table:table-cell>
          <table:table-cell office:value-type="float" office:value="0.98358108">
            <text:p>0.98358108</text:p>
          </table:table-cell>
          <table:table-cell table:number-columns-repeated="4"/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2016.10.18 03:37</text:p>
          </table:table-cell>
          <table:table-cell office:value-type="float" office:value="0.97883">
            <text:p>0.97883</text:p>
          </table:table-cell>
          <table:table-cell office:value-type="float" office:value="0.98350425">
            <text:p>0.98350425</text:p>
          </table:table-cell>
          <table:table-cell table:number-columns-repeated="4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2016.10.18 02:37</text:p>
          </table:table-cell>
          <table:table-cell office:value-type="float" office:value="0.97954">
            <text:p>0.97954</text:p>
          </table:table-cell>
          <table:table-cell office:value-type="float" office:value="0.983393">
            <text:p>0.983393</text:p>
          </table:table-cell>
          <table:table-cell table:number-columns-repeated="4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2016.10.18 01:37</text:p>
          </table:table-cell>
          <table:table-cell office:value-type="float" office:value="0.9807">
            <text:p>0.9807</text:p>
          </table:table-cell>
          <table:table-cell office:value-type="float" office:value="0.98334176">
            <text:p>0.98334176</text:p>
          </table:table-cell>
          <table:table-cell table:number-columns-repeated="4"/>
        </table:table-row>
        <table:table-row table:style-name="ro1">
          <table:table-cell office:value-type="float" office:value="495">
            <text:p>495</text:p>
          </table:table-cell>
          <table:table-cell office:value-type="string">
            <text:p>2016.10.18 00:37</text:p>
          </table:table-cell>
          <table:table-cell office:value-type="float" office:value="0.97952">
            <text:p>0.97952</text:p>
          </table:table-cell>
          <table:table-cell office:value-type="float" office:value="0.98334196">
            <text:p>0.98334196</text:p>
          </table:table-cell>
          <table:table-cell table:number-columns-repeated="4"/>
        </table:table-row>
        <table:table-row table:style-name="ro1">
          <table:table-cell office:value-type="float" office:value="496">
            <text:p>496</text:p>
          </table:table-cell>
          <table:table-cell office:value-type="string">
            <text:p>2016.10.17 23:37</text:p>
          </table:table-cell>
          <table:table-cell office:value-type="float" office:value="0.97818">
            <text:p>0.97818</text:p>
          </table:table-cell>
          <table:table-cell office:value-type="float" office:value="0.98333134">
            <text:p>0.98333134</text:p>
          </table:table-cell>
          <table:table-cell table:number-columns-repeated="4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2016.10.17 22:37</text:p>
          </table:table-cell>
          <table:table-cell office:value-type="float" office:value="0.97967">
            <text:p>0.97967</text:p>
          </table:table-cell>
          <table:table-cell office:value-type="float" office:value="0.982927">
            <text:p>0.982927</text:p>
          </table:table-cell>
          <table:table-cell table:number-columns-repeated="4"/>
        </table:table-row>
        <table:table-row table:style-name="ro1">
          <table:table-cell office:value-type="float" office:value="498">
            <text:p>498</text:p>
          </table:table-cell>
          <table:table-cell office:value-type="string">
            <text:p>2016.10.17 21:37</text:p>
          </table:table-cell>
          <table:table-cell office:value-type="float" office:value="0.98228">
            <text:p>0.98228</text:p>
          </table:table-cell>
          <table:table-cell office:value-type="float" office:value="0.98293425">
            <text:p>0.98293425</text:p>
          </table:table-cell>
          <table:table-cell table:number-columns-repeated="4"/>
        </table:table-row>
        <table:table-row table:style-name="ro1">
          <table:table-cell office:value-type="float" office:value="499">
            <text:p>499</text:p>
          </table:table-cell>
          <table:table-cell office:value-type="string">
            <text:p>2016.10.17 20:37</text:p>
          </table:table-cell>
          <table:table-cell office:value-type="float" office:value="0.98151">
            <text:p>0.98151</text:p>
          </table:table-cell>
          <table:table-cell office:value-type="float" office:value="0.98290123">
            <text:p>0.98290123</text:p>
          </table:table-cell>
          <table:table-cell table:number-columns-repeated="4"/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2016.10.17 19:37</text:p>
          </table:table-cell>
          <table:table-cell office:value-type="float" office:value="0.98159">
            <text:p>0.98159</text:p>
          </table:table-cell>
          <table:table-cell office:value-type="float" office:value="0.98292605">
            <text:p>0.98292605</text:p>
          </table:table-cell>
          <table:table-cell table:number-columns-repeated="4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2016.10.17 18:37</text:p>
          </table:table-cell>
          <table:table-cell office:value-type="float" office:value="0.98143">
            <text:p>0.98143</text:p>
          </table:table-cell>
          <table:table-cell office:value-type="float" office:value="0.98302949">
            <text:p>0.98302949</text:p>
          </table:table-cell>
          <table:table-cell table:number-columns-repeated="4"/>
        </table:table-row>
        <table:table-row table:style-name="ro1">
          <table:table-cell office:value-type="float" office:value="502">
            <text:p>502</text:p>
          </table:table-cell>
          <table:table-cell office:value-type="string">
            <text:p>2016.10.17 17:37</text:p>
          </table:table-cell>
          <table:table-cell office:value-type="float" office:value="0.98233">
            <text:p>0.98233</text:p>
          </table:table-cell>
          <table:table-cell office:value-type="float" office:value="0.98330425">
            <text:p>0.98330425</text:p>
          </table:table-cell>
          <table:table-cell table:number-columns-repeated="4"/>
        </table:table-row>
        <table:table-row table:style-name="ro1">
          <table:table-cell office:value-type="float" office:value="503">
            <text:p>503</text:p>
          </table:table-cell>
          <table:table-cell office:value-type="string">
            <text:p>2016.10.17 16:37</text:p>
          </table:table-cell>
          <table:table-cell office:value-type="float" office:value="0.98205">
            <text:p>0.98205</text:p>
          </table:table-cell>
          <table:table-cell office:value-type="float" office:value="0.98324083">
            <text:p>0.98324083</text:p>
          </table:table-cell>
          <table:table-cell table:number-columns-repeated="4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2016.10.17 15:37</text:p>
          </table:table-cell>
          <table:table-cell office:value-type="float" office:value="0.98189">
            <text:p>0.98189</text:p>
          </table:table-cell>
          <table:table-cell office:value-type="float" office:value="0.98321643">
            <text:p>0.98321643</text:p>
          </table:table-cell>
          <table:table-cell table:number-columns-repeated="4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2016.10.17 14:37</text:p>
          </table:table-cell>
          <table:table-cell office:value-type="float" office:value="0.98231">
            <text:p>0.98231</text:p>
          </table:table-cell>
          <table:table-cell office:value-type="float" office:value="0.98314354">
            <text:p>0.98314354</text:p>
          </table:table-cell>
          <table:table-cell table:number-columns-repeated="4"/>
        </table:table-row>
        <table:table-row table:style-name="ro1">
          <table:table-cell office:value-type="float" office:value="506">
            <text:p>506</text:p>
          </table:table-cell>
          <table:table-cell office:value-type="string">
            <text:p>2016.10.17 13:37</text:p>
          </table:table-cell>
          <table:table-cell office:value-type="float" office:value="0.98238">
            <text:p>0.98238</text:p>
          </table:table-cell>
          <table:table-cell office:value-type="float" office:value="0.98320485">
            <text:p>0.98320485</text:p>
          </table:table-cell>
          <table:table-cell table:number-columns-repeated="4"/>
        </table:table-row>
        <table:table-row table:style-name="ro1">
          <table:table-cell office:value-type="float" office:value="507">
            <text:p>507</text:p>
          </table:table-cell>
          <table:table-cell office:value-type="string">
            <text:p>2016.10.17 12:37</text:p>
          </table:table-cell>
          <table:table-cell office:value-type="float" office:value="0.9822">
            <text:p>0.9822</text:p>
          </table:table-cell>
          <table:table-cell office:value-type="float" office:value="0.98308302">
            <text:p>0.98308302</text:p>
          </table:table-cell>
          <table:table-cell table:number-columns-repeated="4"/>
        </table:table-row>
        <table:table-row table:style-name="ro1">
          <table:table-cell office:value-type="float" office:value="508">
            <text:p>508</text:p>
          </table:table-cell>
          <table:table-cell office:value-type="string">
            <text:p>2016.10.17 11:37</text:p>
          </table:table-cell>
          <table:table-cell office:value-type="float" office:value="0.98152">
            <text:p>0.98152</text:p>
          </table:table-cell>
          <table:table-cell office:value-type="float" office:value="0.98297196">
            <text:p>0.98297196</text:p>
          </table:table-cell>
          <table:table-cell table:number-columns-repeated="4"/>
        </table:table-row>
        <table:table-row table:style-name="ro1">
          <table:table-cell office:value-type="float" office:value="509">
            <text:p>509</text:p>
          </table:table-cell>
          <table:table-cell office:value-type="string">
            <text:p>2016.10.17 10:37</text:p>
          </table:table-cell>
          <table:table-cell office:value-type="float" office:value="0.98125">
            <text:p>0.98125</text:p>
          </table:table-cell>
          <table:table-cell office:value-type="float" office:value="0.98288283">
            <text:p>0.98288283</text:p>
          </table:table-cell>
          <table:table-cell table:number-columns-repeated="4"/>
        </table:table-row>
        <table:table-row table:style-name="ro1">
          <table:table-cell office:value-type="float" office:value="510">
            <text:p>510</text:p>
          </table:table-cell>
          <table:table-cell office:value-type="string">
            <text:p>2016.10.17 09:37</text:p>
          </table:table-cell>
          <table:table-cell office:value-type="float" office:value="0.98049">
            <text:p>0.98049</text:p>
          </table:table-cell>
          <table:table-cell office:value-type="float" office:value="0.98276897">
            <text:p>0.98276897</text:p>
          </table:table-cell>
          <table:table-cell table:number-columns-repeated="4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2016.10.17 08:37</text:p>
          </table:table-cell>
          <table:table-cell office:value-type="float" office:value="0.98096">
            <text:p>0.98096</text:p>
          </table:table-cell>
          <table:table-cell office:value-type="float" office:value="0.98271737">
            <text:p>0.98271737</text:p>
          </table:table-cell>
          <table:table-cell table:number-columns-repeated="4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016.10.17 07:37</text:p>
          </table:table-cell>
          <table:table-cell office:value-type="float" office:value="0.98084">
            <text:p>0.98084</text:p>
          </table:table-cell>
          <table:table-cell office:value-type="float" office:value="0.98254679">
            <text:p>0.98254679</text:p>
          </table:table-cell>
          <table:table-cell table:number-columns-repeated="4"/>
        </table:table-row>
        <table:table-row table:style-name="ro1">
          <table:table-cell office:value-type="float" office:value="513">
            <text:p>513</text:p>
          </table:table-cell>
          <table:table-cell office:value-type="string">
            <text:p>2016.10.17 06:37</text:p>
          </table:table-cell>
          <table:table-cell office:value-type="float" office:value="0.98056">
            <text:p>0.98056</text:p>
          </table:table-cell>
          <table:table-cell office:value-type="float" office:value="0.98230497">
            <text:p>0.98230497</text:p>
          </table:table-cell>
          <table:table-cell table:number-columns-repeated="4"/>
        </table:table-row>
        <table:table-row table:style-name="ro1">
          <table:table-cell office:value-type="float" office:value="514">
            <text:p>514</text:p>
          </table:table-cell>
          <table:table-cell office:value-type="string">
            <text:p>2016.10.17 05:37</text:p>
          </table:table-cell>
          <table:table-cell office:value-type="float" office:value="0.98073">
            <text:p>0.98073</text:p>
          </table:table-cell>
          <table:table-cell office:value-type="float" office:value="0.9820673">
            <text:p>0.9820673</text:p>
          </table:table-cell>
          <table:table-cell table:number-columns-repeated="4"/>
        </table:table-row>
        <table:table-row table:style-name="ro1">
          <table:table-cell office:value-type="float" office:value="515">
            <text:p>515</text:p>
          </table:table-cell>
          <table:table-cell office:value-type="string">
            <text:p>2016.10.17 04:37</text:p>
          </table:table-cell>
          <table:table-cell office:value-type="float" office:value="0.98182">
            <text:p>0.98182</text:p>
          </table:table-cell>
          <table:table-cell office:value-type="float" office:value="0.98174725">
            <text:p>0.98174725</text:p>
          </table:table-cell>
          <table:table-cell table:number-columns-repeated="4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2016.10.17 03:37</text:p>
          </table:table-cell>
          <table:table-cell office:value-type="float" office:value="0.98038">
            <text:p>0.98038</text:p>
          </table:table-cell>
          <table:table-cell office:value-type="float" office:value="0.98105738">
            <text:p>0.98105738</text:p>
          </table:table-cell>
          <table:table-cell table:number-columns-repeated="4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2016.10.17 02:37</text:p>
          </table:table-cell>
          <table:table-cell office:value-type="float" office:value="0.97963">
            <text:p>0.97963</text:p>
          </table:table-cell>
          <table:table-cell office:value-type="float" office:value="0.9805832">
            <text:p>0.9805832</text:p>
          </table:table-cell>
          <table:table-cell table:number-columns-repeated="4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2016.10.17 01:37</text:p>
          </table:table-cell>
          <table:table-cell office:value-type="float" office:value="0.97984">
            <text:p>0.97984</text:p>
          </table:table-cell>
          <table:table-cell office:value-type="float" office:value="0.98018331">
            <text:p>0.98018331</text:p>
          </table:table-cell>
          <table:table-cell table:number-columns-repeated="4"/>
        </table:table-row>
        <table:table-row table:style-name="ro1">
          <table:table-cell office:value-type="float" office:value="519">
            <text:p>519</text:p>
          </table:table-cell>
          <table:table-cell office:value-type="string">
            <text:p>2016.10.17 00:37</text:p>
          </table:table-cell>
          <table:table-cell office:value-type="float" office:value="0.97989">
            <text:p>0.97989</text:p>
          </table:table-cell>
          <table:table-cell office:value-type="float" office:value="0.97964241">
            <text:p>0.97964241</text:p>
          </table:table-cell>
          <table:table-cell table:number-columns-repeated="4"/>
        </table:table-row>
        <table:table-row table:style-name="ro1">
          <table:table-cell office:value-type="float" office:value="520">
            <text:p>520</text:p>
          </table:table-cell>
          <table:table-cell office:value-type="string">
            <text:p>2016.10.16 23:37</text:p>
          </table:table-cell>
          <table:table-cell office:value-type="float" office:value="0.97903">
            <text:p>0.97903</text:p>
          </table:table-cell>
          <table:table-cell office:value-type="float" office:value="0.97897546">
            <text:p>0.97897546</text:p>
          </table:table-cell>
          <table:table-cell table:number-columns-repeated="4"/>
        </table:table-row>
        <table:table-row table:style-name="ro1">
          <table:table-cell office:value-type="float" office:value="521">
            <text:p>521</text:p>
          </table:table-cell>
          <table:table-cell office:value-type="string">
            <text:p>2016.10.16 22:37</text:p>
          </table:table-cell>
          <table:table-cell office:value-type="float" office:value="0.9778">
            <text:p>0.9778</text:p>
          </table:table-cell>
          <table:table-cell office:value-type="float" office:value="0.97843026">
            <text:p>0.97843026</text:p>
          </table:table-cell>
          <table:table-cell table:number-columns-repeated="4"/>
        </table:table-row>
        <table:table-row table:style-name="ro1">
          <table:table-cell office:value-type="float" office:value="522">
            <text:p>522</text:p>
          </table:table-cell>
          <table:table-cell office:value-type="string">
            <text:p>2016.10.16 21:37</text:p>
          </table:table-cell>
          <table:table-cell office:value-type="float" office:value="0.97843">
            <text:p>0.97843</text:p>
          </table:table-cell>
          <table:table-cell office:value-type="float" office:value="0.97810951">
            <text:p>0.97810951</text:p>
          </table:table-cell>
          <table:table-cell table:number-columns-repeated="4"/>
        </table:table-row>
        <table:table-row table:style-name="ro1">
          <table:table-cell office:value-type="float" office:value="523">
            <text:p>523</text:p>
          </table:table-cell>
          <table:table-cell office:value-type="string">
            <text:p>2016.10.16 20:37</text:p>
          </table:table-cell>
          <table:table-cell office:value-type="float" office:value="0.97799">
            <text:p>0.97799</text:p>
          </table:table-cell>
          <table:table-cell office:value-type="float" office:value="0.9777695">
            <text:p>0.9777695</text:p>
          </table:table-cell>
          <table:table-cell table:number-columns-repeated="4"/>
        </table:table-row>
        <table:table-row table:style-name="ro1">
          <table:table-cell office:value-type="float" office:value="524">
            <text:p>524</text:p>
          </table:table-cell>
          <table:table-cell office:value-type="string">
            <text:p>2016.10.16 19:37</text:p>
          </table:table-cell>
          <table:table-cell office:value-type="float" office:value="0.97805">
            <text:p>0.97805</text:p>
          </table:table-cell>
          <table:table-cell office:value-type="float" office:value="0.97755364">
            <text:p>0.97755364</text:p>
          </table:table-cell>
          <table:table-cell table:number-columns-repeated="4"/>
        </table:table-row>
        <table:table-row table:style-name="ro1">
          <table:table-cell office:value-type="float" office:value="525">
            <text:p>525</text:p>
          </table:table-cell>
          <table:table-cell office:value-type="string">
            <text:p>2016.10.16 18:37</text:p>
          </table:table-cell>
          <table:table-cell office:value-type="float" office:value="0.97618">
            <text:p>0.97618</text:p>
          </table:table-cell>
          <table:table-cell office:value-type="float" office:value="0.9772525">
            <text:p>0.9772525</text:p>
          </table:table-cell>
          <table:table-cell table:number-columns-repeated="4"/>
        </table:table-row>
        <table:table-row table:style-name="ro1">
          <table:table-cell office:value-type="float" office:value="526">
            <text:p>526</text:p>
          </table:table-cell>
          <table:table-cell office:value-type="string">
            <text:p>2016.10.16 17:37</text:p>
          </table:table-cell>
          <table:table-cell office:value-type="float" office:value="0.97633">
            <text:p>0.97633</text:p>
          </table:table-cell>
          <table:table-cell office:value-type="float" office:value="0.97738583">
            <text:p>0.97738583</text:p>
          </table:table-cell>
          <table:table-cell table:number-columns-repeated="4"/>
        </table:table-row>
        <table:table-row table:style-name="ro1">
          <table:table-cell office:value-type="float" office:value="527">
            <text:p>527</text:p>
          </table:table-cell>
          <table:table-cell office:value-type="string">
            <text:p>2016.10.16 16:37</text:p>
          </table:table-cell>
          <table:table-cell office:value-type="float" office:value="0.97572">
            <text:p>0.97572</text:p>
          </table:table-cell>
          <table:table-cell office:value-type="float" office:value="0.97748975">
            <text:p>0.97748975</text:p>
          </table:table-cell>
          <table:table-cell table:number-columns-repeated="4"/>
        </table:table-row>
        <table:table-row table:style-name="ro1">
          <table:table-cell office:value-type="float" office:value="528">
            <text:p>528</text:p>
          </table:table-cell>
          <table:table-cell office:value-type="string">
            <text:p>2016.10.16 15:37</text:p>
          </table:table-cell>
          <table:table-cell office:value-type="float" office:value="0.97564">
            <text:p>0.97564</text:p>
          </table:table-cell>
          <table:table-cell office:value-type="float" office:value="0.9776756">
            <text:p>0.9776756</text:p>
          </table:table-cell>
          <table:table-cell table:number-columns-repeated="4"/>
        </table:table-row>
        <table:table-row table:style-name="ro1">
          <table:table-cell office:value-type="float" office:value="529">
            <text:p>529</text:p>
          </table:table-cell>
          <table:table-cell office:value-type="string">
            <text:p>2016.10.16 14:37</text:p>
          </table:table-cell>
          <table:table-cell office:value-type="float" office:value="0.97543">
            <text:p>0.97543</text:p>
          </table:table-cell>
          <table:table-cell office:value-type="float" office:value="0.97788464">
            <text:p>0.97788464</text:p>
          </table:table-cell>
          <table:table-cell table:number-columns-repeated="4"/>
        </table:table-row>
        <table:table-row table:style-name="ro1">
          <table:table-cell office:value-type="float" office:value="530">
            <text:p>530</text:p>
          </table:table-cell>
          <table:table-cell office:value-type="string">
            <text:p>2016.10.16 13:37</text:p>
          </table:table-cell>
          <table:table-cell office:value-type="float" office:value="0.97517">
            <text:p>0.97517</text:p>
          </table:table-cell>
          <table:table-cell office:value-type="float" office:value="0.97805327">
            <text:p>0.97805327</text:p>
          </table:table-cell>
          <table:table-cell table:number-columns-repeated="4"/>
        </table:table-row>
        <table:table-row table:style-name="ro1">
          <table:table-cell office:value-type="float" office:value="531">
            <text:p>531</text:p>
          </table:table-cell>
          <table:table-cell office:value-type="string">
            <text:p>2016.10.16 12:37</text:p>
          </table:table-cell>
          <table:table-cell office:value-type="float" office:value="0.97483">
            <text:p>0.97483</text:p>
          </table:table-cell>
          <table:table-cell office:value-type="float" office:value="0.97825897">
            <text:p>0.97825897</text:p>
          </table:table-cell>
          <table:table-cell table:number-columns-repeated="4"/>
        </table:table-row>
        <table:table-row table:style-name="ro1">
          <table:table-cell office:value-type="float" office:value="532">
            <text:p>532</text:p>
          </table:table-cell>
          <table:table-cell office:value-type="string">
            <text:p>2016.10.16 11:37</text:p>
          </table:table-cell>
          <table:table-cell office:value-type="float" office:value="0.97488">
            <text:p>0.97488</text:p>
          </table:table-cell>
          <table:table-cell office:value-type="float" office:value="0.97857771">
            <text:p>0.97857771</text:p>
          </table:table-cell>
          <table:table-cell table:number-columns-repeated="4"/>
        </table:table-row>
        <table:table-row table:style-name="ro1">
          <table:table-cell office:value-type="float" office:value="533">
            <text:p>533</text:p>
          </table:table-cell>
          <table:table-cell office:value-type="string">
            <text:p>2016.10.16 10:37</text:p>
          </table:table-cell>
          <table:table-cell office:value-type="float" office:value="0.97449">
            <text:p>0.97449</text:p>
          </table:table-cell>
          <table:table-cell office:value-type="float" office:value="0.97894655">
            <text:p>0.97894655</text:p>
          </table:table-cell>
          <table:table-cell table:number-columns-repeated="4"/>
        </table:table-row>
        <table:table-row table:style-name="ro1">
          <table:table-cell office:value-type="float" office:value="534">
            <text:p>534</text:p>
          </table:table-cell>
          <table:table-cell office:value-type="string">
            <text:p>2016.10.16 09:37</text:p>
          </table:table-cell>
          <table:table-cell office:value-type="float" office:value="0.97408">
            <text:p>0.97408</text:p>
          </table:table-cell>
          <table:table-cell office:value-type="float" office:value="0.97921831">
            <text:p>0.97921831</text:p>
          </table:table-cell>
          <table:table-cell table:number-columns-repeated="4"/>
        </table:table-row>
        <table:table-row table:style-name="ro1">
          <table:table-cell office:value-type="float" office:value="535">
            <text:p>535</text:p>
          </table:table-cell>
          <table:table-cell office:value-type="string">
            <text:p>2016.10.16 08:37</text:p>
          </table:table-cell>
          <table:table-cell office:value-type="float" office:value="0.974">
            <text:p>0.974</text:p>
          </table:table-cell>
          <table:table-cell office:value-type="float" office:value="0.97932221">
            <text:p>0.97932221</text:p>
          </table:table-cell>
          <table:table-cell table:number-columns-repeated="4"/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2016.10.16 07:37</text:p>
          </table:table-cell>
          <table:table-cell office:value-type="float" office:value="0.97416">
            <text:p>0.97416</text:p>
          </table:table-cell>
          <table:table-cell office:value-type="float" office:value="0.97940439">
            <text:p>0.97940439</text:p>
          </table:table-cell>
          <table:table-cell table:number-columns-repeated="4"/>
        </table:table-row>
        <table:table-row table:style-name="ro1">
          <table:table-cell office:value-type="float" office:value="537">
            <text:p>537</text:p>
          </table:table-cell>
          <table:table-cell office:value-type="string">
            <text:p>2016.10.16 06:37</text:p>
          </table:table-cell>
          <table:table-cell office:value-type="float" office:value="0.97417">
            <text:p>0.97417</text:p>
          </table:table-cell>
          <table:table-cell office:value-type="float" office:value="0.97944376">
            <text:p>0.97944376</text:p>
          </table:table-cell>
          <table:table-cell table:number-columns-repeated="4"/>
        </table:table-row>
        <table:table-row table:style-name="ro1">
          <table:table-cell office:value-type="float" office:value="538">
            <text:p>538</text:p>
          </table:table-cell>
          <table:table-cell office:value-type="string">
            <text:p>2016.10.16 05:37</text:p>
          </table:table-cell>
          <table:table-cell office:value-type="float" office:value="0.97423">
            <text:p>0.97423</text:p>
          </table:table-cell>
          <table:table-cell office:value-type="float" office:value="0.97952785">
            <text:p>0.97952785</text:p>
          </table:table-cell>
          <table:table-cell table:number-columns-repeated="4"/>
        </table:table-row>
        <table:table-row table:style-name="ro1">
          <table:table-cell office:value-type="float" office:value="539">
            <text:p>539</text:p>
          </table:table-cell>
          <table:table-cell office:value-type="string">
            <text:p>2016.10.16 04:37</text:p>
          </table:table-cell>
          <table:table-cell office:value-type="float" office:value="0.97412">
            <text:p>0.97412</text:p>
          </table:table-cell>
          <table:table-cell office:value-type="float" office:value="0.97953473">
            <text:p>0.97953473</text:p>
          </table:table-cell>
          <table:table-cell table:number-columns-repeated="4"/>
        </table:table-row>
        <table:table-row table:style-name="ro1">
          <table:table-cell office:value-type="float" office:value="540">
            <text:p>540</text:p>
          </table:table-cell>
          <table:table-cell office:value-type="string">
            <text:p>2016.10.16 03:37</text:p>
          </table:table-cell>
          <table:table-cell office:value-type="float" office:value="0.97399">
            <text:p>0.97399</text:p>
          </table:table-cell>
          <table:table-cell office:value-type="float" office:value="0.97944434">
            <text:p>0.97944434</text:p>
          </table:table-cell>
          <table:table-cell table:number-columns-repeated="4"/>
        </table:table-row>
        <table:table-row table:style-name="ro1">
          <table:table-cell office:value-type="float" office:value="541">
            <text:p>541</text:p>
          </table:table-cell>
          <table:table-cell office:value-type="string">
            <text:p>2016.10.16 02:37</text:p>
          </table:table-cell>
          <table:table-cell office:value-type="float" office:value="0.97535">
            <text:p>0.97535</text:p>
          </table:table-cell>
          <table:table-cell office:value-type="float" office:value="0.97919348">
            <text:p>0.97919348</text:p>
          </table:table-cell>
          <table:table-cell table:number-columns-repeated="4"/>
        </table:table-row>
        <table:table-row table:style-name="ro1">
          <table:table-cell office:value-type="float" office:value="542">
            <text:p>542</text:p>
          </table:table-cell>
          <table:table-cell office:value-type="string">
            <text:p>2016.10.16 01:37</text:p>
          </table:table-cell>
          <table:table-cell office:value-type="float" office:value="0.97696">
            <text:p>0.97696</text:p>
          </table:table-cell>
          <table:table-cell office:value-type="float" office:value="0.97914584">
            <text:p>0.97914584</text:p>
          </table:table-cell>
          <table:table-cell table:number-columns-repeated="4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2016.10.16 00:37</text:p>
          </table:table-cell>
          <table:table-cell office:value-type="float" office:value="0.97709">
            <text:p>0.97709</text:p>
          </table:table-cell>
          <table:table-cell office:value-type="float" office:value="0.97936968">
            <text:p>0.97936968</text:p>
          </table:table-cell>
          <table:table-cell table:number-columns-repeated="4"/>
        </table:table-row>
        <table:table-row table:style-name="ro1">
          <table:table-cell office:value-type="float" office:value="544">
            <text:p>544</text:p>
          </table:table-cell>
          <table:table-cell office:value-type="string">
            <text:p>2016.10.15 23:37</text:p>
          </table:table-cell>
          <table:table-cell office:value-type="float" office:value="0.97687">
            <text:p>0.97687</text:p>
          </table:table-cell>
          <table:table-cell office:value-type="float" office:value="0.97971853">
            <text:p>0.97971853</text:p>
          </table:table-cell>
          <table:table-cell table:number-columns-repeated="4"/>
        </table:table-row>
        <table:table-row table:style-name="ro1">
          <table:table-cell office:value-type="float" office:value="545">
            <text:p>545</text:p>
          </table:table-cell>
          <table:table-cell office:value-type="string">
            <text:p>2016.10.15 22:37</text:p>
          </table:table-cell>
          <table:table-cell office:value-type="float" office:value="0.97693">
            <text:p>0.97693</text:p>
          </table:table-cell>
          <table:table-cell office:value-type="float" office:value="0.97989716">
            <text:p>0.97989716</text:p>
          </table:table-cell>
          <table:table-cell table:number-columns-repeated="4"/>
        </table:table-row>
        <table:table-row table:style-name="ro1">
          <table:table-cell office:value-type="float" office:value="546">
            <text:p>546</text:p>
          </table:table-cell>
          <table:table-cell office:value-type="string">
            <text:p>2016.10.15 21:37</text:p>
          </table:table-cell>
          <table:table-cell office:value-type="float" office:value="0.97692">
            <text:p>0.97692</text:p>
          </table:table-cell>
          <table:table-cell office:value-type="float" office:value="0.98011026">
            <text:p>0.98011026</text:p>
          </table:table-cell>
          <table:table-cell table:number-columns-repeated="4"/>
        </table:table-row>
        <table:table-row table:style-name="ro1">
          <table:table-cell office:value-type="float" office:value="547">
            <text:p>547</text:p>
          </table:table-cell>
          <table:table-cell office:value-type="string">
            <text:p>2016.10.15 20:37</text:p>
          </table:table-cell>
          <table:table-cell office:value-type="float" office:value="0.97701">
            <text:p>0.97701</text:p>
          </table:table-cell>
          <table:table-cell office:value-type="float" office:value="0.98006582">
            <text:p>0.98006582</text:p>
          </table:table-cell>
          <table:table-cell table:number-columns-repeated="4"/>
        </table:table-row>
        <table:table-row table:style-name="ro1">
          <table:table-cell office:value-type="float" office:value="548">
            <text:p>548</text:p>
          </table:table-cell>
          <table:table-cell office:value-type="string">
            <text:p>2016.10.15 19:37</text:p>
          </table:table-cell>
          <table:table-cell office:value-type="float" office:value="0.97717">
            <text:p>0.97717</text:p>
          </table:table-cell>
          <table:table-cell office:value-type="float" office:value="0.98049226">
            <text:p>0.98049226</text:p>
          </table:table-cell>
          <table:table-cell table:number-columns-repeated="4"/>
        </table:table-row>
        <table:table-row table:style-name="ro1">
          <table:table-cell office:value-type="float" office:value="549">
            <text:p>549</text:p>
          </table:table-cell>
          <table:table-cell office:value-type="string">
            <text:p>2016.10.15 18:37</text:p>
          </table:table-cell>
          <table:table-cell office:value-type="float" office:value="0.97696">
            <text:p>0.97696</text:p>
          </table:table-cell>
          <table:table-cell office:value-type="float" office:value="0.98098229">
            <text:p>0.98098229</text:p>
          </table:table-cell>
          <table:table-cell table:number-columns-repeated="4"/>
        </table:table-row>
        <table:table-row table:style-name="ro1">
          <table:table-cell office:value-type="float" office:value="550">
            <text:p>550</text:p>
          </table:table-cell>
          <table:table-cell office:value-type="string">
            <text:p>2016.10.15 17:37</text:p>
          </table:table-cell>
          <table:table-cell office:value-type="float" office:value="0.97721">
            <text:p>0.97721</text:p>
          </table:table-cell>
          <table:table-cell office:value-type="float" office:value="0.98112887">
            <text:p>0.98112887</text:p>
          </table:table-cell>
          <table:table-cell table:number-columns-repeated="4"/>
        </table:table-row>
        <table:table-row table:style-name="ro1">
          <table:table-cell office:value-type="float" office:value="551">
            <text:p>551</text:p>
          </table:table-cell>
          <table:table-cell office:value-type="string">
            <text:p>2016.10.15 16:37</text:p>
          </table:table-cell>
          <table:table-cell office:value-type="float" office:value="0.97793">
            <text:p>0.97793</text:p>
          </table:table-cell>
          <table:table-cell office:value-type="float" office:value="0.98130069">
            <text:p>0.98130069</text:p>
          </table:table-cell>
          <table:table-cell table:number-columns-repeated="4"/>
        </table:table-row>
        <table:table-row table:style-name="ro1">
          <table:table-cell office:value-type="float" office:value="552">
            <text:p>552</text:p>
          </table:table-cell>
          <table:table-cell office:value-type="string">
            <text:p>2016.10.15 15:37</text:p>
          </table:table-cell>
          <table:table-cell office:value-type="float" office:value="0.97838">
            <text:p>0.97838</text:p>
          </table:table-cell>
          <table:table-cell office:value-type="float" office:value="0.98131682">
            <text:p>0.98131682</text:p>
          </table:table-cell>
          <table:table-cell table:number-columns-repeated="4"/>
        </table:table-row>
        <table:table-row table:style-name="ro1">
          <table:table-cell office:value-type="float" office:value="553">
            <text:p>553</text:p>
          </table:table-cell>
          <table:table-cell office:value-type="string">
            <text:p>2016.10.15 14:37</text:p>
          </table:table-cell>
          <table:table-cell office:value-type="float" office:value="0.97821">
            <text:p>0.97821</text:p>
          </table:table-cell>
          <table:table-cell office:value-type="float" office:value="0.9813758">
            <text:p>0.9813758</text:p>
          </table:table-cell>
          <table:table-cell table:number-columns-repeated="4"/>
        </table:table-row>
        <table:table-row table:style-name="ro1">
          <table:table-cell office:value-type="float" office:value="554">
            <text:p>554</text:p>
          </table:table-cell>
          <table:table-cell office:value-type="string">
            <text:p>2016.10.15 13:37</text:p>
          </table:table-cell>
          <table:table-cell office:value-type="float" office:value="0.97763">
            <text:p>0.97763</text:p>
          </table:table-cell>
          <table:table-cell office:value-type="float" office:value="0.98136649">
            <text:p>0.98136649</text:p>
          </table:table-cell>
          <table:table-cell table:number-columns-repeated="4"/>
        </table:table-row>
        <table:table-row table:style-name="ro1">
          <table:table-cell office:value-type="float" office:value="555">
            <text:p>555</text:p>
          </table:table-cell>
          <table:table-cell office:value-type="string">
            <text:p>2016.10.15 12:37</text:p>
          </table:table-cell>
          <table:table-cell office:value-type="float" office:value="0.97786">
            <text:p>0.97786</text:p>
          </table:table-cell>
          <table:table-cell office:value-type="float" office:value="0.98132894">
            <text:p>0.98132894</text:p>
          </table:table-cell>
          <table:table-cell table:number-columns-repeated="4"/>
        </table:table-row>
        <table:table-row table:style-name="ro1">
          <table:table-cell office:value-type="float" office:value="556">
            <text:p>556</text:p>
          </table:table-cell>
          <table:table-cell office:value-type="string">
            <text:p>2016.10.15 11:37</text:p>
          </table:table-cell>
          <table:table-cell office:value-type="float" office:value="0.97781">
            <text:p>0.97781</text:p>
          </table:table-cell>
          <table:table-cell office:value-type="float" office:value="0.98135621">
            <text:p>0.98135621</text:p>
          </table:table-cell>
          <table:table-cell table:number-columns-repeated="4"/>
        </table:table-row>
        <table:table-row table:style-name="ro1">
          <table:table-cell office:value-type="float" office:value="557">
            <text:p>557</text:p>
          </table:table-cell>
          <table:table-cell office:value-type="string">
            <text:p>2016.10.15 10:37</text:p>
          </table:table-cell>
          <table:table-cell office:value-type="float" office:value="0.97849">
            <text:p>0.97849</text:p>
          </table:table-cell>
          <table:table-cell office:value-type="float" office:value="0.98184078">
            <text:p>0.98184078</text:p>
          </table:table-cell>
          <table:table-cell table:number-columns-repeated="4"/>
        </table:table-row>
        <table:table-row table:style-name="ro1">
          <table:table-cell office:value-type="float" office:value="558">
            <text:p>558</text:p>
          </table:table-cell>
          <table:table-cell office:value-type="string">
            <text:p>2016.10.15 09:37</text:p>
          </table:table-cell>
          <table:table-cell office:value-type="float" office:value="0.97845">
            <text:p>0.97845</text:p>
          </table:table-cell>
          <table:table-cell office:value-type="float" office:value="0.98228201">
            <text:p>0.98228201</text:p>
          </table:table-cell>
          <table:table-cell table:number-columns-repeated="4"/>
        </table:table-row>
        <table:table-row table:style-name="ro1">
          <table:table-cell office:value-type="float" office:value="559">
            <text:p>559</text:p>
          </table:table-cell>
          <table:table-cell office:value-type="string">
            <text:p>2016.10.15 08:37</text:p>
          </table:table-cell>
          <table:table-cell office:value-type="float" office:value="0.97862">
            <text:p>0.97862</text:p>
          </table:table-cell>
          <table:table-cell office:value-type="float" office:value="0.98254731">
            <text:p>0.98254731</text:p>
          </table:table-cell>
          <table:table-cell table:number-columns-repeated="4"/>
        </table:table-row>
        <table:table-row table:style-name="ro1">
          <table:table-cell office:value-type="float" office:value="560">
            <text:p>560</text:p>
          </table:table-cell>
          <table:table-cell office:value-type="string">
            <text:p>2016.10.15 07:37</text:p>
          </table:table-cell>
          <table:table-cell office:value-type="float" office:value="0.97892">
            <text:p>0.97892</text:p>
          </table:table-cell>
          <table:table-cell office:value-type="float" office:value="0.98276137">
            <text:p>0.98276137</text:p>
          </table:table-cell>
          <table:table-cell table:number-columns-repeated="4"/>
        </table:table-row>
        <table:table-row table:style-name="ro1">
          <table:table-cell office:value-type="float" office:value="561">
            <text:p>561</text:p>
          </table:table-cell>
          <table:table-cell office:value-type="string">
            <text:p>2016.10.15 06:37</text:p>
          </table:table-cell>
          <table:table-cell office:value-type="float" office:value="0.97893">
            <text:p>0.97893</text:p>
          </table:table-cell>
          <table:table-cell office:value-type="float" office:value="0.98290774">
            <text:p>0.98290774</text:p>
          </table:table-cell>
          <table:table-cell table:number-columns-repeated="4"/>
        </table:table-row>
        <table:table-row table:style-name="ro1">
          <table:table-cell office:value-type="float" office:value="562">
            <text:p>562</text:p>
          </table:table-cell>
          <table:table-cell office:value-type="string">
            <text:p>2016.10.15 05:37</text:p>
          </table:table-cell>
          <table:table-cell office:value-type="float" office:value="0.97928">
            <text:p>0.97928</text:p>
          </table:table-cell>
          <table:table-cell office:value-type="float" office:value="0.98298658">
            <text:p>0.98298658</text:p>
          </table:table-cell>
          <table:table-cell table:number-columns-repeated="4"/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2016.10.15 04:37</text:p>
          </table:table-cell>
          <table:table-cell office:value-type="float" office:value="0.97992">
            <text:p>0.97992</text:p>
          </table:table-cell>
          <table:table-cell office:value-type="float" office:value="0.98300655">
            <text:p>0.98300655</text:p>
          </table:table-cell>
          <table:table-cell table:number-columns-repeated="4"/>
        </table:table-row>
        <table:table-row table:style-name="ro1">
          <table:table-cell office:value-type="float" office:value="564">
            <text:p>564</text:p>
          </table:table-cell>
          <table:table-cell office:value-type="string">
            <text:p>2016.10.15 03:37</text:p>
          </table:table-cell>
          <table:table-cell office:value-type="float" office:value="0.97952">
            <text:p>0.97952</text:p>
          </table:table-cell>
          <table:table-cell office:value-type="float" office:value="0.98290938">
            <text:p>0.98290938</text:p>
          </table:table-cell>
          <table:table-cell table:number-columns-repeated="4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2016.10.15 02:37</text:p>
          </table:table-cell>
          <table:table-cell office:value-type="float" office:value="0.97985">
            <text:p>0.97985</text:p>
          </table:table-cell>
          <table:table-cell office:value-type="float" office:value="0.98279536">
            <text:p>0.98279536</text:p>
          </table:table-cell>
          <table:table-cell table:number-columns-repeated="4"/>
        </table:table-row>
        <table:table-row table:style-name="ro1">
          <table:table-cell office:value-type="float" office:value="566">
            <text:p>566</text:p>
          </table:table-cell>
          <table:table-cell office:value-type="string">
            <text:p>2016.10.15 01:37</text:p>
          </table:table-cell>
          <table:table-cell office:value-type="float" office:value="0.97797">
            <text:p>0.97797</text:p>
          </table:table-cell>
          <table:table-cell office:value-type="float" office:value="0.98254639">
            <text:p>0.98254639</text:p>
          </table:table-cell>
          <table:table-cell table:number-columns-repeated="4"/>
        </table:table-row>
        <table:table-row table:style-name="ro1">
          <table:table-cell office:value-type="float" office:value="567">
            <text:p>567</text:p>
          </table:table-cell>
          <table:table-cell office:value-type="string">
            <text:p>2016.10.15 00:37</text:p>
          </table:table-cell>
          <table:table-cell office:value-type="float" office:value="0.98091">
            <text:p>0.98091</text:p>
          </table:table-cell>
          <table:table-cell office:value-type="float" office:value="0.98248704">
            <text:p>0.98248704</text:p>
          </table:table-cell>
          <table:table-cell table:number-columns-repeated="4"/>
        </table:table-row>
        <table:table-row table:style-name="ro1">
          <table:table-cell office:value-type="float" office:value="568">
            <text:p>568</text:p>
          </table:table-cell>
          <table:table-cell office:value-type="string">
            <text:p>2016.10.14 23:37</text:p>
          </table:table-cell>
          <table:table-cell office:value-type="float" office:value="0.98143">
            <text:p>0.98143</text:p>
          </table:table-cell>
          <table:table-cell office:value-type="float" office:value="0.98195784">
            <text:p>0.98195784</text:p>
          </table:table-cell>
          <table:table-cell table:number-columns-repeated="4"/>
        </table:table-row>
        <table:table-row table:style-name="ro1">
          <table:table-cell office:value-type="float" office:value="569">
            <text:p>569</text:p>
          </table:table-cell>
          <table:table-cell office:value-type="string">
            <text:p>2016.10.14 22:37</text:p>
          </table:table-cell>
          <table:table-cell office:value-type="float" office:value="0.98046">
            <text:p>0.98046</text:p>
          </table:table-cell>
          <table:table-cell office:value-type="float" office:value="0.98117164">
            <text:p>0.98117164</text:p>
          </table:table-cell>
          <table:table-cell table:number-columns-repeated="4"/>
        </table:table-row>
        <table:table-row table:style-name="ro1">
          <table:table-cell office:value-type="float" office:value="570">
            <text:p>570</text:p>
          </table:table-cell>
          <table:table-cell office:value-type="string">
            <text:p>2016.10.14 21:37</text:p>
          </table:table-cell>
          <table:table-cell office:value-type="float" office:value="0.98072">
            <text:p>0.98072</text:p>
          </table:table-cell>
          <table:table-cell office:value-type="float" office:value="0.98045929">
            <text:p>0.98045929</text:p>
          </table:table-cell>
          <table:table-cell table:number-columns-repeated="4"/>
        </table:table-row>
        <table:table-row table:style-name="ro1">
          <table:table-cell office:value-type="float" office:value="571">
            <text:p>571</text:p>
          </table:table-cell>
          <table:table-cell office:value-type="string">
            <text:p>2016.10.14 20:37</text:p>
          </table:table-cell>
          <table:table-cell office:value-type="float" office:value="0.97941">
            <text:p>0.97941</text:p>
          </table:table-cell>
          <table:table-cell office:value-type="float" office:value="0.97953062">
            <text:p>0.97953062</text:p>
          </table:table-cell>
          <table:table-cell table:number-columns-repeated="4"/>
        </table:table-row>
        <table:table-row table:style-name="ro1">
          <table:table-cell office:value-type="float" office:value="572">
            <text:p>572</text:p>
          </table:table-cell>
          <table:table-cell office:value-type="string">
            <text:p>2016.10.14 19:37</text:p>
          </table:table-cell>
          <table:table-cell office:value-type="float" office:value="0.97979">
            <text:p>0.97979</text:p>
          </table:table-cell>
          <table:table-cell office:value-type="float" office:value="0.97887539">
            <text:p>0.97887539</text:p>
          </table:table-cell>
          <table:table-cell table:number-columns-repeated="4"/>
        </table:table-row>
        <table:table-row table:style-name="ro1">
          <table:table-cell office:value-type="float" office:value="573">
            <text:p>573</text:p>
          </table:table-cell>
          <table:table-cell office:value-type="string">
            <text:p>2016.10.14 18:37</text:p>
          </table:table-cell>
          <table:table-cell office:value-type="float" office:value="0.97886">
            <text:p>0.97886</text:p>
          </table:table-cell>
          <table:table-cell office:value-type="float" office:value="0.97788027">
            <text:p>0.97788027</text:p>
          </table:table-cell>
          <table:table-cell table:number-columns-repeated="4"/>
        </table:table-row>
        <table:table-row table:style-name="ro1">
          <table:table-cell office:value-type="float" office:value="574">
            <text:p>574</text:p>
          </table:table-cell>
          <table:table-cell office:value-type="string">
            <text:p>2016.10.14 17:37</text:p>
          </table:table-cell>
          <table:table-cell office:value-type="float" office:value="0.97808">
            <text:p>0.97808</text:p>
          </table:table-cell>
          <table:table-cell office:value-type="float" office:value="0.97701639">
            <text:p>0.97701639</text:p>
          </table:table-cell>
          <table:table-cell table:number-columns-repeated="4"/>
        </table:table-row>
        <table:table-row table:style-name="ro1">
          <table:table-cell office:value-type="float" office:value="575">
            <text:p>575</text:p>
          </table:table-cell>
          <table:table-cell office:value-type="string">
            <text:p>2016.10.14 16:37</text:p>
          </table:table-cell>
          <table:table-cell office:value-type="float" office:value="0.97758">
            <text:p>0.97758</text:p>
          </table:table-cell>
          <table:table-cell office:value-type="float" office:value="0.97625317">
            <text:p>0.97625317</text:p>
          </table:table-cell>
          <table:table-cell table:number-columns-repeated="4"/>
        </table:table-row>
        <table:table-row table:style-name="ro1">
          <table:table-cell office:value-type="float" office:value="576">
            <text:p>576</text:p>
          </table:table-cell>
          <table:table-cell office:value-type="string">
            <text:p>2016.10.14 15:37</text:p>
          </table:table-cell>
          <table:table-cell office:value-type="float" office:value="0.97507">
            <text:p>0.97507</text:p>
          </table:table-cell>
          <table:table-cell office:value-type="float" office:value="0.97562552">
            <text:p>0.97562552</text:p>
          </table:table-cell>
          <table:table-cell table:number-columns-repeated="4"/>
        </table:table-row>
        <table:table-row table:style-name="ro1">
          <table:table-cell office:value-type="float" office:value="577">
            <text:p>577</text:p>
          </table:table-cell>
          <table:table-cell office:value-type="string">
            <text:p>2016.10.14 14:37</text:p>
          </table:table-cell>
          <table:table-cell office:value-type="float" office:value="0.97458">
            <text:p>0.97458</text:p>
          </table:table-cell>
          <table:table-cell office:value-type="float" office:value="0.97549783">
            <text:p>0.97549783</text:p>
          </table:table-cell>
          <table:table-cell table:number-columns-repeated="4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2016.10.14 13:37</text:p>
          </table:table-cell>
          <table:table-cell office:value-type="float" office:value="0.9748">
            <text:p>0.9748</text:p>
          </table:table-cell>
          <table:table-cell office:value-type="float" office:value="0.97534555">
            <text:p>0.97534555</text:p>
          </table:table-cell>
          <table:table-cell table:number-columns-repeated="4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2016.10.14 12:37</text:p>
          </table:table-cell>
          <table:table-cell office:value-type="float" office:value="0.97453">
            <text:p>0.97453</text:p>
          </table:table-cell>
          <table:table-cell office:value-type="float" office:value="0.97510004">
            <text:p>0.97510004</text:p>
          </table:table-cell>
          <table:table-cell table:number-columns-repeated="4"/>
        </table:table-row>
        <table:table-row table:style-name="ro1">
          <table:table-cell office:value-type="float" office:value="580">
            <text:p>580</text:p>
          </table:table-cell>
          <table:table-cell office:value-type="string">
            <text:p>2016.10.14 11:37</text:p>
          </table:table-cell>
          <table:table-cell office:value-type="float" office:value="0.9743">
            <text:p>0.9743</text:p>
          </table:table-cell>
          <table:table-cell office:value-type="float" office:value="0.97488154">
            <text:p>0.97488154</text:p>
          </table:table-cell>
          <table:table-cell table:number-columns-repeated="4"/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2016.10.14 10:37</text:p>
          </table:table-cell>
          <table:table-cell office:value-type="float" office:value="0.97425">
            <text:p>0.97425</text:p>
          </table:table-cell>
          <table:table-cell office:value-type="float" office:value="0.97468074">
            <text:p>0.97468074</text:p>
          </table:table-cell>
          <table:table-cell table:number-columns-repeated="4"/>
        </table:table-row>
        <table:table-row table:style-name="ro1">
          <table:table-cell office:value-type="float" office:value="582">
            <text:p>582</text:p>
          </table:table-cell>
          <table:table-cell office:value-type="string">
            <text:p>2016.10.14 09:37</text:p>
          </table:table-cell>
          <table:table-cell office:value-type="float" office:value="0.97386">
            <text:p>0.97386</text:p>
          </table:table-cell>
          <table:table-cell office:value-type="float" office:value="0.9744634">
            <text:p>0.9744634</text:p>
          </table:table-cell>
          <table:table-cell table:number-columns-repeated="4"/>
        </table:table-row>
        <table:table-row table:style-name="ro1">
          <table:table-cell office:value-type="float" office:value="583">
            <text:p>583</text:p>
          </table:table-cell>
          <table:table-cell office:value-type="string">
            <text:p>2016.10.14 08:37</text:p>
          </table:table-cell>
          <table:table-cell office:value-type="float" office:value="0.97349">
            <text:p>0.97349</text:p>
          </table:table-cell>
          <table:table-cell office:value-type="float" office:value="0.97430108">
            <text:p>0.97430108</text:p>
          </table:table-cell>
          <table:table-cell table:number-columns-repeated="4"/>
        </table:table-row>
        <table:table-row table:style-name="ro1">
          <table:table-cell office:value-type="float" office:value="584">
            <text:p>584</text:p>
          </table:table-cell>
          <table:table-cell office:value-type="string">
            <text:p>2016.10.14 07:37</text:p>
          </table:table-cell>
          <table:table-cell office:value-type="float" office:value="0.97338">
            <text:p>0.97338</text:p>
          </table:table-cell>
          <table:table-cell office:value-type="float" office:value="0.97419911">
            <text:p>0.97419911</text:p>
          </table:table-cell>
          <table:table-cell table:number-columns-repeated="4"/>
        </table:table-row>
        <table:table-row table:style-name="ro1">
          <table:table-cell office:value-type="float" office:value="585">
            <text:p>585</text:p>
          </table:table-cell>
          <table:table-cell office:value-type="string">
            <text:p>2016.10.14 06:37</text:p>
          </table:table-cell>
          <table:table-cell office:value-type="float" office:value="0.97359">
            <text:p>0.97359</text:p>
          </table:table-cell>
          <table:table-cell office:value-type="float" office:value="0.97410129">
            <text:p>0.97410129</text:p>
          </table:table-cell>
          <table:table-cell table:number-columns-repeated="4"/>
        </table:table-row>
        <table:table-row table:style-name="ro1">
          <table:table-cell office:value-type="float" office:value="586">
            <text:p>586</text:p>
          </table:table-cell>
          <table:table-cell office:value-type="string">
            <text:p>2016.10.14 05:37</text:p>
          </table:table-cell>
          <table:table-cell office:value-type="float" office:value="0.97336">
            <text:p>0.97336</text:p>
          </table:table-cell>
          <table:table-cell office:value-type="float" office:value="0.97394192">
            <text:p>0.97394192</text:p>
          </table:table-cell>
          <table:table-cell table:number-columns-repeated="4"/>
        </table:table-row>
        <table:table-row table:style-name="ro1">
          <table:table-cell office:value-type="float" office:value="587">
            <text:p>587</text:p>
          </table:table-cell>
          <table:table-cell office:value-type="string">
            <text:p>2016.10.14 04:37</text:p>
          </table:table-cell>
          <table:table-cell office:value-type="float" office:value="0.97283">
            <text:p>0.97283</text:p>
          </table:table-cell>
          <table:table-cell office:value-type="float" office:value="0.97380932">
            <text:p>0.97380932</text:p>
          </table:table-cell>
          <table:table-cell table:number-columns-repeated="4"/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2016.10.14 03:37</text:p>
          </table:table-cell>
          <table:table-cell office:value-type="float" office:value="0.97297">
            <text:p>0.97297</text:p>
          </table:table-cell>
          <table:table-cell office:value-type="float" office:value="0.97374912">
            <text:p>0.97374912</text:p>
          </table:table-cell>
          <table:table-cell table:number-columns-repeated="4"/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2016.10.14 02:37</text:p>
          </table:table-cell>
          <table:table-cell office:value-type="float" office:value="0.97351">
            <text:p>0.97351</text:p>
          </table:table-cell>
          <table:table-cell office:value-type="float" office:value="0.97378443">
            <text:p>0.97378443</text:p>
          </table:table-cell>
          <table:table-cell table:number-columns-repeated="4"/>
        </table:table-row>
        <table:table-row table:style-name="ro1">
          <table:table-cell office:value-type="float" office:value="590">
            <text:p>590</text:p>
          </table:table-cell>
          <table:table-cell office:value-type="string">
            <text:p>2016.10.14 01:37</text:p>
          </table:table-cell>
          <table:table-cell office:value-type="float" office:value="0.9739">
            <text:p>0.9739</text:p>
          </table:table-cell>
          <table:table-cell office:value-type="float" office:value="0.97358235">
            <text:p>0.97358235</text:p>
          </table:table-cell>
          <table:table-cell table:number-columns-repeated="4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2016.10.14 00:37</text:p>
          </table:table-cell>
          <table:table-cell office:value-type="float" office:value="0.97218">
            <text:p>0.97218</text:p>
          </table:table-cell>
          <table:table-cell office:value-type="float" office:value="0.97320769">
            <text:p>0.97320769</text:p>
          </table:table-cell>
          <table:table-cell table:number-columns-repeated="4"/>
        </table:table-row>
        <table:table-row table:style-name="ro1">
          <table:table-cell office:value-type="float" office:value="592">
            <text:p>592</text:p>
          </table:table-cell>
          <table:table-cell office:value-type="string">
            <text:p>2016.10.13 23:37</text:p>
          </table:table-cell>
          <table:table-cell office:value-type="float" office:value="0.97327">
            <text:p>0.97327</text:p>
          </table:table-cell>
          <table:table-cell office:value-type="float" office:value="0.97321847">
            <text:p>0.97321847</text:p>
          </table:table-cell>
          <table:table-cell table:number-columns-repeated="4"/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2016.10.13 22:37</text:p>
          </table:table-cell>
          <table:table-cell office:value-type="float" office:value="0.97218">
            <text:p>0.97218</text:p>
          </table:table-cell>
          <table:table-cell office:value-type="float" office:value="0.9729788">
            <text:p>0.9729788</text:p>
          </table:table-cell>
          <table:table-cell table:number-columns-repeated="4"/>
        </table:table-row>
        <table:table-row table:style-name="ro1">
          <table:table-cell office:value-type="float" office:value="594">
            <text:p>594</text:p>
          </table:table-cell>
          <table:table-cell office:value-type="string">
            <text:p>2016.10.13 21:37</text:p>
          </table:table-cell>
          <table:table-cell office:value-type="float" office:value="0.97161">
            <text:p>0.97161</text:p>
          </table:table-cell>
          <table:table-cell office:value-type="float" office:value="0.97294961">
            <text:p>0.97294961</text:p>
          </table:table-cell>
          <table:table-cell table:number-columns-repeated="4"/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2016.10.13 20:37</text:p>
          </table:table-cell>
          <table:table-cell office:value-type="float" office:value="0.9705">
            <text:p>0.9705</text:p>
          </table:table-cell>
          <table:table-cell office:value-type="float" office:value="0.9731629">
            <text:p>0.9731629</text:p>
          </table:table-cell>
          <table:table-cell table:number-columns-repeated="4"/>
        </table:table-row>
        <table:table-row table:style-name="ro1">
          <table:table-cell office:value-type="float" office:value="596">
            <text:p>596</text:p>
          </table:table-cell>
          <table:table-cell office:value-type="string">
            <text:p>2016.10.13 19:37</text:p>
          </table:table-cell>
          <table:table-cell office:value-type="float" office:value="0.97116">
            <text:p>0.97116</text:p>
          </table:table-cell>
          <table:table-cell office:value-type="float" office:value="0.97340497">
            <text:p>0.97340497</text:p>
          </table:table-cell>
          <table:table-cell table:number-columns-repeated="4"/>
        </table:table-row>
        <table:table-row table:style-name="ro1">
          <table:table-cell office:value-type="float" office:value="597">
            <text:p>597</text:p>
          </table:table-cell>
          <table:table-cell office:value-type="string">
            <text:p>2016.10.13 18:37</text:p>
          </table:table-cell>
          <table:table-cell office:value-type="float" office:value="0.97183">
            <text:p>0.97183</text:p>
          </table:table-cell>
          <table:table-cell office:value-type="float" office:value="0.97340356">
            <text:p>0.97340356</text:p>
          </table:table-cell>
          <table:table-cell table:number-columns-repeated="4"/>
        </table:table-row>
        <table:table-row table:style-name="ro1">
          <table:table-cell office:value-type="float" office:value="598">
            <text:p>598</text:p>
          </table:table-cell>
          <table:table-cell office:value-type="string">
            <text:p>2016.10.13 17:37</text:p>
          </table:table-cell>
          <table:table-cell office:value-type="float" office:value="0.97262">
            <text:p>0.97262</text:p>
          </table:table-cell>
          <table:table-cell office:value-type="float" office:value="0.97346945">
            <text:p>0.97346945</text:p>
          </table:table-cell>
          <table:table-cell table:number-columns-repeated="4"/>
        </table:table-row>
        <table:table-row table:style-name="ro1">
          <table:table-cell office:value-type="float" office:value="599">
            <text:p>599</text:p>
          </table:table-cell>
          <table:table-cell office:value-type="string">
            <text:p>2016.10.13 16:37</text:p>
          </table:table-cell>
          <table:table-cell office:value-type="float" office:value="0.97218">
            <text:p>0.97218</text:p>
          </table:table-cell>
          <table:table-cell office:value-type="float" office:value="0.97396523">
            <text:p>0.97396523</text:p>
          </table:table-cell>
          <table:table-cell table:number-columns-repeated="4"/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2016.10.13 15:37</text:p>
          </table:table-cell>
          <table:table-cell office:value-type="float" office:value="0.97236">
            <text:p>0.97236</text:p>
          </table:table-cell>
          <table:table-cell office:value-type="float" office:value="0.97437089">
            <text:p>0.97437089</text:p>
          </table:table-cell>
          <table:table-cell table:number-columns-repeated="4"/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2016.10.13 14:37</text:p>
          </table:table-cell>
          <table:table-cell office:value-type="float" office:value="0.97215">
            <text:p>0.97215</text:p>
          </table:table-cell>
          <table:table-cell office:value-type="float" office:value="0.97439375">
            <text:p>0.97439375</text:p>
          </table:table-cell>
          <table:table-cell table:number-columns-repeated="4"/>
        </table:table-row>
        <table:table-row table:style-name="ro1">
          <table:table-cell office:value-type="float" office:value="602">
            <text:p>602</text:p>
          </table:table-cell>
          <table:table-cell office:value-type="string">
            <text:p>2016.10.13 13:37</text:p>
          </table:table-cell>
          <table:table-cell office:value-type="float" office:value="0.97204">
            <text:p>0.97204</text:p>
          </table:table-cell>
          <table:table-cell office:value-type="float" office:value="0.97450048">
            <text:p>0.97450048</text:p>
          </table:table-cell>
          <table:table-cell table:number-columns-repeated="4"/>
        </table:table-row>
        <table:table-row table:style-name="ro1">
          <table:table-cell office:value-type="float" office:value="603">
            <text:p>603</text:p>
          </table:table-cell>
          <table:table-cell office:value-type="string">
            <text:p>2016.10.13 12:37</text:p>
          </table:table-cell>
          <table:table-cell office:value-type="float" office:value="0.97252">
            <text:p>0.97252</text:p>
          </table:table-cell>
          <table:table-cell office:value-type="float" office:value="0.97468965">
            <text:p>0.97468965</text:p>
          </table:table-cell>
          <table:table-cell table:number-columns-repeated="4"/>
        </table:table-row>
        <table:table-row table:style-name="ro1">
          <table:table-cell office:value-type="float" office:value="604">
            <text:p>604</text:p>
          </table:table-cell>
          <table:table-cell office:value-type="string">
            <text:p>2016.10.13 11:37</text:p>
          </table:table-cell>
          <table:table-cell office:value-type="float" office:value="0.97167">
            <text:p>0.97167</text:p>
          </table:table-cell>
          <table:table-cell office:value-type="float" office:value="0.97505264">
            <text:p>0.97505264</text:p>
          </table:table-cell>
          <table:table-cell table:number-columns-repeated="4"/>
        </table:table-row>
        <table:table-row table:style-name="ro1">
          <table:table-cell office:value-type="float" office:value="605">
            <text:p>605</text:p>
          </table:table-cell>
          <table:table-cell office:value-type="string">
            <text:p>2016.10.13 10:37</text:p>
          </table:table-cell>
          <table:table-cell office:value-type="float" office:value="0.97203">
            <text:p>0.97203</text:p>
          </table:table-cell>
          <table:table-cell office:value-type="float" office:value="0.97528102">
            <text:p>0.97528102</text:p>
          </table:table-cell>
          <table:table-cell table:number-columns-repeated="4"/>
        </table:table-row>
        <table:table-row table:style-name="ro1">
          <table:table-cell office:value-type="float" office:value="606">
            <text:p>606</text:p>
          </table:table-cell>
          <table:table-cell office:value-type="string">
            <text:p>2016.10.13 09:37</text:p>
          </table:table-cell>
          <table:table-cell office:value-type="float" office:value="0.97198">
            <text:p>0.97198</text:p>
          </table:table-cell>
          <table:table-cell office:value-type="float" office:value="0.97538065">
            <text:p>0.97538065</text:p>
          </table:table-cell>
          <table:table-cell table:number-columns-repeated="4"/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2016.10.13 08:37</text:p>
          </table:table-cell>
          <table:table-cell office:value-type="float" office:value="0.97177">
            <text:p>0.97177</text:p>
          </table:table-cell>
          <table:table-cell office:value-type="float" office:value="0.97535281">
            <text:p>0.97535281</text:p>
          </table:table-cell>
          <table:table-cell table:number-columns-repeated="4"/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2016.10.13 07:37</text:p>
          </table:table-cell>
          <table:table-cell office:value-type="float" office:value="0.97032">
            <text:p>0.97032</text:p>
          </table:table-cell>
          <table:table-cell office:value-type="float" office:value="0.97526609">
            <text:p>0.97526609</text:p>
          </table:table-cell>
          <table:table-cell table:number-columns-repeated="4"/>
        </table:table-row>
        <table:table-row table:style-name="ro1">
          <table:table-cell office:value-type="float" office:value="609">
            <text:p>609</text:p>
          </table:table-cell>
          <table:table-cell office:value-type="string">
            <text:p>2016.10.13 06:37</text:p>
          </table:table-cell>
          <table:table-cell office:value-type="float" office:value="0.97112">
            <text:p>0.97112</text:p>
          </table:table-cell>
          <table:table-cell office:value-type="float" office:value="0.9752875">
            <text:p>0.9752875</text:p>
          </table:table-cell>
          <table:table-cell table:number-columns-repeated="4"/>
        </table:table-row>
        <table:table-row table:style-name="ro1">
          <table:table-cell office:value-type="float" office:value="610">
            <text:p>610</text:p>
          </table:table-cell>
          <table:table-cell office:value-type="string">
            <text:p>2016.10.13 05:37</text:p>
          </table:table-cell>
          <table:table-cell office:value-type="float" office:value="0.9714">
            <text:p>0.9714</text:p>
          </table:table-cell>
          <table:table-cell office:value-type="float" office:value="0.97514554">
            <text:p>0.97514554</text:p>
          </table:table-cell>
          <table:table-cell table:number-columns-repeated="4"/>
        </table:table-row>
        <table:table-row table:style-name="ro1">
          <table:table-cell office:value-type="float" office:value="611">
            <text:p>611</text:p>
          </table:table-cell>
          <table:table-cell office:value-type="string">
            <text:p>2016.10.13 04:37</text:p>
          </table:table-cell>
          <table:table-cell office:value-type="float" office:value="0.97063">
            <text:p>0.97063</text:p>
          </table:table-cell>
          <table:table-cell office:value-type="float" office:value="0.97496255">
            <text:p>0.97496255</text:p>
          </table:table-cell>
          <table:table-cell table:number-columns-repeated="4"/>
        </table:table-row>
        <table:table-row table:style-name="ro1">
          <table:table-cell office:value-type="float" office:value="612">
            <text:p>612</text:p>
          </table:table-cell>
          <table:table-cell office:value-type="string">
            <text:p>2016.10.13 03:37</text:p>
          </table:table-cell>
          <table:table-cell office:value-type="float" office:value="0.97079">
            <text:p>0.97079</text:p>
          </table:table-cell>
          <table:table-cell office:value-type="float" office:value="0.97482347">
            <text:p>0.97482347</text:p>
          </table:table-cell>
          <table:table-cell table:number-columns-repeated="4"/>
        </table:table-row>
        <table:table-row table:style-name="ro1">
          <table:table-cell office:value-type="float" office:value="613">
            <text:p>613</text:p>
          </table:table-cell>
          <table:table-cell office:value-type="string">
            <text:p>2016.10.13 02:37</text:p>
          </table:table-cell>
          <table:table-cell office:value-type="float" office:value="0.97192">
            <text:p>0.97192</text:p>
          </table:table-cell>
          <table:table-cell office:value-type="float" office:value="0.97463641">
            <text:p>0.97463641</text:p>
          </table:table-cell>
          <table:table-cell table:number-columns-repeated="4"/>
        </table:table-row>
        <table:table-row table:style-name="ro1">
          <table:table-cell office:value-type="float" office:value="614">
            <text:p>614</text:p>
          </table:table-cell>
          <table:table-cell office:value-type="string">
            <text:p>2016.10.13 01:37</text:p>
          </table:table-cell>
          <table:table-cell office:value-type="float" office:value="0.96938">
            <text:p>0.96938</text:p>
          </table:table-cell>
          <table:table-cell office:value-type="float" office:value="0.97424059">
            <text:p>0.97424059</text:p>
          </table:table-cell>
          <table:table-cell table:number-columns-repeated="4"/>
        </table:table-row>
        <table:table-row table:style-name="ro1">
          <table:table-cell office:value-type="float" office:value="615">
            <text:p>615</text:p>
          </table:table-cell>
          <table:table-cell office:value-type="string">
            <text:p>2016.10.13 00:37</text:p>
          </table:table-cell>
          <table:table-cell office:value-type="float" office:value="0.96887">
            <text:p>0.96887</text:p>
          </table:table-cell>
          <table:table-cell office:value-type="float" office:value="0.97412716">
            <text:p>0.97412716</text:p>
          </table:table-cell>
          <table:table-cell table:number-columns-repeated="4"/>
        </table:table-row>
        <table:table-row table:style-name="ro1">
          <table:table-cell office:value-type="float" office:value="616">
            <text:p>616</text:p>
          </table:table-cell>
          <table:table-cell office:value-type="string">
            <text:p>2016.10.12 23:37</text:p>
          </table:table-cell>
          <table:table-cell office:value-type="float" office:value="0.97078">
            <text:p>0.97078</text:p>
          </table:table-cell>
          <table:table-cell office:value-type="float" office:value="0.97404771">
            <text:p>0.97404771</text:p>
          </table:table-cell>
          <table:table-cell table:number-columns-repeated="4"/>
        </table:table-row>
        <table:table-row table:style-name="ro1">
          <table:table-cell office:value-type="float" office:value="617">
            <text:p>617</text:p>
          </table:table-cell>
          <table:table-cell office:value-type="string">
            <text:p>2016.10.12 22:37</text:p>
          </table:table-cell>
          <table:table-cell office:value-type="float" office:value="0.97239">
            <text:p>0.97239</text:p>
          </table:table-cell>
          <table:table-cell office:value-type="float" office:value="0.97374773">
            <text:p>0.97374773</text:p>
          </table:table-cell>
          <table:table-cell table:number-columns-repeated="4"/>
        </table:table-row>
        <table:table-row table:style-name="ro1">
          <table:table-cell office:value-type="float" office:value="618">
            <text:p>618</text:p>
          </table:table-cell>
          <table:table-cell office:value-type="string">
            <text:p>2016.10.12 21:37</text:p>
          </table:table-cell>
          <table:table-cell office:value-type="float" office:value="0.97466">
            <text:p>0.97466</text:p>
          </table:table-cell>
          <table:table-cell office:value-type="float" office:value="0.97311634">
            <text:p>0.97311634</text:p>
          </table:table-cell>
          <table:table-cell table:number-columns-repeated="4"/>
        </table:table-row>
        <table:table-row table:style-name="ro1">
          <table:table-cell office:value-type="float" office:value="619">
            <text:p>619</text:p>
          </table:table-cell>
          <table:table-cell office:value-type="string">
            <text:p>2016.10.12 20:37</text:p>
          </table:table-cell>
          <table:table-cell office:value-type="float" office:value="0.97441">
            <text:p>0.97441</text:p>
          </table:table-cell>
          <table:table-cell office:value-type="float" office:value="0.97199389">
            <text:p>0.97199389</text:p>
          </table:table-cell>
          <table:table-cell table:number-columns-repeated="4"/>
        </table:table-row>
        <table:table-row table:style-name="ro1">
          <table:table-cell office:value-type="float" office:value="620">
            <text:p>620</text:p>
          </table:table-cell>
          <table:table-cell office:value-type="string">
            <text:p>2016.10.12 19:37</text:p>
          </table:table-cell>
          <table:table-cell office:value-type="float" office:value="0.97257">
            <text:p>0.97257</text:p>
          </table:table-cell>
          <table:table-cell office:value-type="float" office:value="0.9708968">
            <text:p>0.9708968</text:p>
          </table:table-cell>
          <table:table-cell table:number-columns-repeated="4"/>
        </table:table-row>
        <table:table-row table:style-name="ro1">
          <table:table-cell office:value-type="float" office:value="621">
            <text:p>621</text:p>
          </table:table-cell>
          <table:table-cell office:value-type="string">
            <text:p>2016.10.12 18:37</text:p>
          </table:table-cell>
          <table:table-cell office:value-type="float" office:value="0.9687">
            <text:p>0.9687</text:p>
          </table:table-cell>
          <table:table-cell office:value-type="float" office:value="0.97002534">
            <text:p>0.97002534</text:p>
          </table:table-cell>
          <table:table-cell table:number-columns-repeated="4"/>
        </table:table-row>
        <table:table-row table:style-name="ro1">
          <table:table-cell office:value-type="float" office:value="622">
            <text:p>622</text:p>
          </table:table-cell>
          <table:table-cell office:value-type="string">
            <text:p>2016.10.12 17:37</text:p>
          </table:table-cell>
          <table:table-cell office:value-type="float" office:value="0.96773">
            <text:p>0.96773</text:p>
          </table:table-cell>
          <table:table-cell office:value-type="float" office:value="0.97036276">
            <text:p>0.97036276</text:p>
          </table:table-cell>
          <table:table-cell table:number-columns-repeated="4"/>
        </table:table-row>
        <table:table-row table:style-name="ro1">
          <table:table-cell office:value-type="float" office:value="623">
            <text:p>623</text:p>
          </table:table-cell>
          <table:table-cell office:value-type="string">
            <text:p>2016.10.12 16:37</text:p>
          </table:table-cell>
          <table:table-cell office:value-type="float" office:value="0.9658">
            <text:p>0.9658</text:p>
          </table:table-cell>
          <table:table-cell office:value-type="float" office:value="0.9709522">
            <text:p>0.9709522</text:p>
          </table:table-cell>
          <table:table-cell table:number-columns-repeated="4"/>
        </table:table-row>
        <table:table-row table:style-name="ro1">
          <table:table-cell office:value-type="float" office:value="624">
            <text:p>624</text:p>
          </table:table-cell>
          <table:table-cell office:value-type="string">
            <text:p>2016.10.12 15:37</text:p>
          </table:table-cell>
          <table:table-cell office:value-type="float" office:value="0.966">
            <text:p>0.966</text:p>
          </table:table-cell>
          <table:table-cell office:value-type="float" office:value="0.97161737">
            <text:p>0.97161737</text:p>
          </table:table-cell>
          <table:table-cell table:number-columns-repeated="4"/>
        </table:table-row>
        <table:table-row table:style-name="ro1">
          <table:table-cell office:value-type="float" office:value="625">
            <text:p>625</text:p>
          </table:table-cell>
          <table:table-cell office:value-type="string">
            <text:p>2016.10.12 14:37</text:p>
          </table:table-cell>
          <table:table-cell office:value-type="float" office:value="0.9658">
            <text:p>0.9658</text:p>
          </table:table-cell>
          <table:table-cell office:value-type="float" office:value="0.97206931">
            <text:p>0.97206931</text:p>
          </table:table-cell>
          <table:table-cell table:number-columns-repeated="4"/>
        </table:table-row>
        <table:table-row table:style-name="ro1">
          <table:table-cell office:value-type="float" office:value="626">
            <text:p>626</text:p>
          </table:table-cell>
          <table:table-cell office:value-type="string">
            <text:p>2016.10.12 13:37</text:p>
          </table:table-cell>
          <table:table-cell office:value-type="float" office:value="0.96609">
            <text:p>0.96609</text:p>
          </table:table-cell>
          <table:table-cell office:value-type="float" office:value="0.97259146">
            <text:p>0.97259146</text:p>
          </table:table-cell>
          <table:table-cell table:number-columns-repeated="4"/>
        </table:table-row>
        <table:table-row table:style-name="ro1">
          <table:table-cell office:value-type="float" office:value="627">
            <text:p>627</text:p>
          </table:table-cell>
          <table:table-cell office:value-type="string">
            <text:p>2016.10.12 12:37</text:p>
          </table:table-cell>
          <table:table-cell office:value-type="float" office:value="0.96621">
            <text:p>0.96621</text:p>
          </table:table-cell>
          <table:table-cell office:value-type="float" office:value="0.97295638">
            <text:p>0.97295638</text:p>
          </table:table-cell>
          <table:table-cell table:number-columns-repeated="4"/>
        </table:table-row>
        <table:table-row table:style-name="ro1">
          <table:table-cell office:value-type="float" office:value="628">
            <text:p>628</text:p>
          </table:table-cell>
          <table:table-cell office:value-type="string">
            <text:p>2016.10.12 11:37</text:p>
          </table:table-cell>
          <table:table-cell office:value-type="float" office:value="0.96594">
            <text:p>0.96594</text:p>
          </table:table-cell>
          <table:table-cell office:value-type="float" office:value="0.97317832">
            <text:p>0.97317832</text:p>
          </table:table-cell>
          <table:table-cell table:number-columns-repeated="4"/>
        </table:table-row>
        <table:table-row table:style-name="ro1">
          <table:table-cell office:value-type="float" office:value="629">
            <text:p>629</text:p>
          </table:table-cell>
          <table:table-cell office:value-type="string">
            <text:p>2016.10.12 10:37</text:p>
          </table:table-cell>
          <table:table-cell office:value-type="float" office:value="0.96679">
            <text:p>0.96679</text:p>
          </table:table-cell>
          <table:table-cell office:value-type="float" office:value="0.97327944">
            <text:p>0.97327944</text:p>
          </table:table-cell>
          <table:table-cell table:number-columns-repeated="4"/>
        </table:table-row>
        <table:table-row table:style-name="ro1">
          <table:table-cell office:value-type="float" office:value="630">
            <text:p>630</text:p>
          </table:table-cell>
          <table:table-cell office:value-type="string">
            <text:p>2016.10.12 09:37</text:p>
          </table:table-cell>
          <table:table-cell office:value-type="float" office:value="0.96613">
            <text:p>0.96613</text:p>
          </table:table-cell>
          <table:table-cell office:value-type="float" office:value="0.97344613">
            <text:p>0.97344613</text:p>
          </table:table-cell>
          <table:table-cell table:number-columns-repeated="4"/>
        </table:table-row>
        <table:table-row table:style-name="ro1">
          <table:table-cell office:value-type="float" office:value="631">
            <text:p>631</text:p>
          </table:table-cell>
          <table:table-cell office:value-type="string">
            <text:p>2016.10.12 08:37</text:p>
          </table:table-cell>
          <table:table-cell office:value-type="float" office:value="0.96621">
            <text:p>0.96621</text:p>
          </table:table-cell>
          <table:table-cell office:value-type="float" office:value="0.97354745">
            <text:p>0.97354745</text:p>
          </table:table-cell>
          <table:table-cell table:number-columns-repeated="4"/>
        </table:table-row>
        <table:table-row table:style-name="ro1">
          <table:table-cell office:value-type="float" office:value="632">
            <text:p>632</text:p>
          </table:table-cell>
          <table:table-cell office:value-type="string">
            <text:p>2016.10.12 07:37</text:p>
          </table:table-cell>
          <table:table-cell office:value-type="float" office:value="0.96607">
            <text:p>0.96607</text:p>
          </table:table-cell>
          <table:table-cell office:value-type="float" office:value="0.97355157">
            <text:p>0.97355157</text:p>
          </table:table-cell>
          <table:table-cell table:number-columns-repeated="4"/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2016.10.12 06:37</text:p>
          </table:table-cell>
          <table:table-cell office:value-type="float" office:value="0.96613">
            <text:p>0.96613</text:p>
          </table:table-cell>
          <table:table-cell office:value-type="float" office:value="0.9735078">
            <text:p>0.9735078</text:p>
          </table:table-cell>
          <table:table-cell table:number-columns-repeated="4"/>
        </table:table-row>
        <table:table-row table:style-name="ro1">
          <table:table-cell office:value-type="float" office:value="634">
            <text:p>634</text:p>
          </table:table-cell>
          <table:table-cell office:value-type="string">
            <text:p>2016.10.12 05:37</text:p>
          </table:table-cell>
          <table:table-cell office:value-type="float" office:value="0.9668">
            <text:p>0.9668</text:p>
          </table:table-cell>
          <table:table-cell office:value-type="float" office:value="0.9734549">
            <text:p>0.9734549</text:p>
          </table:table-cell>
          <table:table-cell table:number-columns-repeated="4"/>
        </table:table-row>
        <table:table-row table:style-name="ro1">
          <table:table-cell office:value-type="float" office:value="635">
            <text:p>635</text:p>
          </table:table-cell>
          <table:table-cell office:value-type="string">
            <text:p>2016.10.12 04:37</text:p>
          </table:table-cell>
          <table:table-cell office:value-type="float" office:value="0.9662">
            <text:p>0.9662</text:p>
          </table:table-cell>
          <table:table-cell office:value-type="float" office:value="0.97342869">
            <text:p>0.97342869</text:p>
          </table:table-cell>
          <table:table-cell table:number-columns-repeated="4"/>
        </table:table-row>
        <table:table-row table:style-name="ro1">
          <table:table-cell office:value-type="float" office:value="636">
            <text:p>636</text:p>
          </table:table-cell>
          <table:table-cell office:value-type="string">
            <text:p>2016.10.12 03:37</text:p>
          </table:table-cell>
          <table:table-cell office:value-type="float" office:value="0.96551">
            <text:p>0.96551</text:p>
          </table:table-cell>
          <table:table-cell office:value-type="float" office:value="0.97315642">
            <text:p>0.97315642</text:p>
          </table:table-cell>
          <table:table-cell table:number-columns-repeated="4"/>
        </table:table-row>
        <table:table-row table:style-name="ro1">
          <table:table-cell office:value-type="float" office:value="637">
            <text:p>637</text:p>
          </table:table-cell>
          <table:table-cell office:value-type="string">
            <text:p>2016.10.12 02:37</text:p>
          </table:table-cell>
          <table:table-cell office:value-type="float" office:value="0.96745">
            <text:p>0.96745</text:p>
          </table:table-cell>
          <table:table-cell office:value-type="float" office:value="0.97240267">
            <text:p>0.97240267</text:p>
          </table:table-cell>
          <table:table-cell table:number-columns-repeated="4"/>
        </table:table-row>
        <table:table-row table:style-name="ro1">
          <table:table-cell office:value-type="float" office:value="638">
            <text:p>638</text:p>
          </table:table-cell>
          <table:table-cell office:value-type="string">
            <text:p>2016.10.12 01:37</text:p>
          </table:table-cell>
          <table:table-cell office:value-type="float" office:value="0.97001">
            <text:p>0.97001</text:p>
          </table:table-cell>
          <table:table-cell office:value-type="float" office:value="0.97183731">
            <text:p>0.97183731</text:p>
          </table:table-cell>
          <table:table-cell table:number-columns-repeated="4"/>
        </table:table-row>
        <table:table-row table:style-name="ro1">
          <table:table-cell office:value-type="float" office:value="639">
            <text:p>639</text:p>
          </table:table-cell>
          <table:table-cell office:value-type="string">
            <text:p>2016.10.12 00:37</text:p>
          </table:table-cell>
          <table:table-cell office:value-type="float" office:value="0.97082">
            <text:p>0.97082</text:p>
          </table:table-cell>
          <table:table-cell office:value-type="float" office:value="0.97184576">
            <text:p>0.97184576</text:p>
          </table:table-cell>
          <table:table-cell table:number-columns-repeated="4"/>
        </table:table-row>
        <table:table-row table:style-name="ro1">
          <table:table-cell office:value-type="float" office:value="640">
            <text:p>640</text:p>
          </table:table-cell>
          <table:table-cell office:value-type="string">
            <text:p>2016.10.11 23:37</text:p>
          </table:table-cell>
          <table:table-cell office:value-type="float" office:value="0.9695">
            <text:p>0.9695</text:p>
          </table:table-cell>
          <table:table-cell office:value-type="float" office:value="0.97195228">
            <text:p>0.97195228</text:p>
          </table:table-cell>
          <table:table-cell table:number-columns-repeated="4"/>
        </table:table-row>
        <table:table-row table:style-name="ro1">
          <table:table-cell office:value-type="float" office:value="641">
            <text:p>641</text:p>
          </table:table-cell>
          <table:table-cell office:value-type="string">
            <text:p>2016.10.11 22:37</text:p>
          </table:table-cell>
          <table:table-cell office:value-type="float" office:value="0.97033">
            <text:p>0.97033</text:p>
          </table:table-cell>
          <table:table-cell office:value-type="float" office:value="0.97213072">
            <text:p>0.97213072</text:p>
          </table:table-cell>
          <table:table-cell table:number-columns-repeated="4"/>
        </table:table-row>
        <table:table-row table:style-name="ro1">
          <table:table-cell office:value-type="float" office:value="642">
            <text:p>642</text:p>
          </table:table-cell>
          <table:table-cell office:value-type="string">
            <text:p>2016.10.11 21:37</text:p>
          </table:table-cell>
          <table:table-cell office:value-type="float" office:value="0.97105">
            <text:p>0.97105</text:p>
          </table:table-cell>
          <table:table-cell office:value-type="float" office:value="0.97247101">
            <text:p>0.97247101</text:p>
          </table:table-cell>
          <table:table-cell table:number-columns-repeated="4"/>
        </table:table-row>
        <table:table-row table:style-name="ro1">
          <table:table-cell office:value-type="float" office:value="643">
            <text:p>643</text:p>
          </table:table-cell>
          <table:table-cell office:value-type="string">
            <text:p>2016.10.11 20:37</text:p>
          </table:table-cell>
          <table:table-cell office:value-type="float" office:value="0.97154">
            <text:p>0.97154</text:p>
          </table:table-cell>
          <table:table-cell office:value-type="float" office:value="0.97246962">
            <text:p>0.97246962</text:p>
          </table:table-cell>
          <table:table-cell table:number-columns-repeated="4"/>
        </table:table-row>
        <table:table-row table:style-name="ro1">
          <table:table-cell office:value-type="float" office:value="644">
            <text:p>644</text:p>
          </table:table-cell>
          <table:table-cell office:value-type="string">
            <text:p>2016.10.11 19:37</text:p>
          </table:table-cell>
          <table:table-cell office:value-type="float" office:value="0.971">
            <text:p>0.971</text:p>
          </table:table-cell>
          <table:table-cell office:value-type="float" office:value="0.97248061">
            <text:p>0.97248061</text:p>
          </table:table-cell>
          <table:table-cell table:number-columns-repeated="4"/>
        </table:table-row>
        <table:table-row table:style-name="ro1">
          <table:table-cell office:value-type="float" office:value="645">
            <text:p>645</text:p>
          </table:table-cell>
          <table:table-cell office:value-type="string">
            <text:p>2016.10.11 18:37</text:p>
          </table:table-cell>
          <table:table-cell office:value-type="float" office:value="0.97173">
            <text:p>0.97173</text:p>
          </table:table-cell>
          <table:table-cell office:value-type="float" office:value="0.97247756">
            <text:p>0.97247756</text:p>
          </table:table-cell>
          <table:table-cell table:number-columns-repeated="4"/>
        </table:table-row>
        <table:table-row table:style-name="ro1">
          <table:table-cell office:value-type="float" office:value="646">
            <text:p>646</text:p>
          </table:table-cell>
          <table:table-cell office:value-type="string">
            <text:p>2016.10.11 17:37</text:p>
          </table:table-cell>
          <table:table-cell office:value-type="float" office:value="0.97126">
            <text:p>0.97126</text:p>
          </table:table-cell>
          <table:table-cell office:value-type="float" office:value="0.97242767">
            <text:p>0.97242767</text:p>
          </table:table-cell>
          <table:table-cell table:number-columns-repeated="4"/>
        </table:table-row>
        <table:table-row table:style-name="ro1">
          <table:table-cell office:value-type="float" office:value="647">
            <text:p>647</text:p>
          </table:table-cell>
          <table:table-cell office:value-type="string">
            <text:p>2016.10.11 16:37</text:p>
          </table:table-cell>
          <table:table-cell office:value-type="float" office:value="0.97067">
            <text:p>0.97067</text:p>
          </table:table-cell>
          <table:table-cell office:value-type="float" office:value="0.97242611">
            <text:p>0.97242611</text:p>
          </table:table-cell>
          <table:table-cell table:number-columns-repeated="4"/>
        </table:table-row>
        <table:table-row table:style-name="ro1">
          <table:table-cell office:value-type="float" office:value="648">
            <text:p>648</text:p>
          </table:table-cell>
          <table:table-cell office:value-type="string">
            <text:p>2016.10.11 15:37</text:p>
          </table:table-cell>
          <table:table-cell office:value-type="float" office:value="0.97019">
            <text:p>0.97019</text:p>
          </table:table-cell>
          <table:table-cell office:value-type="float" office:value="0.97245165">
            <text:p>0.97245165</text:p>
          </table:table-cell>
          <table:table-cell table:number-columns-repeated="4"/>
        </table:table-row>
        <table:table-row table:style-name="ro1">
          <table:table-cell office:value-type="float" office:value="649">
            <text:p>649</text:p>
          </table:table-cell>
          <table:table-cell office:value-type="string">
            <text:p>2016.10.11 14:37</text:p>
          </table:table-cell>
          <table:table-cell office:value-type="float" office:value="0.97064">
            <text:p>0.97064</text:p>
          </table:table-cell>
          <table:table-cell office:value-type="float" office:value="0.97263385">
            <text:p>0.97263385</text:p>
          </table:table-cell>
          <table:table-cell table:number-columns-repeated="4"/>
        </table:table-row>
        <table:table-row table:style-name="ro1">
          <table:table-cell office:value-type="float" office:value="650">
            <text:p>650</text:p>
          </table:table-cell>
          <table:table-cell office:value-type="string">
            <text:p>2016.10.11 13:37</text:p>
          </table:table-cell>
          <table:table-cell office:value-type="float" office:value="0.97078">
            <text:p>0.97078</text:p>
          </table:table-cell>
          <table:table-cell office:value-type="float" office:value="0.97278232">
            <text:p>0.97278232</text:p>
          </table:table-cell>
          <table:table-cell table:number-columns-repeated="4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2016.10.11 12:37</text:p>
          </table:table-cell>
          <table:table-cell office:value-type="float" office:value="0.9703">
            <text:p>0.9703</text:p>
          </table:table-cell>
          <table:table-cell office:value-type="float" office:value="0.9727985">
            <text:p>0.9727985</text:p>
          </table:table-cell>
          <table:table-cell table:number-columns-repeated="4"/>
        </table:table-row>
        <table:table-row table:style-name="ro1">
          <table:table-cell office:value-type="float" office:value="652">
            <text:p>652</text:p>
          </table:table-cell>
          <table:table-cell office:value-type="string">
            <text:p>2016.10.11 11:37</text:p>
          </table:table-cell>
          <table:table-cell office:value-type="float" office:value="0.97055">
            <text:p>0.97055</text:p>
          </table:table-cell>
          <table:table-cell office:value-type="float" office:value="0.97277427">
            <text:p>0.97277427</text:p>
          </table:table-cell>
          <table:table-cell table:number-columns-repeated="4"/>
        </table:table-row>
        <table:table-row table:style-name="ro1">
          <table:table-cell office:value-type="float" office:value="653">
            <text:p>653</text:p>
          </table:table-cell>
          <table:table-cell office:value-type="string">
            <text:p>2016.10.11 10:37</text:p>
          </table:table-cell>
          <table:table-cell office:value-type="float" office:value="0.9711">
            <text:p>0.9711</text:p>
          </table:table-cell>
          <table:table-cell office:value-type="float" office:value="0.97275669">
            <text:p>0.97275669</text:p>
          </table:table-cell>
          <table:table-cell table:number-columns-repeated="4"/>
        </table:table-row>
        <table:table-row table:style-name="ro1">
          <table:table-cell office:value-type="float" office:value="654">
            <text:p>654</text:p>
          </table:table-cell>
          <table:table-cell office:value-type="string">
            <text:p>2016.10.11 09:37</text:p>
          </table:table-cell>
          <table:table-cell office:value-type="float" office:value="0.97123">
            <text:p>0.97123</text:p>
          </table:table-cell>
          <table:table-cell office:value-type="float" office:value="0.97278839">
            <text:p>0.97278839</text:p>
          </table:table-cell>
          <table:table-cell table:number-columns-repeated="4"/>
        </table:table-row>
        <table:table-row table:style-name="ro1">
          <table:table-cell office:value-type="float" office:value="655">
            <text:p>655</text:p>
          </table:table-cell>
          <table:table-cell office:value-type="string">
            <text:p>2016.10.11 08:37</text:p>
          </table:table-cell>
          <table:table-cell office:value-type="float" office:value="0.97089">
            <text:p>0.97089</text:p>
          </table:table-cell>
          <table:table-cell office:value-type="float" office:value="0.9727966">
            <text:p>0.9727966</text:p>
          </table:table-cell>
          <table:table-cell table:number-columns-repeated="4"/>
        </table:table-row>
        <table:table-row table:style-name="ro1">
          <table:table-cell office:value-type="float" office:value="656">
            <text:p>656</text:p>
          </table:table-cell>
          <table:table-cell office:value-type="string">
            <text:p>2016.10.11 07:37</text:p>
          </table:table-cell>
          <table:table-cell office:value-type="float" office:value="0.97124">
            <text:p>0.97124</text:p>
          </table:table-cell>
          <table:table-cell office:value-type="float" office:value="0.97279559">
            <text:p>0.97279559</text:p>
          </table:table-cell>
          <table:table-cell table:number-columns-repeated="4"/>
        </table:table-row>
        <table:table-row table:style-name="ro1">
          <table:table-cell office:value-type="float" office:value="657">
            <text:p>657</text:p>
          </table:table-cell>
          <table:table-cell office:value-type="string">
            <text:p>2016.10.11 06:37</text:p>
          </table:table-cell>
          <table:table-cell office:value-type="float" office:value="0.97096">
            <text:p>0.97096</text:p>
          </table:table-cell>
          <table:table-cell office:value-type="float" office:value="0.9728162">
            <text:p>0.9728162</text:p>
          </table:table-cell>
          <table:table-cell table:number-columns-repeated="4"/>
        </table:table-row>
        <table:table-row table:style-name="ro1">
          <table:table-cell office:value-type="float" office:value="658">
            <text:p>658</text:p>
          </table:table-cell>
          <table:table-cell office:value-type="string">
            <text:p>2016.10.11 05:37</text:p>
          </table:table-cell>
          <table:table-cell office:value-type="float" office:value="0.97119">
            <text:p>0.97119</text:p>
          </table:table-cell>
          <table:table-cell office:value-type="float" office:value="0.97282523">
            <text:p>0.97282523</text:p>
          </table:table-cell>
          <table:table-cell table:number-columns-repeated="4"/>
        </table:table-row>
        <table:table-row table:style-name="ro1">
          <table:table-cell office:value-type="float" office:value="659">
            <text:p>659</text:p>
          </table:table-cell>
          <table:table-cell office:value-type="string">
            <text:p>2016.10.11 04:37</text:p>
          </table:table-cell>
          <table:table-cell office:value-type="float" office:value="0.97168">
            <text:p>0.97168</text:p>
          </table:table-cell>
          <table:table-cell office:value-type="float" office:value="0.97283809">
            <text:p>0.97283809</text:p>
          </table:table-cell>
          <table:table-cell table:number-columns-repeated="4"/>
        </table:table-row>
        <table:table-row table:style-name="ro1">
          <table:table-cell office:value-type="float" office:value="660">
            <text:p>660</text:p>
          </table:table-cell>
          <table:table-cell office:value-type="string">
            <text:p>2016.10.11 03:37</text:p>
          </table:table-cell>
          <table:table-cell office:value-type="float" office:value="0.97253">
            <text:p>0.97253</text:p>
          </table:table-cell>
          <table:table-cell office:value-type="float" office:value="0.97280929">
            <text:p>0.97280929</text:p>
          </table:table-cell>
          <table:table-cell table:number-columns-repeated="4"/>
        </table:table-row>
        <table:table-row table:style-name="ro1">
          <table:table-cell office:value-type="float" office:value="661">
            <text:p>661</text:p>
          </table:table-cell>
          <table:table-cell office:value-type="string">
            <text:p>2016.10.11 02:37</text:p>
          </table:table-cell>
          <table:table-cell office:value-type="float" office:value="0.97288">
            <text:p>0.97288</text:p>
          </table:table-cell>
          <table:table-cell office:value-type="float" office:value="0.97265338">
            <text:p>0.97265338</text:p>
          </table:table-cell>
          <table:table-cell table:number-columns-repeated="4"/>
        </table:table-row>
        <table:table-row table:style-name="ro1">
          <table:table-cell office:value-type="float" office:value="662">
            <text:p>662</text:p>
          </table:table-cell>
          <table:table-cell office:value-type="string">
            <text:p>2016.10.11 01:37</text:p>
          </table:table-cell>
          <table:table-cell office:value-type="float" office:value="0.971">
            <text:p>0.971</text:p>
          </table:table-cell>
          <table:table-cell office:value-type="float" office:value="0.97235619">
            <text:p>0.97235619</text:p>
          </table:table-cell>
          <table:table-cell table:number-columns-repeated="4"/>
        </table:table-row>
        <table:table-row table:style-name="ro1">
          <table:table-cell office:value-type="float" office:value="663">
            <text:p>663</text:p>
          </table:table-cell>
          <table:table-cell office:value-type="string">
            <text:p>2016.10.11 00:37</text:p>
          </table:table-cell>
          <table:table-cell office:value-type="float" office:value="0.96995">
            <text:p>0.96995</text:p>
          </table:table-cell>
          <table:table-cell office:value-type="float" office:value="0.9723528">
            <text:p>0.9723528</text:p>
          </table:table-cell>
          <table:table-cell table:number-columns-repeated="4"/>
        </table:table-row>
        <table:table-row table:style-name="ro1">
          <table:table-cell office:value-type="float" office:value="664">
            <text:p>664</text:p>
          </table:table-cell>
          <table:table-cell office:value-type="string">
            <text:p>2016.10.10 23:37</text:p>
          </table:table-cell>
          <table:table-cell office:value-type="float" office:value="0.9709">
            <text:p>0.9709</text:p>
          </table:table-cell>
          <table:table-cell office:value-type="float" office:value="0.97229066">
            <text:p>0.97229066</text:p>
          </table:table-cell>
          <table:table-cell table:number-columns-repeated="4"/>
        </table:table-row>
        <table:table-row table:style-name="ro1">
          <table:table-cell office:value-type="float" office:value="665">
            <text:p>665</text:p>
          </table:table-cell>
          <table:table-cell office:value-type="string">
            <text:p>2016.10.10 22:37</text:p>
          </table:table-cell>
          <table:table-cell office:value-type="float" office:value="0.97129">
            <text:p>0.97129</text:p>
          </table:table-cell>
          <table:table-cell office:value-type="float" office:value="0.97237885">
            <text:p>0.97237885</text:p>
          </table:table-cell>
          <table:table-cell table:number-columns-repeated="4"/>
        </table:table-row>
        <table:table-row table:style-name="ro1">
          <table:table-cell office:value-type="float" office:value="666">
            <text:p>666</text:p>
          </table:table-cell>
          <table:table-cell office:value-type="string">
            <text:p>2016.10.10 21:37</text:p>
          </table:table-cell>
          <table:table-cell office:value-type="float" office:value="0.97124">
            <text:p>0.97124</text:p>
          </table:table-cell>
          <table:table-cell office:value-type="float" office:value="0.9724619">
            <text:p>0.9724619</text:p>
          </table:table-cell>
          <table:table-cell table:number-columns-repeated="4"/>
        </table:table-row>
        <table:table-row table:style-name="ro1">
          <table:table-cell office:value-type="float" office:value="667">
            <text:p>667</text:p>
          </table:table-cell>
          <table:table-cell office:value-type="string">
            <text:p>2016.10.10 20:37</text:p>
          </table:table-cell>
          <table:table-cell office:value-type="float" office:value="0.97133">
            <text:p>0.97133</text:p>
          </table:table-cell>
          <table:table-cell office:value-type="float" office:value="0.97248345">
            <text:p>0.97248345</text:p>
          </table:table-cell>
          <table:table-cell table:number-columns-repeated="4"/>
        </table:table-row>
        <table:table-row table:style-name="ro1">
          <table:table-cell office:value-type="float" office:value="668">
            <text:p>668</text:p>
          </table:table-cell>
          <table:table-cell office:value-type="string">
            <text:p>2016.10.10 19:37</text:p>
          </table:table-cell>
          <table:table-cell office:value-type="float" office:value="0.97251">
            <text:p>0.97251</text:p>
          </table:table-cell>
          <table:table-cell office:value-type="float" office:value="0.97248605">
            <text:p>0.97248605</text:p>
          </table:table-cell>
          <table:table-cell table:number-columns-repeated="4"/>
        </table:table-row>
        <table:table-row table:style-name="ro1">
          <table:table-cell office:value-type="float" office:value="669">
            <text:p>669</text:p>
          </table:table-cell>
          <table:table-cell office:value-type="string">
            <text:p>2016.10.10 18:37</text:p>
          </table:table-cell>
          <table:table-cell office:value-type="float" office:value="0.97238">
            <text:p>0.97238</text:p>
          </table:table-cell>
          <table:table-cell office:value-type="float" office:value="0.97237661">
            <text:p>0.97237661</text:p>
          </table:table-cell>
          <table:table-cell table:number-columns-repeated="4"/>
        </table:table-row>
        <table:table-row table:style-name="ro1">
          <table:table-cell office:value-type="float" office:value="670">
            <text:p>670</text:p>
          </table:table-cell>
          <table:table-cell office:value-type="string">
            <text:p>2016.10.10 17:37</text:p>
          </table:table-cell>
          <table:table-cell office:value-type="float" office:value="0.97146">
            <text:p>0.97146</text:p>
          </table:table-cell>
          <table:table-cell office:value-type="float" office:value="0.97253471">
            <text:p>0.97253471</text:p>
          </table:table-cell>
          <table:table-cell table:number-columns-repeated="4"/>
        </table:table-row>
        <table:table-row table:style-name="ro1">
          <table:table-cell office:value-type="float" office:value="671">
            <text:p>671</text:p>
          </table:table-cell>
          <table:table-cell office:value-type="string">
            <text:p>2016.10.10 16:37</text:p>
          </table:table-cell>
          <table:table-cell office:value-type="float" office:value="0.97138">
            <text:p>0.97138</text:p>
          </table:table-cell>
          <table:table-cell office:value-type="float" office:value="0.97258846">
            <text:p>0.97258846</text:p>
          </table:table-cell>
          <table:table-cell table:number-columns-repeated="4"/>
        </table:table-row>
        <table:table-row table:style-name="ro1">
          <table:table-cell office:value-type="float" office:value="672">
            <text:p>672</text:p>
          </table:table-cell>
          <table:table-cell office:value-type="string">
            <text:p>2016.10.10 15:37</text:p>
          </table:table-cell>
          <table:table-cell office:value-type="float" office:value="0.9712">
            <text:p>0.9712</text:p>
          </table:table-cell>
          <table:table-cell office:value-type="float" office:value="0.97250486">
            <text:p>0.97250486</text:p>
          </table:table-cell>
          <table:table-cell table:number-columns-repeated="4"/>
        </table:table-row>
        <table:table-row table:style-name="ro1">
          <table:table-cell office:value-type="float" office:value="673">
            <text:p>673</text:p>
          </table:table-cell>
          <table:table-cell office:value-type="string">
            <text:p>2016.10.10 14:37</text:p>
          </table:table-cell>
          <table:table-cell office:value-type="float" office:value="0.97175">
            <text:p>0.97175</text:p>
          </table:table-cell>
          <table:table-cell office:value-type="float" office:value="0.97269882">
            <text:p>0.97269882</text:p>
          </table:table-cell>
          <table:table-cell table:number-columns-repeated="4"/>
        </table:table-row>
        <table:table-row table:style-name="ro1">
          <table:table-cell office:value-type="float" office:value="674">
            <text:p>674</text:p>
          </table:table-cell>
          <table:table-cell office:value-type="string">
            <text:p>2016.10.10 13:37</text:p>
          </table:table-cell>
          <table:table-cell office:value-type="float" office:value="0.97147">
            <text:p>0.97147</text:p>
          </table:table-cell>
          <table:table-cell office:value-type="float" office:value="0.97253021">
            <text:p>0.97253021</text:p>
          </table:table-cell>
          <table:table-cell table:number-columns-repeated="4"/>
        </table:table-row>
        <table:table-row table:style-name="ro1">
          <table:table-cell office:value-type="float" office:value="675">
            <text:p>675</text:p>
          </table:table-cell>
          <table:table-cell office:value-type="string">
            <text:p>2016.10.10 12:37</text:p>
          </table:table-cell>
          <table:table-cell office:value-type="float" office:value="0.97092">
            <text:p>0.97092</text:p>
          </table:table-cell>
          <table:table-cell office:value-type="float" office:value="0.97238414">
            <text:p>0.97238414</text:p>
          </table:table-cell>
          <table:table-cell table:number-columns-repeated="4"/>
        </table:table-row>
        <table:table-row table:style-name="ro1">
          <table:table-cell office:value-type="float" office:value="676">
            <text:p>676</text:p>
          </table:table-cell>
          <table:table-cell office:value-type="string">
            <text:p>2016.10.10 11:37</text:p>
          </table:table-cell>
          <table:table-cell office:value-type="float" office:value="0.97056">
            <text:p>0.97056</text:p>
          </table:table-cell>
          <table:table-cell office:value-type="float" office:value="0.97230435">
            <text:p>0.97230435</text:p>
          </table:table-cell>
          <table:table-cell table:number-columns-repeated="4"/>
        </table:table-row>
        <table:table-row table:style-name="ro1">
          <table:table-cell office:value-type="float" office:value="677">
            <text:p>677</text:p>
          </table:table-cell>
          <table:table-cell office:value-type="string">
            <text:p>2016.10.10 10:37</text:p>
          </table:table-cell>
          <table:table-cell office:value-type="float" office:value="0.9707">
            <text:p>0.9707</text:p>
          </table:table-cell>
          <table:table-cell office:value-type="float" office:value="0.97225838">
            <text:p>0.97225838</text:p>
          </table:table-cell>
          <table:table-cell table:number-columns-repeated="4"/>
        </table:table-row>
        <table:table-row table:style-name="ro1">
          <table:table-cell office:value-type="float" office:value="678">
            <text:p>678</text:p>
          </table:table-cell>
          <table:table-cell office:value-type="string">
            <text:p>2016.10.10 09:37</text:p>
          </table:table-cell>
          <table:table-cell office:value-type="float" office:value="0.97059">
            <text:p>0.97059</text:p>
          </table:table-cell>
          <table:table-cell office:value-type="float" office:value="0.97219183">
            <text:p>0.97219183</text:p>
          </table:table-cell>
          <table:table-cell table:number-columns-repeated="4"/>
        </table:table-row>
        <table:table-row table:style-name="ro1">
          <table:table-cell office:value-type="float" office:value="679">
            <text:p>679</text:p>
          </table:table-cell>
          <table:table-cell office:value-type="string">
            <text:p>2016.10.10 08:37</text:p>
          </table:table-cell>
          <table:table-cell office:value-type="float" office:value="0.97079">
            <text:p>0.97079</text:p>
          </table:table-cell>
          <table:table-cell office:value-type="float" office:value="0.97213969">
            <text:p>0.97213969</text:p>
          </table:table-cell>
          <table:table-cell table:number-columns-repeated="4"/>
        </table:table-row>
        <table:table-row table:style-name="ro1">
          <table:table-cell office:value-type="float" office:value="680">
            <text:p>680</text:p>
          </table:table-cell>
          <table:table-cell office:value-type="string">
            <text:p>2016.10.10 07:37</text:p>
          </table:table-cell>
          <table:table-cell office:value-type="float" office:value="0.97036">
            <text:p>0.97036</text:p>
          </table:table-cell>
          <table:table-cell office:value-type="float" office:value="0.97205995">
            <text:p>0.97205995</text:p>
          </table:table-cell>
          <table:table-cell table:number-columns-repeated="4"/>
        </table:table-row>
        <table:table-row table:style-name="ro1">
          <table:table-cell office:value-type="float" office:value="681">
            <text:p>681</text:p>
          </table:table-cell>
          <table:table-cell office:value-type="string">
            <text:p>2016.10.10 06:37</text:p>
          </table:table-cell>
          <table:table-cell office:value-type="float" office:value="0.97038">
            <text:p>0.97038</text:p>
          </table:table-cell>
          <table:table-cell office:value-type="float" office:value="0.97201635">
            <text:p>0.97201635</text:p>
          </table:table-cell>
          <table:table-cell table:number-columns-repeated="4"/>
        </table:table-row>
        <table:table-row table:style-name="ro1">
          <table:table-cell office:value-type="float" office:value="682">
            <text:p>682</text:p>
          </table:table-cell>
          <table:table-cell office:value-type="string">
            <text:p>2016.10.10 05:37</text:p>
          </table:table-cell>
          <table:table-cell office:value-type="float" office:value="0.97074">
            <text:p>0.97074</text:p>
          </table:table-cell>
          <table:table-cell office:value-type="float" office:value="0.97196424">
            <text:p>0.97196424</text:p>
          </table:table-cell>
          <table:table-cell table:number-columns-repeated="4"/>
        </table:table-row>
        <table:table-row table:style-name="ro1">
          <table:table-cell office:value-type="float" office:value="683">
            <text:p>683</text:p>
          </table:table-cell>
          <table:table-cell office:value-type="string">
            <text:p>2016.10.10 04:37</text:p>
          </table:table-cell>
          <table:table-cell office:value-type="float" office:value="0.97089">
            <text:p>0.97089</text:p>
          </table:table-cell>
          <table:table-cell office:value-type="float" office:value="0.97185694">
            <text:p>0.97185694</text:p>
          </table:table-cell>
          <table:table-cell table:number-columns-repeated="4"/>
        </table:table-row>
        <table:table-row table:style-name="ro1">
          <table:table-cell office:value-type="float" office:value="684">
            <text:p>684</text:p>
          </table:table-cell>
          <table:table-cell office:value-type="string">
            <text:p>2016.10.10 03:37</text:p>
          </table:table-cell>
          <table:table-cell office:value-type="float" office:value="0.97189">
            <text:p>0.97189</text:p>
          </table:table-cell>
          <table:table-cell office:value-type="float" office:value="0.97171301">
            <text:p>0.97171301</text:p>
          </table:table-cell>
          <table:table-cell table:number-columns-repeated="4"/>
        </table:table-row>
        <table:table-row table:style-name="ro1">
          <table:table-cell office:value-type="float" office:value="685">
            <text:p>685</text:p>
          </table:table-cell>
          <table:table-cell office:value-type="string">
            <text:p>2016.10.10 02:37</text:p>
          </table:table-cell>
          <table:table-cell office:value-type="float" office:value="0.97198">
            <text:p>0.97198</text:p>
          </table:table-cell>
          <table:table-cell office:value-type="float" office:value="0.97130575">
            <text:p>0.97130575</text:p>
          </table:table-cell>
          <table:table-cell table:number-columns-repeated="4"/>
        </table:table-row>
        <table:table-row table:style-name="ro1">
          <table:table-cell office:value-type="float" office:value="686">
            <text:p>686</text:p>
          </table:table-cell>
          <table:table-cell office:value-type="string">
            <text:p>2016.10.10 01:37</text:p>
          </table:table-cell>
          <table:table-cell office:value-type="float" office:value="0.97025">
            <text:p>0.97025</text:p>
          </table:table-cell>
          <table:table-cell office:value-type="float" office:value="0.97076798">
            <text:p>0.97076798</text:p>
          </table:table-cell>
          <table:table-cell table:number-columns-repeated="4"/>
        </table:table-row>
        <table:table-row table:style-name="ro1">
          <table:table-cell office:value-type="float" office:value="687">
            <text:p>687</text:p>
          </table:table-cell>
          <table:table-cell office:value-type="string">
            <text:p>2016.10.10 00:37</text:p>
          </table:table-cell>
          <table:table-cell office:value-type="float" office:value="0.97027">
            <text:p>0.97027</text:p>
          </table:table-cell>
          <table:table-cell office:value-type="float" office:value="0.97064306">
            <text:p>0.97064306</text:p>
          </table:table-cell>
          <table:table-cell table:number-columns-repeated="4"/>
        </table:table-row>
        <table:table-row table:style-name="ro1">
          <table:table-cell office:value-type="float" office:value="688">
            <text:p>688</text:p>
          </table:table-cell>
          <table:table-cell office:value-type="string">
            <text:p>2016.10.09 23:37</text:p>
          </table:table-cell>
          <table:table-cell office:value-type="float" office:value="0.96937">
            <text:p>0.96937</text:p>
          </table:table-cell>
          <table:table-cell office:value-type="float" office:value="0.97049733">
            <text:p>0.97049733</text:p>
          </table:table-cell>
          <table:table-cell table:number-columns-repeated="4"/>
        </table:table-row>
        <table:table-row table:style-name="ro1">
          <table:table-cell office:value-type="float" office:value="689">
            <text:p>689</text:p>
          </table:table-cell>
          <table:table-cell office:value-type="string">
            <text:p>2016.10.09 22:37</text:p>
          </table:table-cell>
          <table:table-cell office:value-type="float" office:value="0.96796">
            <text:p>0.96796</text:p>
          </table:table-cell>
          <table:table-cell office:value-type="float" office:value="0.97070811">
            <text:p>0.97070811</text:p>
          </table:table-cell>
          <table:table-cell table:number-columns-repeated="4"/>
        </table:table-row>
        <table:table-row table:style-name="ro1">
          <table:table-cell office:value-type="float" office:value="690">
            <text:p>690</text:p>
          </table:table-cell>
          <table:table-cell office:value-type="string">
            <text:p>2016.10.09 21:37</text:p>
          </table:table-cell>
          <table:table-cell office:value-type="float" office:value="0.96859">
            <text:p>0.96859</text:p>
          </table:table-cell>
          <table:table-cell office:value-type="float" office:value="0.97080053">
            <text:p>0.97080053</text:p>
          </table:table-cell>
          <table:table-cell table:number-columns-repeated="4"/>
        </table:table-row>
        <table:table-row table:style-name="ro1">
          <table:table-cell office:value-type="float" office:value="691">
            <text:p>691</text:p>
          </table:table-cell>
          <table:table-cell office:value-type="string">
            <text:p>2016.10.09 20:37</text:p>
          </table:table-cell>
          <table:table-cell office:value-type="float" office:value="0.96981">
            <text:p>0.96981</text:p>
          </table:table-cell>
          <table:table-cell office:value-type="float" office:value="0.97080043">
            <text:p>0.97080043</text:p>
          </table:table-cell>
          <table:table-cell table:number-columns-repeated="4"/>
        </table:table-row>
        <table:table-row table:style-name="ro1">
          <table:table-cell office:value-type="float" office:value="692">
            <text:p>692</text:p>
          </table:table-cell>
          <table:table-cell office:value-type="string">
            <text:p>2016.10.09 19:37</text:p>
          </table:table-cell>
          <table:table-cell office:value-type="float" office:value="0.96745">
            <text:p>0.96745</text:p>
          </table:table-cell>
          <table:table-cell office:value-type="float" office:value="0.97071095">
            <text:p>0.97071095</text:p>
          </table:table-cell>
          <table:table-cell table:number-columns-repeated="4"/>
        </table:table-row>
        <table:table-row table:style-name="ro1">
          <table:table-cell office:value-type="float" office:value="693">
            <text:p>693</text:p>
          </table:table-cell>
          <table:table-cell office:value-type="string">
            <text:p>2016.10.09 18:37</text:p>
          </table:table-cell>
          <table:table-cell office:value-type="float" office:value="0.97019">
            <text:p>0.97019</text:p>
          </table:table-cell>
          <table:table-cell office:value-type="float" office:value="0.97065728">
            <text:p>0.97065728</text:p>
          </table:table-cell>
          <table:table-cell table:number-columns-repeated="4"/>
        </table:table-row>
        <table:table-row table:style-name="ro1">
          <table:table-cell office:value-type="float" office:value="694">
            <text:p>694</text:p>
          </table:table-cell>
          <table:table-cell office:value-type="string">
            <text:p>2016.10.09 17:37</text:p>
          </table:table-cell>
          <table:table-cell office:value-type="float" office:value="0.96979">
            <text:p>0.96979</text:p>
          </table:table-cell>
          <table:table-cell office:value-type="float" office:value="0.97051868">
            <text:p>0.97051868</text:p>
          </table:table-cell>
          <table:table-cell table:number-columns-repeated="4"/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2016.10.09 16:37</text:p>
          </table:table-cell>
          <table:table-cell office:value-type="float" office:value="0.96967">
            <text:p>0.96967</text:p>
          </table:table-cell>
          <table:table-cell office:value-type="float" office:value="0.97041723">
            <text:p>0.97041723</text:p>
          </table:table-cell>
          <table:table-cell table:number-columns-repeated="4"/>
        </table:table-row>
        <table:table-row table:style-name="ro1">
          <table:table-cell office:value-type="float" office:value="696">
            <text:p>696</text:p>
          </table:table-cell>
          <table:table-cell office:value-type="string">
            <text:p>2016.10.09 15:37</text:p>
          </table:table-cell>
          <table:table-cell office:value-type="float" office:value="0.96971">
            <text:p>0.96971</text:p>
          </table:table-cell>
          <table:table-cell office:value-type="float" office:value="0.97031573">
            <text:p>0.97031573</text:p>
          </table:table-cell>
          <table:table-cell table:number-columns-repeated="4"/>
        </table:table-row>
        <table:table-row table:style-name="ro1">
          <table:table-cell office:value-type="float" office:value="697">
            <text:p>697</text:p>
          </table:table-cell>
          <table:table-cell office:value-type="string">
            <text:p>2016.10.09 14:37</text:p>
          </table:table-cell>
          <table:table-cell office:value-type="float" office:value="0.96953">
            <text:p>0.96953</text:p>
          </table:table-cell>
          <table:table-cell office:value-type="float" office:value="0.97029709">
            <text:p>0.97029709</text:p>
          </table:table-cell>
          <table:table-cell table:number-columns-repeated="4"/>
        </table:table-row>
        <table:table-row table:style-name="ro1">
          <table:table-cell office:value-type="float" office:value="698">
            <text:p>698</text:p>
          </table:table-cell>
          <table:table-cell office:value-type="string">
            <text:p>2016.10.09 13:37</text:p>
          </table:table-cell>
          <table:table-cell office:value-type="float" office:value="0.96986">
            <text:p>0.96986</text:p>
          </table:table-cell>
          <table:table-cell office:value-type="float" office:value="0.97053951">
            <text:p>0.97053951</text:p>
          </table:table-cell>
          <table:table-cell table:number-columns-repeated="4"/>
        </table:table-row>
        <table:table-row table:style-name="ro1">
          <table:table-cell office:value-type="float" office:value="699">
            <text:p>699</text:p>
          </table:table-cell>
          <table:table-cell office:value-type="string">
            <text:p>2016.10.09 12:37</text:p>
          </table:table-cell>
          <table:table-cell office:value-type="float" office:value="0.96984">
            <text:p>0.96984</text:p>
          </table:table-cell>
          <table:table-cell office:value-type="float" office:value="0.97057437">
            <text:p>0.97057437</text:p>
          </table:table-cell>
          <table:table-cell table:number-columns-repeated="4"/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2016.10.09 11:37</text:p>
          </table:table-cell>
          <table:table-cell office:value-type="float" office:value="0.9691">
            <text:p>0.9691</text:p>
          </table:table-cell>
          <table:table-cell office:value-type="float" office:value="0.97063341">
            <text:p>0.97063341</text:p>
          </table:table-cell>
          <table:table-cell table:number-columns-repeated="4"/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2016.10.09 10:37</text:p>
          </table:table-cell>
          <table:table-cell office:value-type="float" office:value="0.96904">
            <text:p>0.96904</text:p>
          </table:table-cell>
          <table:table-cell office:value-type="float" office:value="0.97072387">
            <text:p>0.97072387</text:p>
          </table:table-cell>
          <table:table-cell table:number-columns-repeated="4"/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2016.10.09 09:37</text:p>
          </table:table-cell>
          <table:table-cell office:value-type="float" office:value="0.96915">
            <text:p>0.96915</text:p>
          </table:table-cell>
          <table:table-cell office:value-type="float" office:value="0.97084481">
            <text:p>0.97084481</text:p>
          </table:table-cell>
          <table:table-cell table:number-columns-repeated="4"/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2016.10.09 08:37</text:p>
          </table:table-cell>
          <table:table-cell office:value-type="float" office:value="0.96903">
            <text:p>0.96903</text:p>
          </table:table-cell>
          <table:table-cell office:value-type="float" office:value="0.97092641">
            <text:p>0.97092641</text:p>
          </table:table-cell>
          <table:table-cell table:number-columns-repeated="4"/>
        </table:table-row>
        <table:table-row table:style-name="ro1">
          <table:table-cell office:value-type="float" office:value="704">
            <text:p>704</text:p>
          </table:table-cell>
          <table:table-cell office:value-type="string">
            <text:p>2016.10.09 07:37</text:p>
          </table:table-cell>
          <table:table-cell office:value-type="float" office:value="0.96888">
            <text:p>0.96888</text:p>
          </table:table-cell>
          <table:table-cell office:value-type="float" office:value="0.97097318">
            <text:p>0.97097318</text:p>
          </table:table-cell>
          <table:table-cell table:number-columns-repeated="4"/>
        </table:table-row>
        <table:table-row table:style-name="ro1">
          <table:table-cell office:value-type="float" office:value="705">
            <text:p>705</text:p>
          </table:table-cell>
          <table:table-cell office:value-type="string">
            <text:p>2016.10.09 06:37</text:p>
          </table:table-cell>
          <table:table-cell office:value-type="float" office:value="0.96858">
            <text:p>0.96858</text:p>
          </table:table-cell>
          <table:table-cell office:value-type="float" office:value="0.97100081">
            <text:p>0.97100081</text:p>
          </table:table-cell>
          <table:table-cell table:number-columns-repeated="4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2016.10.09 05:37</text:p>
          </table:table-cell>
          <table:table-cell office:value-type="float" office:value="0.96888">
            <text:p>0.96888</text:p>
          </table:table-cell>
          <table:table-cell office:value-type="float" office:value="0.97105688">
            <text:p>0.97105688</text:p>
          </table:table-cell>
          <table:table-cell table:number-columns-repeated="4"/>
        </table:table-row>
        <table:table-row table:style-name="ro1">
          <table:table-cell office:value-type="float" office:value="707">
            <text:p>707</text:p>
          </table:table-cell>
          <table:table-cell office:value-type="string">
            <text:p>2016.10.09 04:37</text:p>
          </table:table-cell>
          <table:table-cell office:value-type="float" office:value="0.96883">
            <text:p>0.96883</text:p>
          </table:table-cell>
          <table:table-cell office:value-type="float" office:value="0.97119148">
            <text:p>0.97119148</text:p>
          </table:table-cell>
          <table:table-cell table:number-columns-repeated="4"/>
        </table:table-row>
        <table:table-row table:style-name="ro1">
          <table:table-cell office:value-type="float" office:value="708">
            <text:p>708</text:p>
          </table:table-cell>
          <table:table-cell office:value-type="string">
            <text:p>2016.10.09 03:37</text:p>
          </table:table-cell>
          <table:table-cell office:value-type="float" office:value="0.96683">
            <text:p>0.96683</text:p>
          </table:table-cell>
          <table:table-cell office:value-type="float" office:value="0.97125585">
            <text:p>0.97125585</text:p>
          </table:table-cell>
          <table:table-cell table:number-columns-repeated="4"/>
        </table:table-row>
        <table:table-row table:style-name="ro1">
          <table:table-cell office:value-type="float" office:value="709">
            <text:p>709</text:p>
          </table:table-cell>
          <table:table-cell office:value-type="string">
            <text:p>2016.10.09 02:37</text:p>
          </table:table-cell>
          <table:table-cell office:value-type="float" office:value="0.96717">
            <text:p>0.96717</text:p>
          </table:table-cell>
          <table:table-cell office:value-type="float" office:value="0.97115579">
            <text:p>0.97115579</text:p>
          </table:table-cell>
          <table:table-cell table:number-columns-repeated="4"/>
        </table:table-row>
        <table:table-row table:style-name="ro1">
          <table:table-cell office:value-type="float" office:value="710">
            <text:p>710</text:p>
          </table:table-cell>
          <table:table-cell office:value-type="string">
            <text:p>2016.10.09 01:37</text:p>
          </table:table-cell>
          <table:table-cell office:value-type="float" office:value="0.96856">
            <text:p>0.96856</text:p>
          </table:table-cell>
          <table:table-cell office:value-type="float" office:value="0.97102691">
            <text:p>0.97102691</text:p>
          </table:table-cell>
          <table:table-cell table:number-columns-repeated="4"/>
        </table:table-row>
        <table:table-row table:style-name="ro1">
          <table:table-cell office:value-type="float" office:value="711">
            <text:p>711</text:p>
          </table:table-cell>
          <table:table-cell office:value-type="string">
            <text:p>2016.10.09 00:37</text:p>
          </table:table-cell>
          <table:table-cell office:value-type="float" office:value="0.9682">
            <text:p>0.9682</text:p>
          </table:table-cell>
          <table:table-cell office:value-type="float" office:value="0.97102275">
            <text:p>0.97102275</text:p>
          </table:table-cell>
          <table:table-cell table:number-columns-repeated="4"/>
        </table:table-row>
        <table:table-row table:style-name="ro1">
          <table:table-cell office:value-type="float" office:value="712">
            <text:p>712</text:p>
          </table:table-cell>
          <table:table-cell office:value-type="string">
            <text:p>2016.10.08 23:37</text:p>
          </table:table-cell>
          <table:table-cell office:value-type="float" office:value="0.96811">
            <text:p>0.96811</text:p>
          </table:table-cell>
          <table:table-cell office:value-type="float" office:value="0.97102975">
            <text:p>0.97102975</text:p>
          </table:table-cell>
          <table:table-cell table:number-columns-repeated="4"/>
        </table:table-row>
        <table:table-row table:style-name="ro1">
          <table:table-cell office:value-type="float" office:value="713">
            <text:p>713</text:p>
          </table:table-cell>
          <table:table-cell office:value-type="string">
            <text:p>2016.10.08 22:37</text:p>
          </table:table-cell>
          <table:table-cell office:value-type="float" office:value="0.96766">
            <text:p>0.96766</text:p>
          </table:table-cell>
          <table:table-cell office:value-type="float" office:value="0.97104424">
            <text:p>0.97104424</text:p>
          </table:table-cell>
          <table:table-cell table:number-columns-repeated="4"/>
        </table:table-row>
        <table:table-row table:style-name="ro1">
          <table:table-cell office:value-type="float" office:value="714">
            <text:p>714</text:p>
          </table:table-cell>
          <table:table-cell office:value-type="string">
            <text:p>2016.10.08 21:37</text:p>
          </table:table-cell>
          <table:table-cell office:value-type="float" office:value="0.96892">
            <text:p>0.96892</text:p>
          </table:table-cell>
          <table:table-cell office:value-type="float" office:value="0.97102394">
            <text:p>0.97102394</text:p>
          </table:table-cell>
          <table:table-cell table:number-columns-repeated="4"/>
        </table:table-row>
        <table:table-row table:style-name="ro1">
          <table:table-cell office:value-type="float" office:value="715">
            <text:p>715</text:p>
          </table:table-cell>
          <table:table-cell office:value-type="string">
            <text:p>2016.10.08 20:37</text:p>
          </table:table-cell>
          <table:table-cell office:value-type="float" office:value="0.96794">
            <text:p>0.96794</text:p>
          </table:table-cell>
          <table:table-cell office:value-type="float" office:value="0.97137654">
            <text:p>0.97137654</text:p>
          </table:table-cell>
          <table:table-cell table:number-columns-repeated="4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2016.10.08 19:37</text:p>
          </table:table-cell>
          <table:table-cell office:value-type="float" office:value="0.9696">
            <text:p>0.9696</text:p>
          </table:table-cell>
          <table:table-cell office:value-type="float" office:value="0.97135949">
            <text:p>0.97135949</text:p>
          </table:table-cell>
          <table:table-cell table:number-columns-repeated="4"/>
        </table:table-row>
        <table:table-row table:style-name="ro1">
          <table:table-cell office:value-type="float" office:value="717">
            <text:p>717</text:p>
          </table:table-cell>
          <table:table-cell office:value-type="string">
            <text:p>2016.10.08 18:37</text:p>
          </table:table-cell>
          <table:table-cell office:value-type="float" office:value="0.97067">
            <text:p>0.97067</text:p>
          </table:table-cell>
          <table:table-cell office:value-type="float" office:value="0.97140908">
            <text:p>0.97140908</text:p>
          </table:table-cell>
          <table:table-cell table:number-columns-repeated="4"/>
        </table:table-row>
        <table:table-row table:style-name="ro1">
          <table:table-cell office:value-type="float" office:value="718">
            <text:p>718</text:p>
          </table:table-cell>
          <table:table-cell office:value-type="string">
            <text:p>2016.10.08 17:37</text:p>
          </table:table-cell>
          <table:table-cell office:value-type="float" office:value="0.97005">
            <text:p>0.97005</text:p>
          </table:table-cell>
          <table:table-cell office:value-type="float" office:value="0.97134949">
            <text:p>0.97134949</text:p>
          </table:table-cell>
          <table:table-cell table:number-columns-repeated="4"/>
        </table:table-row>
        <table:table-row table:style-name="ro1">
          <table:table-cell office:value-type="float" office:value="719">
            <text:p>719</text:p>
          </table:table-cell>
          <table:table-cell office:value-type="string">
            <text:p>2016.10.08 16:37</text:p>
          </table:table-cell>
          <table:table-cell office:value-type="float" office:value="0.97016">
            <text:p>0.97016</text:p>
          </table:table-cell>
          <table:table-cell office:value-type="float" office:value="0.97135587">
            <text:p>0.97135587</text:p>
          </table:table-cell>
          <table:table-cell table:number-columns-repeated="4"/>
        </table:table-row>
        <table:table-row table:style-name="ro1">
          <table:table-cell office:value-type="float" office:value="720">
            <text:p>720</text:p>
          </table:table-cell>
          <table:table-cell office:value-type="string">
            <text:p>2016.10.08 15:37</text:p>
          </table:table-cell>
          <table:table-cell office:value-type="float" office:value="0.96984">
            <text:p>0.96984</text:p>
          </table:table-cell>
          <table:table-cell office:value-type="float" office:value="0.97137377">
            <text:p>0.97137377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2016/11/07</text:date>, <text:time>15:2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7T15:29:29.95</dc:date>
    <dc:creator>岩淵 謙</dc:creator>
    <meta:document-statistic meta:table-count="1" meta:cell-count="2886" meta:object-count="0"/>
    <meta:generator>OpenOffice/4.1.3$Win32 OpenOffice.org_project/413m1$Build-9783</meta:generator>
  </office:meta>
</office:document-meta>
</file>